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2362in"/>
    </style:style>
    <style:style style:name="co3" style:family="table-column">
      <style:table-column-properties fo:break-before="auto" style:column-width="2.9902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nograma</text:p>
          </table:table-cell>
          <table:table-cell table:style-name="ce1" office:value-type="string" calcext:value-type="string">
            <text:p>Componentes / Etimología útil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ción</text:p>
          </table:table-cell>
          <table:table-cell table:style-name="ce3" office:value-type="string" calcext:value-type="string">
            <text:p>Ejemplo (中文)</text:p>
          </table:table-cell>
          <table:table-cell table:style-name="ce1" office:value-type="string" calcext:value-type="string">
            <text:p>Pinyin del Ejemplo</text:p>
          </table:table-cell>
          <table:table-cell table:style-name="ce1" office:value-type="string" calcext:value-type="string">
            <text:p>Traducción del Ejemplo</text:p>
          </table:table-cell>
          <table:table-cell table:style-name="ce1" office:value-type="string" calcext:value-type="string">
            <text:p>Ejemplo Adicional</text:p>
          </table:table-cell>
          <table:table-cell table:style-name="ce1" office:value-type="string" calcext:value-type="string">
            <text:p>Pinyin Ejemplo Adicional</text:p>
          </table:table-cell>
          <table:table-cell table:style-name="ce1" office:value-type="string" calcext:value-type="string">
            <text:p>Traducción Ejemplo Adicional</text:p>
          </table:table-cell>
          <table:table-cell table:formula="of:=COM.MICROSOFT.CONCAT([.A1];&quot;|&quot;;[.C1];&quot;|&quot;;[.D1];&quot;|&quot;;&quot;HSK1 Vocabulary&quot;;&quot;|&quot;;&quot;literal translation&quot;;&quot;|&quot;;&quot;explanation&quot;)" office:value-type="string" office:string-value="Sinograma|Pinyin|Traducción|HSK1 Vocabulary|literal translation|explanation" calcext:value-type="string">
            <text:p>Sinograma|Pinyin|Traducción|HSK1 Vocabulary|literal translation|explanation</text:p>
          </table:table-cell>
          <table:table-cell/>
        </table:table-row>
        <table:table-row table:style-name="ro2">
          <table:table-cell office:value-type="string" calcext:value-type="string">
            <text:p>爱</text:p>
          </table:table-cell>
          <table:table-cell office:value-type="string" calcext:value-type="string">
            <text:p>爫 (garra) + 冖 (cubrir) + 友 (amigo)</text:p>
          </table:table-cell>
          <table:table-cell office:value-type="string" calcext:value-type="string">
            <text:p>ài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我爱妈妈。</text:p>
          </table:table-cell>
          <table:table-cell office:value-type="string" calcext:value-type="string">
            <text:p>Wǒ ài māma.</text:p>
          </table:table-cell>
          <table:table-cell office:value-type="string" calcext:value-type="string">
            <text:p>Amo a mi mamá.</text:p>
          </table:table-cell>
          <table:table-cell office:value-type="string" calcext:value-type="string">
            <text:p>我爱你。</text:p>
          </table:table-cell>
          <table:table-cell office:value-type="string" calcext:value-type="string">
            <text:p>Wǒ ài nǐ.</text:p>
          </table:table-cell>
          <table:table-cell office:value-type="string" calcext:value-type="string">
            <text:p>Te amo.</text:p>
          </table:table-cell>
          <table:table-cell table:formula="of:=COM.MICROSOFT.CONCAT([.A2];&quot;|&quot;;[.C2];&quot;|&quot;;[.D2];&quot;|&quot;;&quot;HSK1 Vocabulary&quot;;&quot;|&quot;;[.E2];&quot; - &quot;;[.F2];&quot; - &quot;;[.G2];&quot;|&quot;;[.H2];&quot; - &quot;;[.I2]; &quot; - &quot;; [.J2])" office:value-type="string" office:string-value="爱|ài|amar|HSK1 Vocabulary|我爱妈妈。 - Wǒ ài māma. - Amo a mi mamá.|我爱你。 - Wǒ ài nǐ. - Te amo." calcext:value-type="string">
            <text:p>爱|ài|amar|HSK1 Vocabulary|我爱妈妈。 - Wǒ ài māma. - Amo a mi mamá.|我爱你。 - Wǒ ài nǐ. - Te amo.</text:p>
          </table:table-cell>
          <table:table-cell table:formula="of:=COM.MICROSOFT.CONCAT([.A2];&quot;, &quot;;[.E2];[.H2])" office:value-type="string" office:string-value="爱, 我爱妈妈。我爱你。" calcext:value-type="string">
            <text:p>爱, 我爱妈妈。我爱你。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(Símbolo de división)</text:p>
          </table:table-cell>
          <table:table-cell office:value-type="string" calcext:value-type="string">
            <text:p>bā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我有八本书。</text:p>
          </table:table-cell>
          <table:table-cell office:value-type="string" calcext:value-type="string">
            <text:p>Wǒ yǒu bā běn shū.</text:p>
          </table:table-cell>
          <table:table-cell office:value-type="string" calcext:value-type="string">
            <text:p>Tengo ocho libros.</text:p>
          </table:table-cell>
          <table:table-cell office:value-type="string" calcext:value-type="string">
            <text:p>现在八点。</text:p>
          </table:table-cell>
          <table:table-cell office:value-type="string" calcext:value-type="string">
            <text:p>Xiànzài bā diǎn.</text:p>
          </table:table-cell>
          <table:table-cell office:value-type="string" calcext:value-type="string">
            <text:p>Ahora son las ocho.</text:p>
          </table:table-cell>
          <table:table-cell table:formula="of:=COM.MICROSOFT.CONCAT([.A3];&quot;|&quot;;[.C3];&quot;|&quot;;[.D3];&quot;|&quot;;&quot;HSK1 Vocabulary&quot;;&quot;|&quot;;[.E3];&quot; - &quot;;[.F3];&quot; - &quot;;[.G3];&quot;|&quot;;[.H3];&quot; - &quot;;[.I3]; &quot; - &quot;; [.J3])" office:value-type="string" office:string-value="八|bā|ocho|HSK1 Vocabulary|我有八本书。 - Wǒ yǒu bā běn shū. - Tengo ocho libros.|现在八点。 - Xiànzài bā diǎn. - Ahora son las ocho." calcext:value-type="string">
            <text:p>八|bā|ocho|HSK1 Vocabulary|我有八本书。 - Wǒ yǒu bā běn shū. - Tengo ocho libros.|现在八点。 - Xiànzài bā diǎn. - Ahora son las ocho.</text:p>
          </table:table-cell>
          <table:table-cell table:formula="of:=COM.MICROSOFT.CONCAT([.A3];&quot;, &quot;;[.E3];[.H3])" office:value-type="string" office:string-value="八, 我有八本书。现在八点。" calcext:value-type="string">
            <text:p>八, 我有八本书。现在八点。</text:p>
          </table:table-cell>
        </table:table-row>
        <table:table-row table:style-name="ro3">
          <table:table-cell office:value-type="string" calcext:value-type="string">
            <text:p>爸爸</text:p>
          </table:table-cell>
          <table:table-cell office:value-type="string" calcext:value-type="string">
            <text:p>父 (padre) + 巴 (sonido)</text:p>
          </table:table-cell>
          <table:table-cell office:value-type="string" calcext:value-type="string">
            <text:p>bàba</text:p>
          </table:table-cell>
          <table:table-cell office:value-type="string" calcext:value-type="string">
            <text:p>papá</text:p>
          </table:table-cell>
          <table:table-cell office:value-type="string" calcext:value-type="string">
            <text:p>我爸爸是医生。</text:p>
          </table:table-cell>
          <table:table-cell office:value-type="string" calcext:value-type="string">
            <text:p>Wǒ bàba shì yīshēng.</text:p>
          </table:table-cell>
          <table:table-cell office:value-type="string" calcext:value-type="string">
            <text:p>Mi papá es doctor.</text:p>
          </table:table-cell>
          <table:table-cell office:value-type="string" calcext:value-type="string">
            <text:p>爸爸，你好！</text:p>
          </table:table-cell>
          <table:table-cell office:value-type="string" calcext:value-type="string">
            <text:p>Bàba, nǐ hǎo!</text:p>
          </table:table-cell>
          <table:table-cell office:value-type="string" calcext:value-type="string">
            <text:p>¡Hola, papá!</text:p>
          </table:table-cell>
          <table:table-cell table:formula="of:=COM.MICROSOFT.CONCAT([.A4];&quot;|&quot;;[.C4];&quot;|&quot;;[.D4];&quot;|&quot;;&quot;HSK1 Vocabulary&quot;;&quot;|&quot;;[.E4];&quot; - &quot;;[.F4];&quot; - &quot;;[.G4];&quot;|&quot;;[.H4];&quot; - &quot;;[.I4]; &quot; - &quot;; [.J4])" office:value-type="string" office:string-value="爸爸|bàba|papá|HSK1 Vocabulary|我爸爸是医生。 - Wǒ bàba shì yīshēng. - Mi papá es doctor.|爸爸，你好！ - Bàba, nǐ hǎo! - ¡Hola, papá!" calcext:value-type="string">
            <text:p>爸爸|bàba|papá|HSK1 Vocabulary|我爸爸是医生。 - Wǒ bàba shì yīshēng. - Mi papá es doctor.|爸爸，你好！ - Bàba, nǐ hǎo! - ¡Hola, papá!</text:p>
          </table:table-cell>
          <table:table-cell table:formula="of:=COM.MICROSOFT.CONCAT([.A4];&quot;, &quot;;[.E4];[.H4])" office:value-type="string" office:string-value="爸爸, 我爸爸是医生。爸爸，你好！" calcext:value-type="string">
            <text:p>爸爸, 我爸爸是医生。爸爸，你好！</text:p>
          </table:table-cell>
        </table:table-row>
        <table:table-row table:style-name="ro3">
          <table:table-cell office:value-type="string" calcext:value-type="string">
            <text:p>杯子</text:p>
          </table:table-cell>
          <table:table-cell office:value-type="string" calcext:value-type="string">
            <text:p>木 (madera) + 不 (no)</text:p>
          </table:table-cell>
          <table:table-cell office:value-type="string" calcext:value-type="string">
            <text:p>bēizi</text:p>
          </table:table-cell>
          <table:table-cell office:value-type="string" calcext:value-type="string">
            <text:p>taza, vaso</text:p>
          </table:table-cell>
          <table:table-cell office:value-type="string" calcext:value-type="string">
            <text:p>这是一个杯子。</text:p>
          </table:table-cell>
          <table:table-cell office:value-type="string" calcext:value-type="string">
            <text:p>Zhè shì yí gè bēizi.</text:p>
          </table:table-cell>
          <table:table-cell office:value-type="string" calcext:value-type="string">
            <text:p>Esto es una taza.</text:p>
          </table:table-cell>
          <table:table-cell office:value-type="string" calcext:value-type="string">
            <text:p>我的杯子。</text:p>
          </table:table-cell>
          <table:table-cell office:value-type="string" calcext:value-type="string">
            <text:p>Wǒ de bēizi.</text:p>
          </table:table-cell>
          <table:table-cell office:value-type="string" calcext:value-type="string">
            <text:p>Mi taza.</text:p>
          </table:table-cell>
          <table:table-cell table:formula="of:=COM.MICROSOFT.CONCAT([.A5];&quot;|&quot;;[.C5];&quot;|&quot;;[.D5];&quot;|&quot;;&quot;HSK1 Vocabulary&quot;;&quot;|&quot;;[.E5];&quot; - &quot;;[.F5];&quot; - &quot;;[.G5];&quot;|&quot;;[.H5];&quot; - &quot;;[.I5]; &quot; - &quot;; [.J5])" office:value-type="string" office:string-value="杯子|bēizi|taza, vaso|HSK1 Vocabulary|这是一个杯子。 - Zhè shì yí gè bēizi. - Esto es una taza.|我的杯子。 - Wǒ de bēizi. - Mi taza." calcext:value-type="string">
            <text:p>杯子|bēizi|taza, vaso|HSK1 Vocabulary|这是一个杯子。 - Zhè shì yí gè bēizi. - Esto es una taza.|我的杯子。 - Wǒ de bēizi. - Mi taza.</text:p>
          </table:table-cell>
          <table:table-cell table:formula="of:=COM.MICROSOFT.CONCAT([.A5];&quot;, &quot;;[.E5];[.H5])" office:value-type="string" office:string-value="杯子, 这是一个杯子。我的杯子。" calcext:value-type="string">
            <text:p>杯子, 这是一个杯子。我的杯子。</text:p>
          </table:table-cell>
        </table:table-row>
        <table:table-row table:style-name="ro3">
          <table:table-cell office:value-type="string" calcext:value-type="string">
            <text:p>北京</text:p>
          </table:table-cell>
          <table:table-cell office:value-type="string" calcext:value-type="string">
            <text:p>北 (norte) + 京 (capital)</text:p>
          </table:table-cell>
          <table:table-cell office:value-type="string" calcext:value-type="string">
            <text:p>Běijīng</text:p>
          </table:table-cell>
          <table:table-cell office:value-type="string" calcext:value-type="string">
            <text:p>Pekín</text:p>
          </table:table-cell>
          <table:table-cell office:value-type="string" calcext:value-type="string">
            <text:p>我在北京。</text:p>
          </table:table-cell>
          <table:table-cell office:value-type="string" calcext:value-type="string">
            <text:p>Wǒ zài Běijīng.</text:p>
          </table:table-cell>
          <table:table-cell office:value-type="string" calcext:value-type="string">
            <text:p>Estoy en Pekín.</text:p>
          </table:table-cell>
          <table:table-cell office:value-type="string" calcext:value-type="string">
            <text:p>北京很大。</text:p>
          </table:table-cell>
          <table:table-cell office:value-type="string" calcext:value-type="string">
            <text:p>Běijīng hěn dà.</text:p>
          </table:table-cell>
          <table:table-cell office:value-type="string" calcext:value-type="string">
            <text:p>Pekín es muy grande.</text:p>
          </table:table-cell>
          <table:table-cell table:formula="of:=COM.MICROSOFT.CONCAT([.A6];&quot;|&quot;;[.C6];&quot;|&quot;;[.D6];&quot;|&quot;;&quot;HSK1 Vocabulary&quot;;&quot;|&quot;;[.E6];&quot; - &quot;;[.F6];&quot; - &quot;;[.G6];&quot;|&quot;;[.H6];&quot; - &quot;;[.I6]; &quot; - &quot;; [.J6])" office:value-type="string" office:string-value="北京|Běijīng|Pekín|HSK1 Vocabulary|我在北京。 - Wǒ zài Běijīng. - Estoy en Pekín.|北京很大。 - Běijīng hěn dà. - Pekín es muy grande." calcext:value-type="string">
            <text:p>北京|Běijīng|Pekín|HSK1 Vocabulary|我在北京。 - Wǒ zài Běijīng. - Estoy en Pekín.|北京很大。 - Běijīng hěn dà. - Pekín es muy grande.</text:p>
          </table:table-cell>
          <table:table-cell table:formula="of:=COM.MICROSOFT.CONCAT([.A6];&quot;, &quot;;[.E6];[.H6])" office:value-type="string" office:string-value="北京, 我在北京。北京很大。" calcext:value-type="string">
            <text:p>北京, 我在北京。北京很大。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木 (árbol) + 一 (línea base)</text:p>
          </table:table-cell>
          <table:table-cell office:value-type="string" calcext:value-type="string">
            <text:p>běn</text:p>
          </table:table-cell>
          <table:table-cell office:value-type="string" calcext:value-type="string">
            <text:p>medida para libros</text:p>
          </table:table-cell>
          <table:table-cell office:value-type="string" calcext:value-type="string">
            <text:p>一本书</text:p>
          </table:table-cell>
          <table:table-cell office:value-type="string" calcext:value-type="string">
            <text:p>yì běn shū</text:p>
          </table:table-cell>
          <table:table-cell office:value-type="string" calcext:value-type="string">
            <text:p>Un libro</text:p>
          </table:table-cell>
          <table:table-cell office:value-type="string" calcext:value-type="string">
            <text:p>这本书很好。</text:p>
          </table:table-cell>
          <table:table-cell office:value-type="string" calcext:value-type="string">
            <text:p>Zhè běn shū hěn hǎo.</text:p>
          </table:table-cell>
          <table:table-cell office:value-type="string" calcext:value-type="string">
            <text:p>Este libro es muy bueno.</text:p>
          </table:table-cell>
          <table:table-cell table:formula="of:=COM.MICROSOFT.CONCAT([.A7];&quot;|&quot;;[.C7];&quot;|&quot;;[.D7];&quot;|&quot;;&quot;HSK1 Vocabulary&quot;;&quot;|&quot;;[.E7];&quot; - &quot;;[.F7];&quot; - &quot;;[.G7];&quot;|&quot;;[.H7];&quot; - &quot;;[.I7]; &quot; - &quot;; [.J7])" office:value-type="string" office:string-value="本|běn|medida para libros|HSK1 Vocabulary|一本书 - yì běn shū - Un libro|这本书很好。 - Zhè běn shū hěn hǎo. - Este libro es muy bueno." calcext:value-type="string">
            <text:p>本|běn|medida para libros|HSK1 Vocabulary|一本书 - yì běn shū - Un libro|这本书很好。 - Zhè běn shū hěn hǎo. - Este libro es muy bueno.</text:p>
          </table:table-cell>
          <table:table-cell table:formula="of:=COM.MICROSOFT.CONCAT([.A7];&quot;, &quot;;[.E7];[.H7])" office:value-type="string" office:string-value="本, 一本书这本书很好。" calcext:value-type="string">
            <text:p>本, 一本书这本书很好。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(Símbolo de brote negado)</text:p>
          </table:table-cell>
          <table:table-cell office:value-type="string" calcext:value-type="string">
            <text:p>bù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不是。</text:p>
          </table:table-cell>
          <table:table-cell office:value-type="string" calcext:value-type="string">
            <text:p>Bù shì.</text:p>
          </table:table-cell>
          <table:table-cell office:value-type="string" calcext:value-type="string">
            <text:p>No es.</text:p>
          </table:table-cell>
          <table:table-cell office:value-type="string" calcext:value-type="string">
            <text:p>不好。</text:p>
          </table:table-cell>
          <table:table-cell office:value-type="string" calcext:value-type="string">
            <text:p>Bù hǎo.</text:p>
          </table:table-cell>
          <table:table-cell office:value-type="string" calcext:value-type="string">
            <text:p>No está bien.</text:p>
          </table:table-cell>
          <table:table-cell table:formula="of:=COM.MICROSOFT.CONCAT([.A8];&quot;|&quot;;[.C8];&quot;|&quot;;[.D8];&quot;|&quot;;&quot;HSK1 Vocabulary&quot;;&quot;|&quot;;[.E8];&quot; - &quot;;[.F8];&quot; - &quot;;[.G8];&quot;|&quot;;[.H8];&quot; - &quot;;[.I8]; &quot; - &quot;; [.J8])" office:value-type="string" office:string-value="不|bù|no|HSK1 Vocabulary|不是。 - Bù shì. - No es.|不好。 - Bù hǎo. - No está bien." calcext:value-type="string">
            <text:p>不|bù|no|HSK1 Vocabulary|不是。 - Bù shì. - No es.|不好。 - Bù hǎo. - No está bien.</text:p>
          </table:table-cell>
          <table:table-cell table:formula="of:=COM.MICROSOFT.CONCAT([.A8];&quot;, &quot;;[.E8];[.H8])" office:value-type="string" office:string-value="不, 不是。不好。" calcext:value-type="string">
            <text:p>不, 不是。不好。</text:p>
          </table:table-cell>
        </table:table-row>
        <table:table-row table:style-name="ro2">
          <table:table-cell office:value-type="string" calcext:value-type="string">
            <text:p>不客气</text:p>
          </table:table-cell>
          <table:table-cell office:value-type="string" calcext:value-type="string">
            <text:p>不 (no) + 客 (invitado) + 气 (aire)</text:p>
          </table:table-cell>
          <table:table-cell office:value-type="string" calcext:value-type="string">
            <text:p>bú kèqi</text:p>
          </table:table-cell>
          <table:table-cell office:value-type="string" calcext:value-type="string">
            <text:p>de nada</text:p>
          </table:table-cell>
          <table:table-cell office:value-type="string" calcext:value-type="string">
            <text:p>—不客气。</text:p>
          </table:table-cell>
          <table:table-cell office:value-type="string" calcext:value-type="string">
            <text:p>— Bú kèqi.</text:p>
          </table:table-cell>
          <table:table-cell office:value-type="string" calcext:value-type="string">
            <text:p>De nada.</text:p>
          </table:table-cell>
          <table:table-cell office:value-type="string" calcext:value-type="string">
            <text:p>A: 谢谢！ B: 不客气！</text:p>
          </table:table-cell>
          <table:table-cell office:value-type="string" calcext:value-type="string">
            <text:p>A: Xièxie! B: Bú kèqi!</text:p>
          </table:table-cell>
          <table:table-cell office:value-type="string" calcext:value-type="string">
            <text:p>A: ¡Gracias! B: ¡De nada!</text:p>
          </table:table-cell>
          <table:table-cell table:formula="of:=COM.MICROSOFT.CONCAT([.A9];&quot;|&quot;;[.C9];&quot;|&quot;;[.D9];&quot;|&quot;;&quot;HSK1 Vocabulary&quot;;&quot;|&quot;;[.E9];&quot; - &quot;;[.F9];&quot; - &quot;;[.G9];&quot;|&quot;;[.H9];&quot; - &quot;;[.I9]; &quot; - &quot;; [.J9])" office:value-type="string" office:string-value="不客气|bú kèqi|de nada|HSK1 Vocabulary|—不客气。 - — Bú kèqi. - De nada.|A: 谢谢！ B: 不客气！ - A: Xièxie! B: Bú kèqi! - A: ¡Gracias! B: ¡De nada!" calcext:value-type="string">
            <text:p>不客气|bú kèqi|de nada|HSK1 Vocabulary|—不客气。 - — Bú kèqi. - De nada.|A: 谢谢！ B: 不客气！ - A: Xièxie! B: Bú kèqi! - A: ¡Gracias! B: ¡De nada!</text:p>
          </table:table-cell>
          <table:table-cell table:formula="of:=COM.MICROSOFT.CONCAT([.A9];&quot;, &quot;;[.E9];[.H9])" office:value-type="string" office:string-value="不客气, —不客气。A: 谢谢！ B: 不客气！" calcext:value-type="string">
            <text:p>不客气, —不客气。A: 谢谢！ B: 不客气！</text:p>
          </table:table-cell>
        </table:table-row>
        <table:table-row table:style-name="ro2">
          <table:table-cell office:value-type="string" calcext:value-type="string">
            <text:p>菜</text:p>
          </table:table-cell>
          <table:table-cell office:value-type="string" calcext:value-type="string">
            <text:p>艹 (hierba/planta) + 采 (recoger)</text:p>
          </table:table-cell>
          <table:table-cell office:value-type="string" calcext:value-type="string">
            <text:p>cài</text:p>
          </table:table-cell>
          <table:table-cell office:value-type="string" calcext:value-type="string">
            <text:p>plato, verdura</text:p>
          </table:table-cell>
          <table:table-cell office:value-type="string" calcext:value-type="string">
            <text:p>中国菜很好吃。</text:p>
          </table:table-cell>
          <table:table-cell office:value-type="string" calcext:value-type="string">
            <text:p>Zhōngguó cài hěn hǎo chī.</text:p>
          </table:table-cell>
          <table:table-cell office:value-type="string" calcext:value-type="string">
            <text:p>La comida china es muy rica.</text:p>
          </table:table-cell>
          <table:table-cell office:value-type="string" calcext:value-type="string">
            <text:p>我喜欢吃菜。</text:p>
          </table:table-cell>
          <table:table-cell office:value-type="string" calcext:value-type="string">
            <text:p>Wǒ xǐhuan chī cài.</text:p>
          </table:table-cell>
          <table:table-cell office:value-type="string" calcext:value-type="string">
            <text:p>Me gusta comer verduras.</text:p>
          </table:table-cell>
          <table:table-cell table:formula="of:=COM.MICROSOFT.CONCAT([.A10];&quot;|&quot;;[.C10];&quot;|&quot;;[.D10];&quot;|&quot;;&quot;HSK1 Vocabulary&quot;;&quot;|&quot;;[.E10];&quot; - &quot;;[.F10];&quot; - &quot;;[.G10];&quot;|&quot;;[.H10];&quot; - &quot;;[.I10]; &quot; - &quot;; [.J10])" office:value-type="string" office:string-value="菜|cài|plato, verdura|HSK1 Vocabulary|中国菜很好吃。 - Zhōngguó cài hěn hǎo chī. - La comida china es muy rica.|我喜欢吃菜。 - Wǒ xǐhuan chī cài. - Me gusta comer verduras." calcext:value-type="string">
            <text:p>菜|cài|plato, verdura|HSK1 Vocabulary|中国菜很好吃。 - Zhōngguó cài hěn hǎo chī. - La comida china es muy rica.|我喜欢吃菜。 - Wǒ xǐhuan chī cài. - Me gusta comer verduras.</text:p>
          </table:table-cell>
          <table:table-cell table:formula="of:=COM.MICROSOFT.CONCAT([.A10];&quot;, &quot;;[.E10];[.H10])" office:value-type="string" office:string-value="菜, 中国菜很好吃。我喜欢吃菜。" calcext:value-type="string">
            <text:p>菜, 中国菜很好吃。我喜欢吃菜。</text:p>
          </table:table-cell>
        </table:table-row>
        <table:table-row table:style-name="ro4">
          <table:table-cell office:value-type="string" calcext:value-type="string">
            <text:p>茶</text:p>
          </table:table-cell>
          <table:table-cell office:value-type="string" calcext:value-type="string">
            <text:p>艹 (hierba/planta) + 余 (excedente)</text:p>
          </table:table-cell>
          <table:table-cell office:value-type="string" calcext:value-type="string">
            <text:p>chá</text:p>
          </table:table-cell>
          <table:table-cell office:value-type="string" calcext:value-type="string">
            <text:p>té</text:p>
          </table:table-cell>
          <table:table-cell office:value-type="string" calcext:value-type="string">
            <text:p>请喝茶。</text:p>
          </table:table-cell>
          <table:table-cell office:value-type="string" calcext:value-type="string">
            <text:p>Qǐng hē chá.</text:p>
          </table:table-cell>
          <table:table-cell office:value-type="string" calcext:value-type="string">
            <text:p>Por favor, bebe té.</text:p>
          </table:table-cell>
          <table:table-cell office:value-type="string" calcext:value-type="string">
            <text:p>这是茶。</text:p>
          </table:table-cell>
          <table:table-cell office:value-type="string" calcext:value-type="string">
            <text:p>Zhè shì chá.</text:p>
          </table:table-cell>
          <table:table-cell office:value-type="string" calcext:value-type="string">
            <text:p>Esto es té.</text:p>
          </table:table-cell>
          <table:table-cell table:formula="of:=COM.MICROSOFT.CONCAT([.A11];&quot;|&quot;;[.C11];&quot;|&quot;;[.D11];&quot;|&quot;;&quot;HSK1 Vocabulary&quot;;&quot;|&quot;;[.E11];&quot; - &quot;;[.F11];&quot; - &quot;;[.G11];&quot;|&quot;;[.H11];&quot; - &quot;;[.I11]; &quot; - &quot;; [.J11])" office:value-type="string" office:string-value="茶|chá|té|HSK1 Vocabulary|请喝茶。 - Qǐng hē chá. - Por favor, bebe té.|这是茶。 - Zhè shì chá. - Esto es té." calcext:value-type="string">
            <text:p>茶|chá|té|HSK1 Vocabulary|请喝茶。 - Qǐng hē chá. - Por favor, bebe té.|这是茶。 - Zhè shì chá. - Esto es té.</text:p>
          </table:table-cell>
          <table:table-cell table:formula="of:=COM.MICROSOFT.CONCAT([.A11];&quot;, &quot;;[.E11];[.H11])" office:value-type="string" office:string-value="茶, 请喝茶。这是茶。" calcext:value-type="string">
            <text:p>茶, 请喝茶。这是茶。</text:p>
          </table:table-cell>
        </table:table-row>
        <table:table-row table:style-name="ro3">
          <table:table-cell office:value-type="string" calcext:value-type="string">
            <text:p>吃</text:p>
          </table:table-cell>
          <table:table-cell office:value-type="string" calcext:value-type="string">
            <text:p>口 (boca) + 乞 (mendigar)</text:p>
          </table:table-cell>
          <table:table-cell office:value-type="string" calcext:value-type="string">
            <text:p>chī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吃饭。</text:p>
          </table:table-cell>
          <table:table-cell office:value-type="string" calcext:value-type="string">
            <text:p>Chī fàn.</text:p>
          </table:table-cell>
          <table:table-cell office:value-type="string" calcext:value-type="string">
            <text:p>Comer comida.</text:p>
          </table:table-cell>
          <table:table-cell office:value-type="string" calcext:value-type="string">
            <text:p>你吃什么？</text:p>
          </table:table-cell>
          <table:table-cell office:value-type="string" calcext:value-type="string">
            <text:p>Nǐ chī shénme?</text:p>
          </table:table-cell>
          <table:table-cell office:value-type="string" calcext:value-type="string">
            <text:p>¿Qué comes?</text:p>
          </table:table-cell>
          <table:table-cell table:formula="of:=COM.MICROSOFT.CONCAT([.A12];&quot;|&quot;;[.C12];&quot;|&quot;;[.D12];&quot;|&quot;;&quot;HSK1 Vocabulary&quot;;&quot;|&quot;;[.E12];&quot; - &quot;;[.F12];&quot; - &quot;;[.G12];&quot;|&quot;;[.H12];&quot; - &quot;;[.I12]; &quot; - &quot;; [.J12])" office:value-type="string" office:string-value="吃|chī|comer|HSK1 Vocabulary|吃饭。 - Chī fàn. - Comer comida.|你吃什么？ - Nǐ chī shénme? - ¿Qué comes?" calcext:value-type="string">
            <text:p>吃|chī|comer|HSK1 Vocabulary|吃饭。 - Chī fàn. - Comer comida.|你吃什么？ - Nǐ chī shénme? - ¿Qué comes?</text:p>
          </table:table-cell>
          <table:table-cell table:formula="of:=COM.MICROSOFT.CONCAT([.A12];&quot;, &quot;;[.E12];[.H12])" office:value-type="string" office:string-value="吃, 吃饭。你吃什么？" calcext:value-type="string">
            <text:p>吃, 吃饭。你吃什么？</text:p>
          </table:table-cell>
        </table:table-row>
        <table:table-row table:style-name="ro2">
          <table:table-cell office:value-type="string" calcext:value-type="string">
            <text:p>出租车</text:p>
          </table:table-cell>
          <table:table-cell office:value-type="string" calcext:value-type="string">
            <text:p>出 (salir) + 租 (alquilar) + 车 (vehículo)</text:p>
          </table:table-cell>
          <table:table-cell office:value-type="string" calcext:value-type="string">
            <text:p>chūzūchē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坐出租车。</text:p>
          </table:table-cell>
          <table:table-cell office:value-type="string" calcext:value-type="string">
            <text:p>Zuò chūzūchē.</text:p>
          </table:table-cell>
          <table:table-cell office:value-type="string" calcext:value-type="string">
            <text:p>Tomar un taxi.</text:p>
          </table:table-cell>
          <table:table-cell office:value-type="string" calcext:value-type="string">
            <text:p>出租车来了。</text:p>
          </table:table-cell>
          <table:table-cell office:value-type="string" calcext:value-type="string">
            <text:p>Chūzūchē lái le.</text:p>
          </table:table-cell>
          <table:table-cell office:value-type="string" calcext:value-type="string">
            <text:p>El taxi llegó.</text:p>
          </table:table-cell>
          <table:table-cell table:formula="of:=COM.MICROSOFT.CONCAT([.A13];&quot;|&quot;;[.C13];&quot;|&quot;;[.D13];&quot;|&quot;;&quot;HSK1 Vocabulary&quot;;&quot;|&quot;;[.E13];&quot; - &quot;;[.F13];&quot; - &quot;;[.G13];&quot;|&quot;;[.H13];&quot; - &quot;;[.I13]; &quot; - &quot;; [.J13])" office:value-type="string" office:string-value="出租车|chūzūchē|taxi|HSK1 Vocabulary|坐出租车。 - Zuò chūzūchē. - Tomar un taxi.|出租车来了。 - Chūzūchē lái le. - El taxi llegó." calcext:value-type="string">
            <text:p>出租车|chūzūchē|taxi|HSK1 Vocabulary|坐出租车。 - Zuò chūzūchē. - Tomar un taxi.|出租车来了。 - Chūzūchē lái le. - El taxi llegó.</text:p>
          </table:table-cell>
          <table:table-cell table:formula="of:=COM.MICROSOFT.CONCAT([.A13];&quot;, &quot;;[.E13];[.H13])" office:value-type="string" office:string-value="出租车, 坐出租车。出租车来了。" calcext:value-type="string">
            <text:p>出租车, 坐出租车。出租车来了。</text:p>
          </table:table-cell>
        </table:table-row>
        <table:table-row table:style-name="ro4">
          <table:table-cell office:value-type="string" calcext:value-type="string">
            <text:p>打电话</text:p>
          </table:table-cell>
          <table:table-cell office:value-type="string" calcext:value-type="string">
            <text:p>打 (golpear) + 电 (electricidad) + 话 (habla)</text:p>
          </table:table-cell>
          <table:table-cell office:value-type="string" calcext:value-type="string">
            <text:p>dǎ diànhuà</text:p>
          </table:table-cell>
          <table:table-cell office:value-type="string" calcext:value-type="string">
            <text:p>llamar por teléfono</text:p>
          </table:table-cell>
          <table:table-cell office:value-type="string" calcext:value-type="string">
            <text:p>我给朋友打电话。</text:p>
          </table:table-cell>
          <table:table-cell office:value-type="string" calcext:value-type="string">
            <text:p>Wǒ gěi péngyou dǎ diànhuà.</text:p>
          </table:table-cell>
          <table:table-cell office:value-type="string" calcext:value-type="string">
            <text:p>Llamo por teléfono a mi amigo.</text:p>
          </table:table-cell>
          <table:table-cell office:value-type="string" calcext:value-type="string">
            <text:p>我喜欢打电话。</text:p>
          </table:table-cell>
          <table:table-cell office:value-type="string" calcext:value-type="string">
            <text:p>Wǒ xǐhuan dǎ diànhuà.</text:p>
          </table:table-cell>
          <table:table-cell office:value-type="string" calcext:value-type="string">
            <text:p>Me gusta hablar por teléfono.</text:p>
          </table:table-cell>
          <table:table-cell table:formula="of:=COM.MICROSOFT.CONCAT([.A14];&quot;|&quot;;[.C14];&quot;|&quot;;[.D14];&quot;|&quot;;&quot;HSK1 Vocabulary&quot;;&quot;|&quot;;[.E14];&quot; - &quot;;[.F14];&quot; - &quot;;[.G14];&quot;|&quot;;[.H14];&quot; - &quot;;[.I14]; &quot; - &quot;; [.J14])" office:value-type="string" office:string-value="打电话|dǎ diànhuà|llamar por teléfono|HSK1 Vocabulary|我给朋友打电话。 - Wǒ gěi péngyou dǎ diànhuà. - Llamo por teléfono a mi amigo.|我喜欢打电话。 - Wǒ xǐhuan dǎ diànhuà. - Me gusta hablar por teléfono." calcext:value-type="string">
            <text:p>打电话|dǎ diànhuà|llamar por teléfono|HSK1 Vocabulary|我给朋友打电话。 - Wǒ gěi péngyou dǎ diànhuà. - Llamo por teléfono a mi amigo.|我喜欢打电话。 - Wǒ xǐhuan dǎ diànhuà. - Me gusta hablar por teléfono.</text:p>
          </table:table-cell>
          <table:table-cell table:formula="of:=COM.MICROSOFT.CONCAT([.A14];&quot;, &quot;;[.E14];[.H14])" office:value-type="string" office:string-value="打电话, 我给朋友打电话。我喜欢打电话。" calcext:value-type="string">
            <text:p>打电话, 我给朋友打电话。我喜欢打电话。</text:p>
          </table:table-cell>
        </table:table-row>
        <table:table-row table:style-name="ro2">
          <table:table-cell office:value-type="string" calcext:value-type="string">
            <text:p>大</text:p>
          </table:table-cell>
          <table:table-cell office:value-type="string" calcext:value-type="string">
            <text:p>(Hombre con brazos extendidos)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很大。</text:p>
          </table:table-cell>
          <table:table-cell office:value-type="string" calcext:value-type="string">
            <text:p>Hěn dà.</text:p>
          </table:table-cell>
          <table:table-cell office:value-type="string" calcext:value-type="string">
            <text:p>Muy grande.</text:p>
          </table:table-cell>
          <table:table-cell office:value-type="string" calcext:value-type="string">
            <text:p>他很大。</text:p>
          </table:table-cell>
          <table:table-cell office:value-type="string" calcext:value-type="string">
            <text:p>Tā hěn dà.</text:p>
          </table:table-cell>
          <table:table-cell office:value-type="string" calcext:value-type="string">
            <text:p>Él es muy grande.</text:p>
          </table:table-cell>
          <table:table-cell table:formula="of:=COM.MICROSOFT.CONCAT([.A15];&quot;|&quot;;[.C15];&quot;|&quot;;[.D15];&quot;|&quot;;&quot;HSK1 Vocabulary&quot;;&quot;|&quot;;[.E15];&quot; - &quot;;[.F15];&quot; - &quot;;[.G15];&quot;|&quot;;[.H15];&quot; - &quot;;[.I15]; &quot; - &quot;; [.J15])" office:value-type="string" office:string-value="大|dà|grande|HSK1 Vocabulary|很大。 - Hěn dà. - Muy grande.|他很大。 - Tā hěn dà. - Él es muy grande." calcext:value-type="string">
            <text:p>大|dà|grande|HSK1 Vocabulary|很大。 - Hěn dà. - Muy grande.|他很大。 - Tā hěn dà. - Él es muy grande.</text:p>
          </table:table-cell>
          <table:table-cell table:formula="of:=COM.MICROSOFT.CONCAT([.A15];&quot;, &quot;;[.E15];[.H15])" office:value-type="string" office:string-value="大, 很大。他很大。" calcext:value-type="string">
            <text:p>大, 很大。他很大。</text:p>
          </table:table-cell>
        </table:table-row>
        <table:table-row table:style-name="ro3">
          <table:table-cell office:value-type="string" calcext:value-type="string">
            <text:p>的</text:p>
          </table:table-cell>
          <table:table-cell office:value-type="string" calcext:value-type="string">
            <text:p>白 (blanco) + 勺 (cuchara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artícula posesiva</text:p>
          </table:table-cell>
          <table:table-cell office:value-type="string" calcext:value-type="string">
            <text:p>我的书</text:p>
          </table:table-cell>
          <table:table-cell office:value-type="string" calcext:value-type="string">
            <text:p>wǒ de shū</text:p>
          </table:table-cell>
          <table:table-cell office:value-type="string" calcext:value-type="string">
            <text:p>Mi libro</text:p>
          </table:table-cell>
          <table:table-cell office:value-type="string" calcext:value-type="string">
            <text:p>这是我的。</text:p>
          </table:table-cell>
          <table:table-cell office:value-type="string" calcext:value-type="string">
            <text:p>Zhè shì wǒ de.</text:p>
          </table:table-cell>
          <table:table-cell office:value-type="string" calcext:value-type="string">
            <text:p>Esto es mío.</text:p>
          </table:table-cell>
          <table:table-cell table:formula="of:=COM.MICROSOFT.CONCAT([.A16];&quot;|&quot;;[.C16];&quot;|&quot;;[.D16];&quot;|&quot;;&quot;HSK1 Vocabulary&quot;;&quot;|&quot;;[.E16];&quot; - &quot;;[.F16];&quot; - &quot;;[.G16];&quot;|&quot;;[.H16];&quot; - &quot;;[.I16]; &quot; - &quot;; [.J16])" office:value-type="string" office:string-value="的|de|partícula posesiva|HSK1 Vocabulary|我的书 - wǒ de shū - Mi libro|这是我的。 - Zhè shì wǒ de. - Esto es mío." calcext:value-type="string">
            <text:p>的|de|partícula posesiva|HSK1 Vocabulary|我的书 - wǒ de shū - Mi libro|这是我的。 - Zhè shì wǒ de. - Esto es mío.</text:p>
          </table:table-cell>
          <table:table-cell table:formula="of:=COM.MICROSOFT.CONCAT([.A16];&quot;, &quot;;[.E16];[.H16])" office:value-type="string" office:string-value="的, 我的书这是我的。" calcext:value-type="string">
            <text:p>的, 我的书这是我的。</text:p>
          </table:table-cell>
        </table:table-row>
        <table:table-row table:style-name="ro3">
          <table:table-cell office:value-type="string" calcext:value-type="string">
            <text:p>点</text:p>
          </table:table-cell>
          <table:table-cell office:value-type="string" calcext:value-type="string">
            <text:p>占 (adivinar) + 灬 (fuego)</text:p>
          </table:table-cell>
          <table:table-cell office:value-type="string" calcext:value-type="string">
            <text:p>diǎn</text:p>
          </table:table-cell>
          <table:table-cell office:value-type="string" calcext:value-type="string">
            <text:p>punto, un poco, hora</text:p>
          </table:table-cell>
          <table:table-cell office:value-type="string" calcext:value-type="string">
            <text:p>三点。</text:p>
          </table:table-cell>
          <table:table-cell office:value-type="string" calcext:value-type="string">
            <text:p>Sān diǎn.</text:p>
          </table:table-cell>
          <table:table-cell office:value-type="string" calcext:value-type="string">
            <text:p>Las tres en punto.</text:p>
          </table:table-cell>
          <table:table-cell office:value-type="string" calcext:value-type="string">
            <text:p>一点儿</text:p>
          </table:table-cell>
          <table:table-cell office:value-type="string" calcext:value-type="string">
            <text:p>yìdiǎnr</text:p>
          </table:table-cell>
          <table:table-cell office:value-type="string" calcext:value-type="string">
            <text:p>un poco</text:p>
          </table:table-cell>
          <table:table-cell table:formula="of:=COM.MICROSOFT.CONCAT([.A17];&quot;|&quot;;[.C17];&quot;|&quot;;[.D17];&quot;|&quot;;&quot;HSK1 Vocabulary&quot;;&quot;|&quot;;[.E17];&quot; - &quot;;[.F17];&quot; - &quot;;[.G17];&quot;|&quot;;[.H17];&quot; - &quot;;[.I17]; &quot; - &quot;; [.J17])" office:value-type="string" office:string-value="点|diǎn|punto, un poco, hora|HSK1 Vocabulary|三点。 - Sān diǎn. - Las tres en punto.|一点儿 - yìdiǎnr - un poco" calcext:value-type="string">
            <text:p>点|diǎn|punto, un poco, hora|HSK1 Vocabulary|三点。 - Sān diǎn. - Las tres en punto.|一点儿 - yìdiǎnr - un poco</text:p>
          </table:table-cell>
          <table:table-cell table:formula="of:=COM.MICROSOFT.CONCAT([.A17];&quot;, &quot;;[.E17];[.H17])" office:value-type="string" office:string-value="点, 三点。一点儿" calcext:value-type="string">
            <text:p>点, 三点。一点儿</text:p>
          </table:table-cell>
        </table:table-row>
        <table:table-row table:style-name="ro2">
          <table:table-cell office:value-type="string" calcext:value-type="string">
            <text:p>电脑</text:p>
          </table:table-cell>
          <table:table-cell office:value-type="string" calcext:value-type="string">
            <text:p>电 (electricidad) + 脑 (cerebro)</text:p>
          </table:table-cell>
          <table:table-cell office:value-type="string" calcext:value-type="string">
            <text:p>diànnǎo</text:p>
          </table:table-cell>
          <table:table-cell office:value-type="string" calcext:value-type="string">
            <text:p>computadora</text:p>
          </table:table-cell>
          <table:table-cell office:value-type="string" calcext:value-type="string">
            <text:p>用电脑工作。</text:p>
          </table:table-cell>
          <table:table-cell office:value-type="string" calcext:value-type="string">
            <text:p>Yòng diànnǎo gōngzuò.</text:p>
          </table:table-cell>
          <table:table-cell office:value-type="string" calcext:value-type="string">
            <text:p>Trabajar con la computadora.</text:p>
          </table:table-cell>
          <table:table-cell office:value-type="string" calcext:value-type="string">
            <text:p>这是电脑。</text:p>
          </table:table-cell>
          <table:table-cell office:value-type="string" calcext:value-type="string">
            <text:p>Zhè shì diànnǎo.</text:p>
          </table:table-cell>
          <table:table-cell office:value-type="string" calcext:value-type="string">
            <text:p>Esto es una computadora.</text:p>
          </table:table-cell>
          <table:table-cell table:formula="of:=COM.MICROSOFT.CONCAT([.A18];&quot;|&quot;;[.C18];&quot;|&quot;;[.D18];&quot;|&quot;;&quot;HSK1 Vocabulary&quot;;&quot;|&quot;;[.E18];&quot; - &quot;;[.F18];&quot; - &quot;;[.G18];&quot;|&quot;;[.H18];&quot; - &quot;;[.I18]; &quot; - &quot;; [.J18])" office:value-type="string" office:string-value="电脑|diànnǎo|computadora|HSK1 Vocabulary|用电脑工作。 - Yòng diànnǎo gōngzuò. - Trabajar con la computadora.|这是电脑。 - Zhè shì diànnǎo. - Esto es una computadora." calcext:value-type="string">
            <text:p>电脑|diànnǎo|computadora|HSK1 Vocabulary|用电脑工作。 - Yòng diànnǎo gōngzuò. - Trabajar con la computadora.|这是电脑。 - Zhè shì diànnǎo. - Esto es una computadora.</text:p>
          </table:table-cell>
          <table:table-cell table:formula="of:=COM.MICROSOFT.CONCAT([.A18];&quot;, &quot;;[.E18];[.H18])" office:value-type="string" office:string-value="电脑, 用电脑工作。这是电脑。" calcext:value-type="string">
            <text:p>电脑, 用电脑工作。这是电脑。</text:p>
          </table:table-cell>
        </table:table-row>
        <table:table-row table:style-name="ro2">
          <table:table-cell office:value-type="string" calcext:value-type="string">
            <text:p>电视</text:p>
          </table:table-cell>
          <table:table-cell office:value-type="string" calcext:value-type="string">
            <text:p>电 (electricidad) + 视 (visión)</text:p>
          </table:table-cell>
          <table:table-cell office:value-type="string" calcext:value-type="string">
            <text:p>diànshì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看电视。</text:p>
          </table:table-cell>
          <table:table-cell office:value-type="string" calcext:value-type="string">
            <text:p>Kàn diànshì.</text:p>
          </table:table-cell>
          <table:table-cell office:value-type="string" calcext:value-type="string">
            <text:p>Ver televisión.</text:p>
          </table:table-cell>
          <table:table-cell office:value-type="string" calcext:value-type="string">
            <text:p>电视很好。</text:p>
          </table:table-cell>
          <table:table-cell office:value-type="string" calcext:value-type="string">
            <text:p>Diànshì hěn hǎo.</text:p>
          </table:table-cell>
          <table:table-cell office:value-type="string" calcext:value-type="string">
            <text:p>La televisión es muy buena.</text:p>
          </table:table-cell>
          <table:table-cell table:formula="of:=COM.MICROSOFT.CONCAT([.A19];&quot;|&quot;;[.C19];&quot;|&quot;;[.D19];&quot;|&quot;;&quot;HSK1 Vocabulary&quot;;&quot;|&quot;;[.E19];&quot; - &quot;;[.F19];&quot; - &quot;;[.G19];&quot;|&quot;;[.H19];&quot; - &quot;;[.I19]; &quot; - &quot;; [.J19])" office:value-type="string" office:string-value="电视|diànshì|televisión|HSK1 Vocabulary|看电视。 - Kàn diànshì. - Ver televisión.|电视很好。 - Diànshì hěn hǎo. - La televisión es muy buena." calcext:value-type="string">
            <text:p>电视|diànshì|televisión|HSK1 Vocabulary|看电视。 - Kàn diànshì. - Ver televisión.|电视很好。 - Diànshì hěn hǎo. - La televisión es muy buena.</text:p>
          </table:table-cell>
          <table:table-cell table:formula="of:=COM.MICROSOFT.CONCAT([.A19];&quot;, &quot;;[.E19];[.H19])" office:value-type="string" office:string-value="电视, 看电视。电视很好。" calcext:value-type="string">
            <text:p>电视, 看电视。电视很好。</text:p>
          </table:table-cell>
        </table:table-row>
        <table:table-row table:style-name="ro2">
          <table:table-cell office:value-type="string" calcext:value-type="string">
            <text:p>电影</text:p>
          </table:table-cell>
          <table:table-cell office:value-type="string" calcext:value-type="string">
            <text:p>电 (electricidad) + 影 (sombra)</text:p>
          </table:table-cell>
          <table:table-cell office:value-type="string" calcext:value-type="string">
            <text:p>diànyǐng</text:p>
          </table:table-cell>
          <table:table-cell office:value-type="string" calcext:value-type="string">
            <text:p>película</text:p>
          </table:table-cell>
          <table:table-cell office:value-type="string" calcext:value-type="string">
            <text:p>看电影。</text:p>
          </table:table-cell>
          <table:table-cell office:value-type="string" calcext:value-type="string">
            <text:p>Kàn diànyǐng.</text:p>
          </table:table-cell>
          <table:table-cell office:value-type="string" calcext:value-type="string">
            <text:p>Ver una película.</text:p>
          </table:table-cell>
          <table:table-cell office:value-type="string" calcext:value-type="string">
            <text:p>我喜欢看电影。</text:p>
          </table:table-cell>
          <table:table-cell office:value-type="string" calcext:value-type="string">
            <text:p>Wǒ xǐhuan kàn diànyǐng.</text:p>
          </table:table-cell>
          <table:table-cell office:value-type="string" calcext:value-type="string">
            <text:p>Me gusta ver películas.</text:p>
          </table:table-cell>
          <table:table-cell table:formula="of:=COM.MICROSOFT.CONCAT([.A20];&quot;|&quot;;[.C20];&quot;|&quot;;[.D20];&quot;|&quot;;&quot;HSK1 Vocabulary&quot;;&quot;|&quot;;[.E20];&quot; - &quot;;[.F20];&quot; - &quot;;[.G20];&quot;|&quot;;[.H20];&quot; - &quot;;[.I20]; &quot; - &quot;; [.J20])" office:value-type="string" office:string-value="电影|diànyǐng|película|HSK1 Vocabulary|看电影。 - Kàn diànyǐng. - Ver una película.|我喜欢看电影。 - Wǒ xǐhuan kàn diànyǐng. - Me gusta ver películas." calcext:value-type="string">
            <text:p>电影|diànyǐng|película|HSK1 Vocabulary|看电影。 - Kàn diànyǐng. - Ver una película.|我喜欢看电影。 - Wǒ xǐhuan kàn diànyǐng. - Me gusta ver películas.</text:p>
          </table:table-cell>
          <table:table-cell table:formula="of:=COM.MICROSOFT.CONCAT([.A20];&quot;, &quot;;[.E20];[.H20])" office:value-type="string" office:string-value="电影, 看电影。我喜欢看电影。" calcext:value-type="string">
            <text:p>电影, 看电影。我喜欢看电影。</text:p>
          </table:table-cell>
        </table:table-row>
        <table:table-row table:style-name="ro2">
          <table:table-cell office:value-type="string" calcext:value-type="string">
            <text:p>东西</text:p>
          </table:table-cell>
          <table:table-cell office:value-type="string" calcext:value-type="string">
            <text:p>东 (este) + 西 (oeste)</text:p>
          </table:table-cell>
          <table:table-cell office:value-type="string" calcext:value-type="string">
            <text:p>dōngxi</text:p>
          </table:table-cell>
          <table:table-cell office:value-type="string" calcext:value-type="string">
            <text:p>cosa</text:p>
          </table:table-cell>
          <table:table-cell office:value-type="string" calcext:value-type="string">
            <text:p>这是什么东西？</text:p>
          </table:table-cell>
          <table:table-cell office:value-type="string" calcext:value-type="string">
            <text:p>Zhè shì shénme dōngxi?</text:p>
          </table:table-cell>
          <table:table-cell office:value-type="string" calcext:value-type="string">
            <text:p>¿Qué cosa es esta?</text:p>
          </table:table-cell>
          <table:table-cell office:value-type="string" calcext:value-type="string">
            <text:p>买东西</text:p>
          </table:table-cell>
          <table:table-cell office:value-type="string" calcext:value-type="string">
            <text:p>mǎi dōngxi</text:p>
          </table:table-cell>
          <table:table-cell office:value-type="string" calcext:value-type="string">
            <text:p>comprar cosas</text:p>
          </table:table-cell>
          <table:table-cell table:formula="of:=COM.MICROSOFT.CONCAT([.A21];&quot;|&quot;;[.C21];&quot;|&quot;;[.D21];&quot;|&quot;;&quot;HSK1 Vocabulary&quot;;&quot;|&quot;;[.E21];&quot; - &quot;;[.F21];&quot; - &quot;;[.G21];&quot;|&quot;;[.H21];&quot; - &quot;;[.I21]; &quot; - &quot;; [.J21])" office:value-type="string" office:string-value="东西|dōngxi|cosa|HSK1 Vocabulary|这是什么东西？ - Zhè shì shénme dōngxi? - ¿Qué cosa es esta?|买东西 - mǎi dōngxi - comprar cosas" calcext:value-type="string">
            <text:p>东西|dōngxi|cosa|HSK1 Vocabulary|这是什么东西？ - Zhè shì shénme dōngxi? - ¿Qué cosa es esta?|买东西 - mǎi dōngxi - comprar cosas</text:p>
          </table:table-cell>
          <table:table-cell table:formula="of:=COM.MICROSOFT.CONCAT([.A21];&quot;, &quot;;[.E21];[.H21])" office:value-type="string" office:string-value="东西, 这是什么东西？买东西" calcext:value-type="string">
            <text:p>东西, 这是什么东西？买东西</text:p>
          </table:table-cell>
        </table:table-row>
        <table:table-row table:style-name="ro3">
          <table:table-cell office:value-type="string" calcext:value-type="string">
            <text:p>读</text:p>
          </table:table-cell>
          <table:table-cell office:value-type="string" calcext:value-type="string">
            <text:p>讠 (habla) + 卖 (vender)</text:p>
          </table:table-cell>
          <table:table-cell office:value-type="string" calcext:value-type="string">
            <text:p>dú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读书。</text:p>
          </table:table-cell>
          <table:table-cell office:value-type="string" calcext:value-type="string">
            <text:p>Dú shū.</text:p>
          </table:table-cell>
          <table:table-cell office:value-type="string" calcext:value-type="string">
            <text:p>Leer un libro.</text:p>
          </table:table-cell>
          <table:table-cell office:value-type="string" calcext:value-type="string">
            <text:p>我读书。</text:p>
          </table:table-cell>
          <table:table-cell office:value-type="string" calcext:value-type="string">
            <text:p>Wǒ dú shū.</text:p>
          </table:table-cell>
          <table:table-cell office:value-type="string" calcext:value-type="string">
            <text:p>Yo leo un libro.</text:p>
          </table:table-cell>
          <table:table-cell table:formula="of:=COM.MICROSOFT.CONCAT([.A22];&quot;|&quot;;[.C22];&quot;|&quot;;[.D22];&quot;|&quot;;&quot;HSK1 Vocabulary&quot;;&quot;|&quot;;[.E22];&quot; - &quot;;[.F22];&quot; - &quot;;[.G22];&quot;|&quot;;[.H22];&quot; - &quot;;[.I22]; &quot; - &quot;; [.J22])" office:value-type="string" office:string-value="读|dú|leer|HSK1 Vocabulary|读书。 - Dú shū. - Leer un libro.|我读书。 - Wǒ dú shū. - Yo leo un libro." calcext:value-type="string">
            <text:p>读|dú|leer|HSK1 Vocabulary|读书。 - Dú shū. - Leer un libro.|我读书。 - Wǒ dú shū. - Yo leo un libro.</text:p>
          </table:table-cell>
          <table:table-cell table:formula="of:=COM.MICROSOFT.CONCAT([.A22];&quot;, &quot;;[.E22];[.H22])" office:value-type="string" office:string-value="读, 读书。我读书。" calcext:value-type="string">
            <text:p>读, 读书。我读书。</text:p>
          </table:table-cell>
        </table:table-row>
        <table:table-row table:style-name="ro2">
          <table:table-cell office:value-type="string" calcext:value-type="string">
            <text:p>对不起</text:p>
          </table:table-cell>
          <table:table-cell office:value-type="string" calcext:value-type="string">
            <text:p>对 (correcto) + 不 (no) + 起 (levantarse)</text:p>
          </table:table-cell>
          <table:table-cell office:value-type="string" calcext:value-type="string">
            <text:p>duìbuqǐ</text:p>
          </table:table-cell>
          <table:table-cell office:value-type="string" calcext:value-type="string">
            <text:p>lo siento, disculpa</text:p>
          </table:table-cell>
          <table:table-cell office:value-type="string" calcext:value-type="string">
            <text:p>对不起，我不知道。</text:p>
          </table:table-cell>
          <table:table-cell office:value-type="string" calcext:value-type="string">
            <text:p>Duìbuqǐ, wǒ bù zhīdào.</text:p>
          </table:table-cell>
          <table:table-cell office:value-type="string" calcext:value-type="string">
            <text:p>Lo siento, no lo sé.</text:p>
          </table:table-cell>
          <table:table-cell office:value-type="string" calcext:value-type="string">
            <text:p>对不起，我错了。</text:p>
          </table:table-cell>
          <table:table-cell office:value-type="string" calcext:value-type="string">
            <text:p>Duìbuqǐ, wǒ cuò le.</text:p>
          </table:table-cell>
          <table:table-cell office:value-type="string" calcext:value-type="string">
            <text:p>Lo siento, me equivoqué.</text:p>
          </table:table-cell>
          <table:table-cell table:formula="of:=COM.MICROSOFT.CONCAT([.A23];&quot;|&quot;;[.C23];&quot;|&quot;;[.D23];&quot;|&quot;;&quot;HSK1 Vocabulary&quot;;&quot;|&quot;;[.E23];&quot; - &quot;;[.F23];&quot; - &quot;;[.G23];&quot;|&quot;;[.H23];&quot; - &quot;;[.I23]; &quot; - &quot;; [.J23])" office:value-type="string" office:string-value="对不起|duìbuqǐ|lo siento, disculpa|HSK1 Vocabulary|对不起，我不知道。 - Duìbuqǐ, wǒ bù zhīdào. - Lo siento, no lo sé.|对不起，我错了。 - Duìbuqǐ, wǒ cuò le. - Lo siento, me equivoqué." calcext:value-type="string">
            <text:p>对不起|duìbuqǐ|lo siento, disculpa|HSK1 Vocabulary|对不起，我不知道。 - Duìbuqǐ, wǒ bù zhīdào. - Lo siento, no lo sé.|对不起，我错了。 - Duìbuqǐ, wǒ cuò le. - Lo siento, me equivoqué.</text:p>
          </table:table-cell>
          <table:table-cell table:formula="of:=COM.MICROSOFT.CONCAT([.A23];&quot;, &quot;;[.E23];[.H23])" office:value-type="string" office:string-value="对不起, 对不起，我不知道。对不起，我错了。" calcext:value-type="string">
            <text:p>对不起, 对不起，我不知道。对不起，我错了。</text:p>
          </table:table-cell>
        </table:table-row>
        <table:table-row table:style-name="ro3">
          <table:table-cell office:value-type="string" calcext:value-type="string">
            <text:p>多</text:p>
          </table:table-cell>
          <table:table-cell office:value-type="string" calcext:value-type="string">
            <text:p>夕 (tarde) + 夕 (tarde)</text:p>
          </table:table-cell>
          <table:table-cell office:value-type="string" calcext:value-type="string">
            <text:p>duō</text:p>
          </table:table-cell>
          <table:table-cell office:value-type="string" calcext:value-type="string">
            <text:p>mucho, muchos</text:p>
          </table:table-cell>
          <table:table-cell office:value-type="string" calcext:value-type="string">
            <text:p>很多。</text:p>
          </table:table-cell>
          <table:table-cell office:value-type="string" calcext:value-type="string">
            <text:p>Hěn duō.</text:p>
          </table:table-cell>
          <table:table-cell office:value-type="string" calcext:value-type="string">
            <text:p>Muchos.</text:p>
          </table:table-cell>
          <table:table-cell office:value-type="string" calcext:value-type="string">
            <text:p>很多人。</text:p>
          </table:table-cell>
          <table:table-cell office:value-type="string" calcext:value-type="string">
            <text:p>Hěn duō rén.</text:p>
          </table:table-cell>
          <table:table-cell office:value-type="string" calcext:value-type="string">
            <text:p>Mucha gente.</text:p>
          </table:table-cell>
          <table:table-cell table:formula="of:=COM.MICROSOFT.CONCAT([.A24];&quot;|&quot;;[.C24];&quot;|&quot;;[.D24];&quot;|&quot;;&quot;HSK1 Vocabulary&quot;;&quot;|&quot;;[.E24];&quot; - &quot;;[.F24];&quot; - &quot;;[.G24];&quot;|&quot;;[.H24];&quot; - &quot;;[.I24]; &quot; - &quot;; [.J24])" office:value-type="string" office:string-value="多|duō|mucho, muchos|HSK1 Vocabulary|很多。 - Hěn duō. - Muchos.|很多人。 - Hěn duō rén. - Mucha gente." calcext:value-type="string">
            <text:p>多|duō|mucho, muchos|HSK1 Vocabulary|很多。 - Hěn duō. - Muchos.|很多人。 - Hěn duō rén. - Mucha gente.</text:p>
          </table:table-cell>
          <table:table-cell table:formula="of:=COM.MICROSOFT.CONCAT([.A24];&quot;, &quot;;[.E24];[.H24])" office:value-type="string" office:string-value="多, 很多。很多人。" calcext:value-type="string">
            <text:p>多, 很多。很多人。</text:p>
          </table:table-cell>
        </table:table-row>
        <table:table-row table:style-name="ro3">
          <table:table-cell office:value-type="string" calcext:value-type="string">
            <text:p>多少</text:p>
          </table:table-cell>
          <table:table-cell office:value-type="string" calcext:value-type="string">
            <text:p>多 (mucho) + 少 (poco)</text:p>
          </table:table-cell>
          <table:table-cell office:value-type="string" calcext:value-type="string">
            <text:p>duōshao</text:p>
          </table:table-cell>
          <table:table-cell office:value-type="string" calcext:value-type="string">
            <text:p>cuánto(s)</text:p>
          </table:table-cell>
          <table:table-cell office:value-type="string" calcext:value-type="string">
            <text:p>多少钱？</text:p>
          </table:table-cell>
          <table:table-cell office:value-type="string" calcext:value-type="string">
            <text:p>Duōshao qián?</text:p>
          </table:table-cell>
          <table:table-cell office:value-type="string" calcext:value-type="string">
            <text:p>¿Cuánto cuesta?</text:p>
          </table:table-cell>
          <table:table-cell office:value-type="string" calcext:value-type="string">
            <text:p>多少人？</text:p>
          </table:table-cell>
          <table:table-cell office:value-type="string" calcext:value-type="string">
            <text:p>Duōshao rén?</text:p>
          </table:table-cell>
          <table:table-cell office:value-type="string" calcext:value-type="string">
            <text:p>¿Cuántas personas?</text:p>
          </table:table-cell>
          <table:table-cell table:formula="of:=COM.MICROSOFT.CONCAT([.A25];&quot;|&quot;;[.C25];&quot;|&quot;;[.D25];&quot;|&quot;;&quot;HSK1 Vocabulary&quot;;&quot;|&quot;;[.E25];&quot; - &quot;;[.F25];&quot; - &quot;;[.G25];&quot;|&quot;;[.H25];&quot; - &quot;;[.I25]; &quot; - &quot;; [.J25])" office:value-type="string" office:string-value="多少|duōshao|cuánto(s)|HSK1 Vocabulary|多少钱？ - Duōshao qián? - ¿Cuánto cuesta?|多少人？ - Duōshao rén? - ¿Cuántas personas?" calcext:value-type="string">
            <text:p>多少|duōshao|cuánto(s)|HSK1 Vocabulary|多少钱？ - Duōshao qián? - ¿Cuánto cuesta?|多少人？ - Duōshao rén? - ¿Cuántas personas?</text:p>
          </table:table-cell>
          <table:table-cell table:formula="of:=COM.MICROSOFT.CONCAT([.A25];&quot;, &quot;;[.E25];[.H25])" office:value-type="string" office:string-value="多少, 多少钱？多少人？" calcext:value-type="string">
            <text:p>多少, 多少钱？多少人？</text:p>
          </table:table-cell>
        </table:table-row>
        <table:table-row table:style-name="ro3">
          <table:table-cell office:value-type="string" calcext:value-type="string">
            <text:p>儿子</text:p>
          </table:table-cell>
          <table:table-cell office:value-type="string" calcext:value-type="string">
            <text:p>儿 (niño) + 子 (niño)</text:p>
          </table:table-cell>
          <table:table-cell office:value-type="string" calcext:value-type="string">
            <text:p>érzi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我的儿子五岁。</text:p>
          </table:table-cell>
          <table:table-cell office:value-type="string" calcext:value-type="string">
            <text:p>Wǒ de érzi wǔ suì.</text:p>
          </table:table-cell>
          <table:table-cell office:value-type="string" calcext:value-type="string">
            <text:p>Mi hijo tiene cinco años.</text:p>
          </table:table-cell>
          <table:table-cell office:value-type="string" calcext:value-type="string">
            <text:p>他是我儿子。</text:p>
          </table:table-cell>
          <table:table-cell office:value-type="string" calcext:value-type="string">
            <text:p>Tā shì wǒ érzi.</text:p>
          </table:table-cell>
          <table:table-cell office:value-type="string" calcext:value-type="string">
            <text:p>Él es mi hijo.</text:p>
          </table:table-cell>
          <table:table-cell table:formula="of:=COM.MICROSOFT.CONCAT([.A26];&quot;|&quot;;[.C26];&quot;|&quot;;[.D26];&quot;|&quot;;&quot;HSK1 Vocabulary&quot;;&quot;|&quot;;[.E26];&quot; - &quot;;[.F26];&quot; - &quot;;[.G26];&quot;|&quot;;[.H26];&quot; - &quot;;[.I26]; &quot; - &quot;; [.J26])" office:value-type="string" office:string-value="儿子|érzi|hijo|HSK1 Vocabulary|我的儿子五岁。 - Wǒ de érzi wǔ suì. - Mi hijo tiene cinco años.|他是我儿子。 - Tā shì wǒ érzi. - Él es mi hijo." calcext:value-type="string">
            <text:p>儿子|érzi|hijo|HSK1 Vocabulary|我的儿子五岁。 - Wǒ de érzi wǔ suì. - Mi hijo tiene cinco años.|他是我儿子。 - Tā shì wǒ érzi. - Él es mi hijo.</text:p>
          </table:table-cell>
          <table:table-cell table:formula="of:=COM.MICROSOFT.CONCAT([.A26];&quot;, &quot;;[.E26];[.H26])" office:value-type="string" office:string-value="儿子, 我的儿子五岁。他是我儿子。" calcext:value-type="string">
            <text:p>儿子, 我的儿子五岁。他是我儿子。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(Dos líneas horizontales)</text:p>
          </table:table-cell>
          <table:table-cell office:value-type="string" calcext:value-type="string">
            <text:p>è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二个人。</text:p>
          </table:table-cell>
          <table:table-cell office:value-type="string" calcext:value-type="string">
            <text:p>Èr gè rén.</text:p>
          </table:table-cell>
          <table:table-cell office:value-type="string" calcext:value-type="string">
            <text:p>Dos personas.</text:p>
          </table:table-cell>
          <table:table-cell office:value-type="string" calcext:value-type="string">
            <text:p>二块钱。</text:p>
          </table:table-cell>
          <table:table-cell office:value-type="string" calcext:value-type="string">
            <text:p>Èr kuài qián.</text:p>
          </table:table-cell>
          <table:table-cell office:value-type="string" calcext:value-type="string">
            <text:p>Dos yuanes.</text:p>
          </table:table-cell>
          <table:table-cell table:formula="of:=COM.MICROSOFT.CONCAT([.A27];&quot;|&quot;;[.C27];&quot;|&quot;;[.D27];&quot;|&quot;;&quot;HSK1 Vocabulary&quot;;&quot;|&quot;;[.E27];&quot; - &quot;;[.F27];&quot; - &quot;;[.G27];&quot;|&quot;;[.H27];&quot; - &quot;;[.I27]; &quot; - &quot;; [.J27])" office:value-type="string" office:string-value="二|èr|dos|HSK1 Vocabulary|二个人。 - Èr gè rén. - Dos personas.|二块钱。 - Èr kuài qián. - Dos yuanes." calcext:value-type="string">
            <text:p>二|èr|dos|HSK1 Vocabulary|二个人。 - Èr gè rén. - Dos personas.|二块钱。 - Èr kuài qián. - Dos yuanes.</text:p>
          </table:table-cell>
          <table:table-cell table:formula="of:=COM.MICROSOFT.CONCAT([.A27];&quot;, &quot;;[.E27];[.H27])" office:value-type="string" office:string-value="二, 二个人。二块钱。" calcext:value-type="string">
            <text:p>二, 二个人。二块钱。</text:p>
          </table:table-cell>
        </table:table-row>
        <table:table-row table:style-name="ro2">
          <table:table-cell office:value-type="string" calcext:value-type="string">
            <text:p>饭店</text:p>
          </table:table-cell>
          <table:table-cell office:value-type="string" calcext:value-type="string">
            <text:p>饭 (comida) + 店 (tienda)</text:p>
          </table:table-cell>
          <table:table-cell office:value-type="string" calcext:value-type="string">
            <text:p>fàndiàn</text:p>
          </table:table-cell>
          <table:table-cell office:value-type="string" calcext:value-type="string">
            <text:p>restaurante, hotel</text:p>
          </table:table-cell>
          <table:table-cell office:value-type="string" calcext:value-type="string">
            <text:p>去饭店吃饭。</text:p>
          </table:table-cell>
          <table:table-cell office:value-type="string" calcext:value-type="string">
            <text:p>Qù fàndiàn chī fàn.</text:p>
          </table:table-cell>
          <table:table-cell office:value-type="string" calcext:value-type="string">
            <text:p>Ir a un restaurante a comer.</text:p>
          </table:table-cell>
          <table:table-cell office:value-type="string" calcext:value-type="string">
            <text:p>这是一个饭店。</text:p>
          </table:table-cell>
          <table:table-cell office:value-type="string" calcext:value-type="string">
            <text:p>Zhè shì yí gè fàndiàn.</text:p>
          </table:table-cell>
          <table:table-cell office:value-type="string" calcext:value-type="string">
            <text:p>Esto es un restaurante.</text:p>
          </table:table-cell>
          <table:table-cell table:formula="of:=COM.MICROSOFT.CONCAT([.A28];&quot;|&quot;;[.C28];&quot;|&quot;;[.D28];&quot;|&quot;;&quot;HSK1 Vocabulary&quot;;&quot;|&quot;;[.E28];&quot; - &quot;;[.F28];&quot; - &quot;;[.G28];&quot;|&quot;;[.H28];&quot; - &quot;;[.I28]; &quot; - &quot;; [.J28])" office:value-type="string" office:string-value="饭店|fàndiàn|restaurante, hotel|HSK1 Vocabulary|去饭店吃饭。 - Qù fàndiàn chī fàn. - Ir a un restaurante a comer.|这是一个饭店。 - Zhè shì yí gè fàndiàn. - Esto es un restaurante." calcext:value-type="string">
            <text:p>饭店|fàndiàn|restaurante, hotel|HSK1 Vocabulary|去饭店吃饭。 - Qù fàndiàn chī fàn. - Ir a un restaurante a comer.|这是一个饭店。 - Zhè shì yí gè fàndiàn. - Esto es un restaurante.</text:p>
          </table:table-cell>
          <table:table-cell table:formula="of:=COM.MICROSOFT.CONCAT([.A28];&quot;, &quot;;[.E28];[.H28])" office:value-type="string" office:string-value="饭店, 去饭店吃饭。这是一个饭店。" calcext:value-type="string">
            <text:p>饭店, 去饭店吃饭。这是一个饭店。</text:p>
          </table:table-cell>
        </table:table-row>
        <table:table-row table:style-name="ro3">
          <table:table-cell office:value-type="string" calcext:value-type="string">
            <text:p>飞机</text:p>
          </table:table-cell>
          <table:table-cell office:value-type="string" calcext:value-type="string">
            <text:p>飞 (volar) + 机 (máquina)</text:p>
          </table:table-cell>
          <table:table-cell office:value-type="string" calcext:value-type="string">
            <text:p>fēijī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坐飞机去北京。</text:p>
          </table:table-cell>
          <table:table-cell office:value-type="string" calcext:value-type="string">
            <text:p>Zuò fēijī qù Běijīng.</text:p>
          </table:table-cell>
          <table:table-cell office:value-type="string" calcext:value-type="string">
            <text:p>Ir a Pekín en avión.</text:p>
          </table:table-cell>
          <table:table-cell office:value-type="string" calcext:value-type="string">
            <text:p>飞机很大。</text:p>
          </table:table-cell>
          <table:table-cell office:value-type="string" calcext:value-type="string">
            <text:p>Fēijī hěn dà.</text:p>
          </table:table-cell>
          <table:table-cell office:value-type="string" calcext:value-type="string">
            <text:p>El avión es muy grande.</text:p>
          </table:table-cell>
          <table:table-cell table:formula="of:=COM.MICROSOFT.CONCAT([.A29];&quot;|&quot;;[.C29];&quot;|&quot;;[.D29];&quot;|&quot;;&quot;HSK1 Vocabulary&quot;;&quot;|&quot;;[.E29];&quot; - &quot;;[.F29];&quot; - &quot;;[.G29];&quot;|&quot;;[.H29];&quot; - &quot;;[.I29]; &quot; - &quot;; [.J29])" office:value-type="string" office:string-value="飞机|fēijī|avión|HSK1 Vocabulary|坐飞机去北京。 - Zuò fēijī qù Běijīng. - Ir a Pekín en avión.|飞机很大。 - Fēijī hěn dà. - El avión es muy grande." calcext:value-type="string">
            <text:p>飞机|fēijī|avión|HSK1 Vocabulary|坐飞机去北京。 - Zuò fēijī qù Běijīng. - Ir a Pekín en avión.|飞机很大。 - Fēijī hěn dà. - El avión es muy grande.</text:p>
          </table:table-cell>
          <table:table-cell table:formula="of:=COM.MICROSOFT.CONCAT([.A29];&quot;, &quot;;[.E29];[.H29])" office:value-type="string" office:string-value="飞机, 坐飞机去北京。飞机很大。" calcext:value-type="string">
            <text:p>飞机, 坐飞机去北京。飞机很大。</text:p>
          </table:table-cell>
        </table:table-row>
        <table:table-row table:style-name="ro5">
          <table:table-cell office:value-type="string" calcext:value-type="string">
            <text:p>分钟</text:p>
          </table:table-cell>
          <table:table-cell office:value-type="string" calcext:value-type="string">
            <text:p>分 (minuto/divide) + 钟 (campana/reloj)</text:p>
          </table:table-cell>
          <table:table-cell office:value-type="string" calcext:value-type="string">
            <text:p>fēnzhōng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>五分钟。</text:p>
          </table:table-cell>
          <table:table-cell office:value-type="string" calcext:value-type="string">
            <text:p>Wǔ fēnzhōng.</text:p>
          </table:table-cell>
          <table:table-cell office:value-type="string" calcext:value-type="string">
            <text:p>Cinco minutos.</text:p>
          </table:table-cell>
          <table:table-cell office:value-type="string" calcext:value-type="string">
            <text:p>三分钟。</text:p>
          </table:table-cell>
          <table:table-cell office:value-type="string" calcext:value-type="string">
            <text:p>Sān fēnzhōng.</text:p>
          </table:table-cell>
          <table:table-cell office:value-type="string" calcext:value-type="string">
            <text:p>Tres minutos.</text:p>
          </table:table-cell>
          <table:table-cell table:formula="of:=COM.MICROSOFT.CONCAT([.A30];&quot;|&quot;;[.C30];&quot;|&quot;;[.D30];&quot;|&quot;;&quot;HSK1 Vocabulary&quot;;&quot;|&quot;;[.E30];&quot; - &quot;;[.F30];&quot; - &quot;;[.G30];&quot;|&quot;;[.H30];&quot; - &quot;;[.I30]; &quot; - &quot;; [.J30])" office:value-type="string" office:string-value="分钟|fēnzhōng|minuto|HSK1 Vocabulary|五分钟。 - Wǔ fēnzhōng. - Cinco minutos.|三分钟。 - Sān fēnzhōng. - Tres minutos." calcext:value-type="string">
            <text:p>分钟|fēnzhōng|minuto|HSK1 Vocabulary|五分钟。 - Wǔ fēnzhōng. - Cinco minutos.|三分钟。 - Sān fēnzhōng. - Tres minutos.</text:p>
          </table:table-cell>
          <table:table-cell table:formula="of:=COM.MICROSOFT.CONCAT([.A30];&quot;, &quot;;[.E30];[.H30])" office:value-type="string" office:string-value="分钟, 五分钟。三分钟。" calcext:value-type="string">
            <text:p>分钟, 五分钟。三分钟。</text:p>
          </table:table-cell>
        </table:table-row>
        <table:table-row table:style-name="ro2">
          <table:table-cell office:value-type="string" calcext:value-type="string">
            <text:p>高兴</text:p>
          </table:table-cell>
          <table:table-cell office:value-type="string" calcext:value-type="string">
            <text:p>高 (alto) + 兴 (próspero)</text:p>
          </table:table-cell>
          <table:table-cell office:value-type="string" calcext:value-type="string">
            <text:p>gāoxìng</text:p>
          </table:table-cell>
          <table:table-cell office:value-type="string" calcext:value-type="string">
            <text:p>alegre, contento</text:p>
          </table:table-cell>
          <table:table-cell office:value-type="string" calcext:value-type="string">
            <text:p>我很高兴。</text:p>
          </table:table-cell>
          <table:table-cell office:value-type="string" calcext:value-type="string">
            <text:p>Wǒ hěn gāoxìng.</text:p>
          </table:table-cell>
          <table:table-cell office:value-type="string" calcext:value-type="string">
            <text:p>Estoy muy contento.</text:p>
          </table:table-cell>
          <table:table-cell office:value-type="string" calcext:value-type="string">
            <text:p>我很高兴认识你。</text:p>
          </table:table-cell>
          <table:table-cell office:value-type="string" calcext:value-type="string">
            <text:p>Wǒ hěn gāoxìng rènshi nǐ.</text:p>
          </table:table-cell>
          <table:table-cell office:value-type="string" calcext:value-type="string">
            <text:p>Estoy muy contento de conocerte.</text:p>
          </table:table-cell>
          <table:table-cell table:formula="of:=COM.MICROSOFT.CONCAT([.A31];&quot;|&quot;;[.C31];&quot;|&quot;;[.D31];&quot;|&quot;;&quot;HSK1 Vocabulary&quot;;&quot;|&quot;;[.E31];&quot; - &quot;;[.F31];&quot; - &quot;;[.G31];&quot;|&quot;;[.H31];&quot; - &quot;;[.I31]; &quot; - &quot;; [.J31])" office:value-type="string" office:string-value="高兴|gāoxìng|alegre, contento|HSK1 Vocabulary|我很高兴。 - Wǒ hěn gāoxìng. - Estoy muy contento.|我很高兴认识你。 - Wǒ hěn gāoxìng rènshi nǐ. - Estoy muy contento de conocerte." calcext:value-type="string">
            <text:p>高兴|gāoxìng|alegre, contento|HSK1 Vocabulary|我很高兴。 - Wǒ hěn gāoxìng. - Estoy muy contento.|我很高兴认识你。 - Wǒ hěn gāoxìng rènshi nǐ. - Estoy muy contento de conocerte.</text:p>
          </table:table-cell>
          <table:table-cell table:formula="of:=COM.MICROSOFT.CONCAT([.A31];&quot;, &quot;;[.E31];[.H31])" office:value-type="string" office:string-value="高兴, 我很高兴。我很高兴认识你。" calcext:value-type="string">
            <text:p>高兴, 我很高兴。我很高兴认识你。</text:p>
          </table:table-cell>
        </table:table-row>
        <table:table-row table:style-name="ro3">
          <table:table-cell office:value-type="string" calcext:value-type="string">
            <text:p>个</text:p>
          </table:table-cell>
          <table:table-cell office:value-type="string" calcext:value-type="string">
            <text:p>人 (persona) + 丨 (línea)</text:p>
          </table:table-cell>
          <table:table-cell office:value-type="string" calcext:value-type="string">
            <text:p>gè</text:p>
          </table:table-cell>
          <table:table-cell office:value-type="string" calcext:value-type="string">
            <text:p>clasificador general</text:p>
          </table:table-cell>
          <table:table-cell office:value-type="string" calcext:value-type="string">
            <text:p>一个人</text:p>
          </table:table-cell>
          <table:table-cell office:value-type="string" calcext:value-type="string">
            <text:p>yí gè rén</text:p>
          </table:table-cell>
          <table:table-cell office:value-type="string" calcext:value-type="string">
            <text:p>Una persona</text:p>
          </table:table-cell>
          <table:table-cell office:value-type="string" calcext:value-type="string">
            <text:p>一个苹果</text:p>
          </table:table-cell>
          <table:table-cell office:value-type="string" calcext:value-type="string">
            <text:p>yí gè píngguǒ</text:p>
          </table:table-cell>
          <table:table-cell office:value-type="string" calcext:value-type="string">
            <text:p>una manzana</text:p>
          </table:table-cell>
          <table:table-cell table:formula="of:=COM.MICROSOFT.CONCAT([.A32];&quot;|&quot;;[.C32];&quot;|&quot;;[.D32];&quot;|&quot;;&quot;HSK1 Vocabulary&quot;;&quot;|&quot;;[.E32];&quot; - &quot;;[.F32];&quot; - &quot;;[.G32];&quot;|&quot;;[.H32];&quot; - &quot;;[.I32]; &quot; - &quot;; [.J32])" office:value-type="string" office:string-value="个|gè|clasificador general|HSK1 Vocabulary|一个人 - yí gè rén - Una persona|一个苹果 - yí gè píngguǒ - una manzana" calcext:value-type="string">
            <text:p>个|gè|clasificador general|HSK1 Vocabulary|一个人 - yí gè rén - Una persona|一个苹果 - yí gè píngguǒ - una manzana</text:p>
          </table:table-cell>
          <table:table-cell table:formula="of:=COM.MICROSOFT.CONCAT([.A32];&quot;, &quot;;[.E32];[.H32])" office:value-type="string" office:string-value="个, 一个人一个苹果" calcext:value-type="string">
            <text:p>个, 一个人一个苹果</text:p>
          </table:table-cell>
        </table:table-row>
        <table:table-row table:style-name="ro2">
          <table:table-cell office:value-type="string" calcext:value-type="string">
            <text:p>工作</text:p>
          </table:table-cell>
          <table:table-cell office:value-type="string" calcext:value-type="string">
            <text:p>工 (trabajo) + 作 (hacer)</text:p>
          </table:table-cell>
          <table:table-cell office:value-type="string" calcext:value-type="string">
            <text:p>gōngzuò</text:p>
          </table:table-cell>
          <table:table-cell office:value-type="string" calcext:value-type="string">
            <text:p>trabajo, trabajar</text:p>
          </table:table-cell>
          <table:table-cell office:value-type="string" calcext:value-type="string">
            <text:p>我的工作很好。</text:p>
          </table:table-cell>
          <table:table-cell office:value-type="string" calcext:value-type="string">
            <text:p>Wǒ de gōngzuò hěn hǎo.</text:p>
          </table:table-cell>
          <table:table-cell office:value-type="string" calcext:value-type="string">
            <text:p>Mi trabajo es muy bueno.</text:p>
          </table:table-cell>
          <table:table-cell office:value-type="string" calcext:value-type="string">
            <text:p>我在工作。</text:p>
          </table:table-cell>
          <table:table-cell office:value-type="string" calcext:value-type="string">
            <text:p>Wǒ zài gōngzuò.</text:p>
          </table:table-cell>
          <table:table-cell office:value-type="string" calcext:value-type="string">
            <text:p>Estoy trabajando.</text:p>
          </table:table-cell>
          <table:table-cell table:formula="of:=COM.MICROSOFT.CONCAT([.A33];&quot;|&quot;;[.C33];&quot;|&quot;;[.D33];&quot;|&quot;;&quot;HSK1 Vocabulary&quot;;&quot;|&quot;;[.E33];&quot; - &quot;;[.F33];&quot; - &quot;;[.G33];&quot;|&quot;;[.H33];&quot; - &quot;;[.I33]; &quot; - &quot;; [.J33])" office:value-type="string" office:string-value="工作|gōngzuò|trabajo, trabajar|HSK1 Vocabulary|我的工作很好。 - Wǒ de gōngzuò hěn hǎo. - Mi trabajo es muy bueno.|我在工作。 - Wǒ zài gōngzuò. - Estoy trabajando." calcext:value-type="string">
            <text:p>工作|gōngzuò|trabajo, trabajar|HSK1 Vocabulary|我的工作很好。 - Wǒ de gōngzuò hěn hǎo. - Mi trabajo es muy bueno.|我在工作。 - Wǒ zài gōngzuò. - Estoy trabajando.</text:p>
          </table:table-cell>
          <table:table-cell table:formula="of:=COM.MICROSOFT.CONCAT([.A33];&quot;, &quot;;[.E33];[.H33])" office:value-type="string" office:string-value="工作, 我的工作很好。我在工作。" calcext:value-type="string">
            <text:p>工作, 我的工作很好。我在工作。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犭 (perro) + 句 (frase)</text:p>
          </table:table-cell>
          <table:table-cell office:value-type="string" calcext:value-type="string">
            <text:p>gǒu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我的狗很小。</text:p>
          </table:table-cell>
          <table:table-cell office:value-type="string" calcext:value-type="string">
            <text:p>Wǒ de gǒu hěn xiǎo.</text:p>
          </table:table-cell>
          <table:table-cell office:value-type="string" calcext:value-type="string">
            <text:p>Mi perro es muy pequeño.</text:p>
          </table:table-cell>
          <table:table-cell office:value-type="string" calcext:value-type="string">
            <text:p>这是狗。</text:p>
          </table:table-cell>
          <table:table-cell office:value-type="string" calcext:value-type="string">
            <text:p>Zhè shì gǒu.</text:p>
          </table:table-cell>
          <table:table-cell office:value-type="string" calcext:value-type="string">
            <text:p>Esto es un perro.</text:p>
          </table:table-cell>
          <table:table-cell table:formula="of:=COM.MICROSOFT.CONCAT([.A34];&quot;|&quot;;[.C34];&quot;|&quot;;[.D34];&quot;|&quot;;&quot;HSK1 Vocabulary&quot;;&quot;|&quot;;[.E34];&quot; - &quot;;[.F34];&quot; - &quot;;[.G34];&quot;|&quot;;[.H34];&quot; - &quot;;[.I34]; &quot; - &quot;; [.J34])" office:value-type="string" office:string-value="狗|gǒu|perro|HSK1 Vocabulary|我的狗很小。 - Wǒ de gǒu hěn xiǎo. - Mi perro es muy pequeño.|这是狗。 - Zhè shì gǒu. - Esto es un perro." calcext:value-type="string">
            <text:p>狗|gǒu|perro|HSK1 Vocabulary|我的狗很小。 - Wǒ de gǒu hěn xiǎo. - Mi perro es muy pequeño.|这是狗。 - Zhè shì gǒu. - Esto es un perro.</text:p>
          </table:table-cell>
          <table:table-cell table:formula="of:=COM.MICROSOFT.CONCAT([.A34];&quot;, &quot;;[.E34];[.H34])" office:value-type="string" office:string-value="狗, 我的狗很小。这是狗。" calcext:value-type="string">
            <text:p>狗, 我的狗很小。这是狗。</text:p>
          </table:table-cell>
        </table:table-row>
        <table:table-row table:style-name="ro2">
          <table:table-cell office:value-type="string" calcext:value-type="string">
            <text:p>汉语</text:p>
          </table:table-cell>
          <table:table-cell office:value-type="string" calcext:value-type="string">
            <text:p>汉 (Han/China) + 语 (lengua)</text:p>
          </table:table-cell>
          <table:table-cell office:value-type="string" calcext:value-type="string">
            <text:p>Hànyǔ</text:p>
          </table:table-cell>
          <table:table-cell office:value-type="string" calcext:value-type="string">
            <text:p>idioma chino</text:p>
          </table:table-cell>
          <table:table-cell office:value-type="string" calcext:value-type="string">
            <text:p>学习汉语。</text:p>
          </table:table-cell>
          <table:table-cell office:value-type="string" calcext:value-type="string">
            <text:p>Xuéxí Hànyǔ.</text:p>
          </table:table-cell>
          <table:table-cell office:value-type="string" calcext:value-type="string">
            <text:p>Estudiar chino.</text:p>
          </table:table-cell>
          <table:table-cell office:value-type="string" calcext:value-type="string">
            <text:p>我说汉语。</text:p>
          </table:table-cell>
          <table:table-cell office:value-type="string" calcext:value-type="string">
            <text:p>Wǒ shuō Hànyǔ.</text:p>
          </table:table-cell>
          <table:table-cell office:value-type="string" calcext:value-type="string">
            <text:p>Hablo chino.</text:p>
          </table:table-cell>
          <table:table-cell table:formula="of:=COM.MICROSOFT.CONCAT([.A35];&quot;|&quot;;[.C35];&quot;|&quot;;[.D35];&quot;|&quot;;&quot;HSK1 Vocabulary&quot;;&quot;|&quot;;[.E35];&quot; - &quot;;[.F35];&quot; - &quot;;[.G35];&quot;|&quot;;[.H35];&quot; - &quot;;[.I35]; &quot; - &quot;; [.J35])" office:value-type="string" office:string-value="汉语|Hànyǔ|idioma chino|HSK1 Vocabulary|学习汉语。 - Xuéxí Hànyǔ. - Estudiar chino.|我说汉语。 - Wǒ shuō Hànyǔ. - Hablo chino." calcext:value-type="string">
            <text:p>汉语|Hànyǔ|idioma chino|HSK1 Vocabulary|学习汉语。 - Xuéxí Hànyǔ. - Estudiar chino.|我说汉语。 - Wǒ shuō Hànyǔ. - Hablo chino.</text:p>
          </table:table-cell>
          <table:table-cell table:formula="of:=COM.MICROSOFT.CONCAT([.A35];&quot;, &quot;;[.E35];[.H35])" office:value-type="string" office:string-value="汉语, 学习汉语。我说汉语。" calcext:value-type="string">
            <text:p>汉语, 学习汉语。我说汉语。</text:p>
          </table:table-cell>
        </table:table-row>
        <table:table-row table:style-name="ro3">
          <table:table-cell office:value-type="string" calcext:value-type="string">
            <text:p>好</text:p>
          </table:table-cell>
          <table:table-cell office:value-type="string" calcext:value-type="string">
            <text:p>女 (mujer) + 子 (niño)</text:p>
          </table:table-cell>
          <table:table-cell office:value-type="string" calcext:value-type="string">
            <text:p>hǎo</text:p>
          </table:table-cell>
          <table:table-cell office:value-type="string" calcext:value-type="string">
            <text:p>bueno, bien</text:p>
          </table:table-cell>
          <table:table-cell office:value-type="string" calcext:value-type="string">
            <text:p>你好！</text:p>
          </table:table-cell>
          <table:table-cell office:value-type="string" calcext:value-type="string">
            <text:p>Nǐ hǎo!</text:p>
          </table:table-cell>
          <table:table-cell office:value-type="string" calcext:value-type="string">
            <text:p>¡Hola! (Lit. Tú bien)</text:p>
          </table:table-cell>
          <table:table-cell office:value-type="string" calcext:value-type="string">
            <text:p>很好</text:p>
          </table:table-cell>
          <table:table-cell office:value-type="string" calcext:value-type="string">
            <text:p>hěn hǎo</text:p>
          </table:table-cell>
          <table:table-cell office:value-type="string" calcext:value-type="string">
            <text:p>muy bien</text:p>
          </table:table-cell>
          <table:table-cell table:formula="of:=COM.MICROSOFT.CONCAT([.A36];&quot;|&quot;;[.C36];&quot;|&quot;;[.D36];&quot;|&quot;;&quot;HSK1 Vocabulary&quot;;&quot;|&quot;;[.E36];&quot; - &quot;;[.F36];&quot; - &quot;;[.G36];&quot;|&quot;;[.H36];&quot; - &quot;;[.I36]; &quot; - &quot;; [.J36])" office:value-type="string" office:string-value="好|hǎo|bueno, bien|HSK1 Vocabulary|你好！ - Nǐ hǎo! - ¡Hola! (Lit. Tú bien)|很好 - hěn hǎo - muy bien" calcext:value-type="string">
            <text:p>好|hǎo|bueno, bien|HSK1 Vocabulary|你好！ - Nǐ hǎo! - ¡Hola! (Lit. Tú bien)|很好 - hěn hǎo - muy bien</text:p>
          </table:table-cell>
          <table:table-cell table:formula="of:=COM.MICROSOFT.CONCAT([.A36];&quot;, &quot;;[.E36];[.H36])" office:value-type="string" office:string-value="好, 你好！很好" calcext:value-type="string">
            <text:p>好, 你好！很好</text:p>
          </table:table-cell>
        </table:table-row>
        <table:table-row table:style-name="ro3">
          <table:table-cell office:value-type="string" calcext:value-type="string">
            <text:p>号</text:p>
          </table:table-cell>
          <table:table-cell office:value-type="string" calcext:value-type="string">
            <text:p>口 (boca) + 丂 (aire)</text:p>
          </table:table-cell>
          <table:table-cell office:value-type="string" calcext:value-type="string">
            <text:p>hào</text:p>
          </table:table-cell>
          <table:table-cell office:value-type="string" calcext:value-type="string">
            <text:p>número, día del mes</text:p>
          </table:table-cell>
          <table:table-cell office:value-type="string" calcext:value-type="string">
            <text:p>今天是五号。</text:p>
          </table:table-cell>
          <table:table-cell office:value-type="string" calcext:value-type="string">
            <text:p>Jīntiān shì wǔ hào.</text:p>
          </table:table-cell>
          <table:table-cell office:value-type="string" calcext:value-type="string">
            <text:p>Hoy es día 5.</text:p>
          </table:table-cell>
          <table:table-cell office:value-type="string" calcext:value-type="string">
            <text:p>你的号是多少？</text:p>
          </table:table-cell>
          <table:table-cell office:value-type="string" calcext:value-type="string">
            <text:p>Nǐ de hào shì duōshao?</text:p>
          </table:table-cell>
          <table:table-cell office:value-type="string" calcext:value-type="string">
            <text:p>¿Cuál es tu número?</text:p>
          </table:table-cell>
          <table:table-cell table:formula="of:=COM.MICROSOFT.CONCAT([.A37];&quot;|&quot;;[.C37];&quot;|&quot;;[.D37];&quot;|&quot;;&quot;HSK1 Vocabulary&quot;;&quot;|&quot;;[.E37];&quot; - &quot;;[.F37];&quot; - &quot;;[.G37];&quot;|&quot;;[.H37];&quot; - &quot;;[.I37]; &quot; - &quot;; [.J37])" office:value-type="string" office:string-value="号|hào|número, día del mes|HSK1 Vocabulary|今天是五号。 - Jīntiān shì wǔ hào. - Hoy es día 5.|你的号是多少？ - Nǐ de hào shì duōshao? - ¿Cuál es tu número?" calcext:value-type="string">
            <text:p>号|hào|número, día del mes|HSK1 Vocabulary|今天是五号。 - Jīntiān shì wǔ hào. - Hoy es día 5.|你的号是多少？ - Nǐ de hào shì duōshao? - ¿Cuál es tu número?</text:p>
          </table:table-cell>
          <table:table-cell table:formula="of:=COM.MICROSOFT.CONCAT([.A37];&quot;, &quot;;[.E37];[.H37])" office:value-type="string" office:string-value="号, 今天是五号。你的号是多少？" calcext:value-type="string">
            <text:p>号, 今天是五号。你的号是多少？</text:p>
          </table:table-cell>
        </table:table-row>
        <table:table-row table:style-name="ro3">
          <table:table-cell office:value-type="string" calcext:value-type="string">
            <text:p>喝</text:p>
          </table:table-cell>
          <table:table-cell office:value-type="string" calcext:value-type="string">
            <text:p>口 (boca) + 曷 (¿cómo?)</text:p>
          </table:table-cell>
          <table:table-cell office:value-type="string" calcext:value-type="string">
            <text:p>hē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喝水。</text:p>
          </table:table-cell>
          <table:table-cell office:value-type="string" calcext:value-type="string">
            <text:p>Hē shuǐ.</text:p>
          </table:table-cell>
          <table:table-cell office:value-type="string" calcext:value-type="string">
            <text:p>Beber agua.</text:p>
          </table:table-cell>
          <table:table-cell office:value-type="string" calcext:value-type="string">
            <text:p>喝茶</text:p>
          </table:table-cell>
          <table:table-cell office:value-type="string" calcext:value-type="string">
            <text:p>hē chá</text:p>
          </table:table-cell>
          <table:table-cell office:value-type="string" calcext:value-type="string">
            <text:p>beber té</text:p>
          </table:table-cell>
          <table:table-cell table:formula="of:=COM.MICROSOFT.CONCAT([.A38];&quot;|&quot;;[.C38];&quot;|&quot;;[.D38];&quot;|&quot;;&quot;HSK1 Vocabulary&quot;;&quot;|&quot;;[.E38];&quot; - &quot;;[.F38];&quot; - &quot;;[.G38];&quot;|&quot;;[.H38];&quot; - &quot;;[.I38]; &quot; - &quot;; [.J38])" office:value-type="string" office:string-value="喝|hē|beber|HSK1 Vocabulary|喝水。 - Hē shuǐ. - Beber agua.|喝茶 - hē chá - beber té" calcext:value-type="string">
            <text:p>喝|hē|beber|HSK1 Vocabulary|喝水。 - Hē shuǐ. - Beber agua.|喝茶 - hē chá - beber té</text:p>
          </table:table-cell>
          <table:table-cell table:formula="of:=COM.MICROSOFT.CONCAT([.A38];&quot;, &quot;;[.E38];[.H38])" office:value-type="string" office:string-value="喝, 喝水。喝茶" calcext:value-type="string">
            <text:p>喝, 喝水。喝茶</text:p>
          </table:table-cell>
        </table:table-row>
        <table:table-row table:style-name="ro3">
          <table:table-cell office:value-type="string" calcext:value-type="string">
            <text:p>和</text:p>
          </table:table-cell>
          <table:table-cell office:value-type="string" calcext:value-type="string">
            <text:p>禾 (grano) + 口 (boca)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y (conectar sustantivos)</text:p>
          </table:table-cell>
          <table:table-cell office:value-type="string" calcext:value-type="string">
            <text:p>我和他。</text:p>
          </table:table-cell>
          <table:table-cell office:value-type="string" calcext:value-type="string">
            <text:p>Wǒ hé tā.</text:p>
          </table:table-cell>
          <table:table-cell office:value-type="string" calcext:value-type="string">
            <text:p>Yo y él.</text:p>
          </table:table-cell>
          <table:table-cell office:value-type="string" calcext:value-type="string">
            <text:p>猫和狗</text:p>
          </table:table-cell>
          <table:table-cell office:value-type="string" calcext:value-type="string">
            <text:p>māo hé gǒu</text:p>
          </table:table-cell>
          <table:table-cell office:value-type="string" calcext:value-type="string">
            <text:p>gato y perro</text:p>
          </table:table-cell>
          <table:table-cell table:formula="of:=COM.MICROSOFT.CONCAT([.A39];&quot;|&quot;;[.C39];&quot;|&quot;;[.D39];&quot;|&quot;;&quot;HSK1 Vocabulary&quot;;&quot;|&quot;;[.E39];&quot; - &quot;;[.F39];&quot; - &quot;;[.G39];&quot;|&quot;;[.H39];&quot; - &quot;;[.I39]; &quot; - &quot;; [.J39])" office:value-type="string" office:string-value="和|hé|y (conectar sustantivos)|HSK1 Vocabulary|我和他。 - Wǒ hé tā. - Yo y él.|猫和狗 - māo hé gǒu - gato y perro" calcext:value-type="string">
            <text:p>和|hé|y (conectar sustantivos)|HSK1 Vocabulary|我和他。 - Wǒ hé tā. - Yo y él.|猫和狗 - māo hé gǒu - gato y perro</text:p>
          </table:table-cell>
          <table:table-cell table:formula="of:=COM.MICROSOFT.CONCAT([.A39];&quot;, &quot;;[.E39];[.H39])" office:value-type="string" office:string-value="和, 我和他。猫和狗" calcext:value-type="string">
            <text:p>和, 我和他。猫和狗</text:p>
          </table:table-cell>
        </table:table-row>
        <table:table-row table:style-name="ro3">
          <table:table-cell office:value-type="string" calcext:value-type="string">
            <text:p>很</text:p>
          </table:table-cell>
          <table:table-cell office:value-type="string" calcext:value-type="string">
            <text:p>彳 (paso) + 艮 (detener)</text:p>
          </table:table-cell>
          <table:table-cell office:value-type="string" calcext:value-type="string">
            <text:p>hěn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很好。</text:p>
          </table:table-cell>
          <table:table-cell office:value-type="string" calcext:value-type="string">
            <text:p>Hěn hǎo.</text:p>
          </table:table-cell>
          <table:table-cell office:value-type="string" calcext:value-type="string">
            <text:p>Muy bueno.</text:p>
          </table:table-cell>
          <table:table-cell office:value-type="string" calcext:value-type="string">
            <text:p>很小</text:p>
          </table:table-cell>
          <table:table-cell office:value-type="string" calcext:value-type="string">
            <text:p>hěn xiǎo</text:p>
          </table:table-cell>
          <table:table-cell office:value-type="string" calcext:value-type="string">
            <text:p>muy pequeño</text:p>
          </table:table-cell>
          <table:table-cell table:formula="of:=COM.MICROSOFT.CONCAT([.A40];&quot;|&quot;;[.C40];&quot;|&quot;;[.D40];&quot;|&quot;;&quot;HSK1 Vocabulary&quot;;&quot;|&quot;;[.E40];&quot; - &quot;;[.F40];&quot; - &quot;;[.G40];&quot;|&quot;;[.H40];&quot; - &quot;;[.I40]; &quot; - &quot;; [.J40])" office:value-type="string" office:string-value="很|hěn|muy|HSK1 Vocabulary|很好。 - Hěn hǎo. - Muy bueno.|很小 - hěn xiǎo - muy pequeño" calcext:value-type="string">
            <text:p>很|hěn|muy|HSK1 Vocabulary|很好。 - Hěn hǎo. - Muy bueno.|很小 - hěn xiǎo - muy pequeño</text:p>
          </table:table-cell>
          <table:table-cell table:formula="of:=COM.MICROSOFT.CONCAT([.A40];&quot;, &quot;;[.E40];[.H40])" office:value-type="string" office:string-value="很, 很好。很小" calcext:value-type="string">
            <text:p>很, 很好。很小</text:p>
          </table:table-cell>
        </table:table-row>
        <table:table-row table:style-name="ro2">
          <table:table-cell office:value-type="string" calcext:value-type="string">
            <text:p>后面</text:p>
          </table:table-cell>
          <table:table-cell office:value-type="string" calcext:value-type="string">
            <text:p>后 (reina/detrás) + 面 (cara)</text:p>
          </table:table-cell>
          <table:table-cell office:value-type="string" calcext:value-type="string">
            <text:p>hòumiàn</text:p>
          </table:table-cell>
          <table:table-cell office:value-type="string" calcext:value-type="string">
            <text:p>detrás, atrás</text:p>
          </table:table-cell>
          <table:table-cell office:value-type="string" calcext:value-type="string">
            <text:p>在后面。</text:p>
          </table:table-cell>
          <table:table-cell office:value-type="string" calcext:value-type="string">
            <text:p>Zài hòumiàn.</text:p>
          </table:table-cell>
          <table:table-cell office:value-type="string" calcext:value-type="string">
            <text:p>Está atrás.</text:p>
          </table:table-cell>
          <table:table-cell office:value-type="string" calcext:value-type="string">
            <text:p>他在后面。</text:p>
          </table:table-cell>
          <table:table-cell office:value-type="string" calcext:value-type="string">
            <text:p>Tā zài hòumiàn.</text:p>
          </table:table-cell>
          <table:table-cell office:value-type="string" calcext:value-type="string">
            <text:p>Él está atrás.</text:p>
          </table:table-cell>
          <table:table-cell table:formula="of:=COM.MICROSOFT.CONCAT([.A41];&quot;|&quot;;[.C41];&quot;|&quot;;[.D41];&quot;|&quot;;&quot;HSK1 Vocabulary&quot;;&quot;|&quot;;[.E41];&quot; - &quot;;[.F41];&quot; - &quot;;[.G41];&quot;|&quot;;[.H41];&quot; - &quot;;[.I41]; &quot; - &quot;; [.J41])" office:value-type="string" office:string-value="后面|hòumiàn|detrás, atrás|HSK1 Vocabulary|在后面。 - Zài hòumiàn. - Está atrás.|他在后面。 - Tā zài hòumiàn. - Él está atrás." calcext:value-type="string">
            <text:p>后面|hòumiàn|detrás, atrás|HSK1 Vocabulary|在后面。 - Zài hòumiàn. - Está atrás.|他在后面。 - Tā zài hòumiàn. - Él está atrás.</text:p>
          </table:table-cell>
          <table:table-cell table:formula="of:=COM.MICROSOFT.CONCAT([.A41];&quot;, &quot;;[.E41];[.H41])" office:value-type="string" office:string-value="后面, 在后面。他在后面。" calcext:value-type="string">
            <text:p>后面, 在后面。他在后面。</text:p>
          </table:table-cell>
        </table:table-row>
        <table:table-row table:style-name="ro2">
          <table:table-cell office:value-type="string" calcext:value-type="string">
            <text:p>回</text:p>
          </table:table-cell>
          <table:table-cell office:value-type="string" calcext:value-type="string">
            <text:p>(Espiral que simboliza volver)</text:p>
          </table:table-cell>
          <table:table-cell office:value-type="string" calcext:value-type="string">
            <text:p>huí</text:p>
          </table:table-cell>
          <table:table-cell office:value-type="string" calcext:value-type="string">
            <text:p>regresar</text:p>
          </table:table-cell>
          <table:table-cell office:value-type="string" calcext:value-type="string">
            <text:p>回家。</text:p>
          </table:table-cell>
          <table:table-cell office:value-type="string" calcext:value-type="string">
            <text:p>Huí jiā.</text:p>
          </table:table-cell>
          <table:table-cell office:value-type="string" calcext:value-type="string">
            <text:p>Regresar a casa.</text:p>
          </table:table-cell>
          <table:table-cell office:value-type="string" calcext:value-type="string">
            <text:p>我回家。</text:p>
          </table:table-cell>
          <table:table-cell office:value-type="string" calcext:value-type="string">
            <text:p>Wǒ huí jiā.</text:p>
          </table:table-cell>
          <table:table-cell office:value-type="string" calcext:value-type="string">
            <text:p>Regreso a casa.</text:p>
          </table:table-cell>
          <table:table-cell table:formula="of:=COM.MICROSOFT.CONCAT([.A42];&quot;|&quot;;[.C42];&quot;|&quot;;[.D42];&quot;|&quot;;&quot;HSK1 Vocabulary&quot;;&quot;|&quot;;[.E42];&quot; - &quot;;[.F42];&quot; - &quot;;[.G42];&quot;|&quot;;[.H42];&quot; - &quot;;[.I42]; &quot; - &quot;; [.J42])" office:value-type="string" office:string-value="回|huí|regresar|HSK1 Vocabulary|回家。 - Huí jiā. - Regresar a casa.|我回家。 - Wǒ huí jiā. - Regreso a casa." calcext:value-type="string">
            <text:p>回|huí|regresar|HSK1 Vocabulary|回家。 - Huí jiā. - Regresar a casa.|我回家。 - Wǒ huí jiā. - Regreso a casa.</text:p>
          </table:table-cell>
          <table:table-cell table:formula="of:=COM.MICROSOFT.CONCAT([.A42];&quot;, &quot;;[.E42];[.H42])" office:value-type="string" office:string-value="回, 回家。我回家。" calcext:value-type="string">
            <text:p>回, 回家。我回家。</text:p>
          </table:table-cell>
        </table:table-row>
        <table:table-row table:style-name="ro3">
          <table:table-cell office:value-type="string" calcext:value-type="string">
            <text:p>会</text:p>
          </table:table-cell>
          <table:table-cell office:value-type="string" calcext:value-type="string">
            <text:p>人 (persona) + 云 (nube)</text:p>
          </table:table-cell>
          <table:table-cell office:value-type="string" calcext:value-type="string">
            <text:p>huì</text:p>
          </table:table-cell>
          <table:table-cell office:value-type="string" calcext:value-type="string">
            <text:p>saber (hacer algo)</text:p>
          </table:table-cell>
          <table:table-cell office:value-type="string" calcext:value-type="string">
            <text:p>我会说汉语。</text:p>
          </table:table-cell>
          <table:table-cell office:value-type="string" calcext:value-type="string">
            <text:p>Wǒ huì shuō Hànyǔ.</text:p>
          </table:table-cell>
          <table:table-cell office:value-type="string" calcext:value-type="string">
            <text:p>Sé hablar chino.</text:p>
          </table:table-cell>
          <table:table-cell office:value-type="string" calcext:value-type="string">
            <text:p>我会做饭。</text:p>
          </table:table-cell>
          <table:table-cell office:value-type="string" calcext:value-type="string">
            <text:p>Wǒ huì zuò fàn.</text:p>
          </table:table-cell>
          <table:table-cell office:value-type="string" calcext:value-type="string">
            <text:p>Sé cocinar.</text:p>
          </table:table-cell>
          <table:table-cell table:formula="of:=COM.MICROSOFT.CONCAT([.A43];&quot;|&quot;;[.C43];&quot;|&quot;;[.D43];&quot;|&quot;;&quot;HSK1 Vocabulary&quot;;&quot;|&quot;;[.E43];&quot; - &quot;;[.F43];&quot; - &quot;;[.G43];&quot;|&quot;;[.H43];&quot; - &quot;;[.I43]; &quot; - &quot;; [.J43])" office:value-type="string" office:string-value="会|huì|saber (hacer algo)|HSK1 Vocabulary|我会说汉语。 - Wǒ huì shuō Hànyǔ. - Sé hablar chino.|我会做饭。 - Wǒ huì zuò fàn. - Sé cocinar." calcext:value-type="string">
            <text:p>会|huì|saber (hacer algo)|HSK1 Vocabulary|我会说汉语。 - Wǒ huì shuō Hànyǔ. - Sé hablar chino.|我会做饭。 - Wǒ huì zuò fàn. - Sé cocinar.</text:p>
          </table:table-cell>
          <table:table-cell table:formula="of:=COM.MICROSOFT.CONCAT([.A43];&quot;, &quot;;[.E43];[.H43])" office:value-type="string" office:string-value="会, 我会说汉语。我会做饭。" calcext:value-type="string">
            <text:p>会, 我会说汉语。我会做饭。</text:p>
          </table:table-cell>
        </table:table-row>
        <table:table-row table:style-name="ro3">
          <table:table-cell office:value-type="string" calcext:value-type="string">
            <text:p>几</text:p>
          </table:table-cell>
          <table:table-cell office:value-type="string" calcext:value-type="string">
            <text:p>(Símbolo de pequeña mesa)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cuántos, algunos</text:p>
          </table:table-cell>
          <table:table-cell office:value-type="string" calcext:value-type="string">
            <text:p>几个人？</text:p>
          </table:table-cell>
          <table:table-cell office:value-type="string" calcext:value-type="string">
            <text:p>Jǐ gè rén?</text:p>
          </table:table-cell>
          <table:table-cell office:value-type="string" calcext:value-type="string">
            <text:p>¿Cuántas personas?</text:p>
          </table:table-cell>
          <table:table-cell office:value-type="string" calcext:value-type="string">
            <text:p>几本书？</text:p>
          </table:table-cell>
          <table:table-cell office:value-type="string" calcext:value-type="string">
            <text:p>Jǐ běn shū?</text:p>
          </table:table-cell>
          <table:table-cell office:value-type="string" calcext:value-type="string">
            <text:p>¿Cuántos libros?</text:p>
          </table:table-cell>
          <table:table-cell table:formula="of:=COM.MICROSOFT.CONCAT([.A44];&quot;|&quot;;[.C44];&quot;|&quot;;[.D44];&quot;|&quot;;&quot;HSK1 Vocabulary&quot;;&quot;|&quot;;[.E44];&quot; - &quot;;[.F44];&quot; - &quot;;[.G44];&quot;|&quot;;[.H44];&quot; - &quot;;[.I44]; &quot; - &quot;; [.J44])" office:value-type="string" office:string-value="几|jǐ|cuántos, algunos|HSK1 Vocabulary|几个人？ - Jǐ gè rén? - ¿Cuántas personas?|几本书？ - Jǐ běn shū? - ¿Cuántos libros?" calcext:value-type="string">
            <text:p>几|jǐ|cuántos, algunos|HSK1 Vocabulary|几个人？ - Jǐ gè rén? - ¿Cuántas personas?|几本书？ - Jǐ běn shū? - ¿Cuántos libros?</text:p>
          </table:table-cell>
          <table:table-cell table:formula="of:=COM.MICROSOFT.CONCAT([.A44];&quot;, &quot;;[.E44];[.H44])" office:value-type="string" office:string-value="几, 几个人？几本书？" calcext:value-type="string">
            <text:p>几, 几个人？几本书？</text:p>
          </table:table-cell>
        </table:table-row>
        <table:table-row table:style-name="ro3">
          <table:table-cell office:value-type="string" calcext:value-type="string">
            <text:p>家</text:p>
          </table:table-cell>
          <table:table-cell office:value-type="string" calcext:value-type="string">
            <text:p>宀 (techo) + 豕 (cerdo)</text:p>
          </table:table-cell>
          <table:table-cell office:value-type="string" calcext:value-type="string">
            <text:p>jiā</text:p>
          </table:table-cell>
          <table:table-cell office:value-type="string" calcext:value-type="string">
            <text:p>casa, familia</text:p>
          </table:table-cell>
          <table:table-cell office:value-type="string" calcext:value-type="string">
            <text:p>我的家。</text:p>
          </table:table-cell>
          <table:table-cell office:value-type="string" calcext:value-type="string">
            <text:p>Wǒ de jiā.</text:p>
          </table:table-cell>
          <table:table-cell office:value-type="string" calcext:value-type="string">
            <text:p>Mi casa.</text:p>
          </table:table-cell>
          <table:table-cell office:value-type="string" calcext:value-type="string">
            <text:p>我家在北京。</text:p>
          </table:table-cell>
          <table:table-cell office:value-type="string" calcext:value-type="string">
            <text:p>Wǒ jiā zài Běijīng.</text:p>
          </table:table-cell>
          <table:table-cell office:value-type="string" calcext:value-type="string">
            <text:p>Mi casa está en Pekín.</text:p>
          </table:table-cell>
          <table:table-cell table:formula="of:=COM.MICROSOFT.CONCAT([.A45];&quot;|&quot;;[.C45];&quot;|&quot;;[.D45];&quot;|&quot;;&quot;HSK1 Vocabulary&quot;;&quot;|&quot;;[.E45];&quot; - &quot;;[.F45];&quot; - &quot;;[.G45];&quot;|&quot;;[.H45];&quot; - &quot;;[.I45]; &quot; - &quot;; [.J45])" office:value-type="string" office:string-value="家|jiā|casa, familia|HSK1 Vocabulary|我的家。 - Wǒ de jiā. - Mi casa.|我家在北京。 - Wǒ jiā zài Běijīng. - Mi casa está en Pekín." calcext:value-type="string">
            <text:p>家|jiā|casa, familia|HSK1 Vocabulary|我的家。 - Wǒ de jiā. - Mi casa.|我家在北京。 - Wǒ jiā zài Běijīng. - Mi casa está en Pekín.</text:p>
          </table:table-cell>
          <table:table-cell table:formula="of:=COM.MICROSOFT.CONCAT([.A45];&quot;, &quot;;[.E45];[.H45])" office:value-type="string" office:string-value="家, 我的家。我家在北京。" calcext:value-type="string">
            <text:p>家, 我的家。我家在北京。</text:p>
          </table:table-cell>
        </table:table-row>
        <table:table-row table:style-name="ro3">
          <table:table-cell office:value-type="string" calcext:value-type="string">
            <text:p>叫</text:p>
          </table:table-cell>
          <table:table-cell office:value-type="string" calcext:value-type="string">
            <text:p>口 (boca) + 丩 (grito)</text:p>
          </table:table-cell>
          <table:table-cell office:value-type="string" calcext:value-type="string">
            <text:p>jiào</text:p>
          </table:table-cell>
          <table:table-cell office:value-type="string" calcext:value-type="string">
            <text:p>llamarse</text:p>
          </table:table-cell>
          <table:table-cell office:value-type="string" calcext:value-type="string">
            <text:p>你叫什么名字？</text:p>
          </table:table-cell>
          <table:table-cell office:value-type="string" calcext:value-type="string">
            <text:p>Nǐ jiào shénme míngzì?</text:p>
          </table:table-cell>
          <table:table-cell office:value-type="string" calcext:value-type="string">
            <text:p>¿Cómo te llamas?</text:p>
          </table:table-cell>
          <table:table-cell office:value-type="string" calcext:value-type="string">
            <text:p>我叫小明。</text:p>
          </table:table-cell>
          <table:table-cell office:value-type="string" calcext:value-type="string">
            <text:p>Wǒ jiào Xiǎo Míng.</text:p>
          </table:table-cell>
          <table:table-cell office:value-type="string" calcext:value-type="string">
            <text:p>Me llamo Xiao Ming.</text:p>
          </table:table-cell>
          <table:table-cell table:formula="of:=COM.MICROSOFT.CONCAT([.A46];&quot;|&quot;;[.C46];&quot;|&quot;;[.D46];&quot;|&quot;;&quot;HSK1 Vocabulary&quot;;&quot;|&quot;;[.E46];&quot; - &quot;;[.F46];&quot; - &quot;;[.G46];&quot;|&quot;;[.H46];&quot; - &quot;;[.I46]; &quot; - &quot;; [.J46])" office:value-type="string" office:string-value="叫|jiào|llamarse|HSK1 Vocabulary|你叫什么名字？ - Nǐ jiào shénme míngzì? - ¿Cómo te llamas?|我叫小明。 - Wǒ jiào Xiǎo Míng. - Me llamo Xiao Ming." calcext:value-type="string">
            <text:p>叫|jiào|llamarse|HSK1 Vocabulary|你叫什么名字？ - Nǐ jiào shénme míngzì? - ¿Cómo te llamas?|我叫小明。 - Wǒ jiào Xiǎo Míng. - Me llamo Xiao Ming.</text:p>
          </table:table-cell>
          <table:table-cell table:formula="of:=COM.MICROSOFT.CONCAT([.A46];&quot;, &quot;;[.E46];[.H46])" office:value-type="string" office:string-value="叫, 你叫什么名字？我叫小明。" calcext:value-type="string">
            <text:p>叫, 你叫什么名字？我叫小明。</text:p>
          </table:table-cell>
        </table:table-row>
        <table:table-row table:style-name="ro3">
          <table:table-cell office:value-type="string" calcext:value-type="string">
            <text:p>今天</text:p>
          </table:table-cell>
          <table:table-cell office:value-type="string" calcext:value-type="string">
            <text:p>今 (ahora) + 天 (día/cielo)</text:p>
          </table:table-cell>
          <table:table-cell office:value-type="string" calcext:value-type="string">
            <text:p>jīntiān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今天很好。</text:p>
          </table:table-cell>
          <table:table-cell office:value-type="string" calcext:value-type="string">
            <text:p>Jīntiān hěn hǎo.</text:p>
          </table:table-cell>
          <table:table-cell office:value-type="string" calcext:value-type="string">
            <text:p>Hoy está muy bien.</text:p>
          </table:table-cell>
          <table:table-cell office:value-type="string" calcext:value-type="string">
            <text:p>今天星期一。</text:p>
          </table:table-cell>
          <table:table-cell office:value-type="string" calcext:value-type="string">
            <text:p>Jīntiān xīngqīyī.</text:p>
          </table:table-cell>
          <table:table-cell office:value-type="string" calcext:value-type="string">
            <text:p>Hoy es lunes.</text:p>
          </table:table-cell>
          <table:table-cell table:formula="of:=COM.MICROSOFT.CONCAT([.A47];&quot;|&quot;;[.C47];&quot;|&quot;;[.D47];&quot;|&quot;;&quot;HSK1 Vocabulary&quot;;&quot;|&quot;;[.E47];&quot; - &quot;;[.F47];&quot; - &quot;;[.G47];&quot;|&quot;;[.H47];&quot; - &quot;;[.I47]; &quot; - &quot;; [.J47])" office:value-type="string" office:string-value="今天|jīntiān|hoy|HSK1 Vocabulary|今天很好。 - Jīntiān hěn hǎo. - Hoy está muy bien.|今天星期一。 - Jīntiān xīngqīyī. - Hoy es lunes." calcext:value-type="string">
            <text:p>今天|jīntiān|hoy|HSK1 Vocabulary|今天很好。 - Jīntiān hěn hǎo. - Hoy está muy bien.|今天星期一。 - Jīntiān xīngqīyī. - Hoy es lunes.</text:p>
          </table:table-cell>
          <table:table-cell table:formula="of:=COM.MICROSOFT.CONCAT([.A47];&quot;, &quot;;[.E47];[.H47])" office:value-type="string" office:string-value="今天, 今天很好。今天星期一。" calcext:value-type="string">
            <text:p>今天, 今天很好。今天星期一。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(Símbolo de brazo torcido)</text:p>
          </table:table-cell>
          <table:table-cell office:value-type="string" calcext:value-type="string">
            <text:p>jiǔ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九本书。</text:p>
          </table:table-cell>
          <table:table-cell office:value-type="string" calcext:value-type="string">
            <text:p>Jiǔ běn shū.</text:p>
          </table:table-cell>
          <table:table-cell office:value-type="string" calcext:value-type="string">
            <text:p>Nueve libros.</text:p>
          </table:table-cell>
          <table:table-cell office:value-type="string" calcext:value-type="string">
            <text:p>九个人</text:p>
          </table:table-cell>
          <table:table-cell office:value-type="string" calcext:value-type="string">
            <text:p>jiǔ gè rén</text:p>
          </table:table-cell>
          <table:table-cell office:value-type="string" calcext:value-type="string">
            <text:p>nueve personas</text:p>
          </table:table-cell>
          <table:table-cell table:formula="of:=COM.MICROSOFT.CONCAT([.A48];&quot;|&quot;;[.C48];&quot;|&quot;;[.D48];&quot;|&quot;;&quot;HSK1 Vocabulary&quot;;&quot;|&quot;;[.E48];&quot; - &quot;;[.F48];&quot; - &quot;;[.G48];&quot;|&quot;;[.H48];&quot; - &quot;;[.I48]; &quot; - &quot;; [.J48])" office:value-type="string" office:string-value="九|jiǔ|nueve|HSK1 Vocabulary|九本书。 - Jiǔ běn shū. - Nueve libros.|九个人 - jiǔ gè rén - nueve personas" calcext:value-type="string">
            <text:p>九|jiǔ|nueve|HSK1 Vocabulary|九本书。 - Jiǔ běn shū. - Nueve libros.|九个人 - jiǔ gè rén - nueve personas</text:p>
          </table:table-cell>
          <table:table-cell table:formula="of:=COM.MICROSOFT.CONCAT([.A48];&quot;, &quot;;[.E48];[.H48])" office:value-type="string" office:string-value="九, 九本书。九个人" calcext:value-type="string">
            <text:p>九, 九本书。九个人</text:p>
          </table:table-cell>
        </table:table-row>
        <table:table-row table:style-name="ro3">
          <table:table-cell office:value-type="string" calcext:value-type="string">
            <text:p>开</text:p>
          </table:table-cell>
          <table:table-cell office:value-type="string" calcext:value-type="string">
            <text:p>一 (uno) + 廾 (dos manos)</text:p>
          </table:table-cell>
          <table:table-cell office:value-type="string" calcext:value-type="string">
            <text:p>kāi</text:p>
          </table:table-cell>
          <table:table-cell office:value-type="string" calcext:value-type="string">
            <text:p>abrir, conducir</text:p>
          </table:table-cell>
          <table:table-cell office:value-type="string" calcext:value-type="string">
            <text:p>开门。</text:p>
          </table:table-cell>
          <table:table-cell office:value-type="string" calcext:value-type="string">
            <text:p>Kāi mén.</text:p>
          </table:table-cell>
          <table:table-cell office:value-type="string" calcext:value-type="string">
            <text:p>Abrir la puerta.</text:p>
          </table:table-cell>
          <table:table-cell office:value-type="string" calcext:value-type="string">
            <text:p>开车</text:p>
          </table:table-cell>
          <table:table-cell office:value-type="string" calcext:value-type="string">
            <text:p>kāi chē</text:p>
          </table:table-cell>
          <table:table-cell office:value-type="string" calcext:value-type="string">
            <text:p>conducir un coche</text:p>
          </table:table-cell>
          <table:table-cell table:formula="of:=COM.MICROSOFT.CONCAT([.A49];&quot;|&quot;;[.C49];&quot;|&quot;;[.D49];&quot;|&quot;;&quot;HSK1 Vocabulary&quot;;&quot;|&quot;;[.E49];&quot; - &quot;;[.F49];&quot; - &quot;;[.G49];&quot;|&quot;;[.H49];&quot; - &quot;;[.I49]; &quot; - &quot;; [.J49])" office:value-type="string" office:string-value="开|kāi|abrir, conducir|HSK1 Vocabulary|开门。 - Kāi mén. - Abrir la puerta.|开车 - kāi chē - conducir un coche" calcext:value-type="string">
            <text:p>开|kāi|abrir, conducir|HSK1 Vocabulary|开门。 - Kāi mén. - Abrir la puerta.|开车 - kāi chē - conducir un coche</text:p>
          </table:table-cell>
          <table:table-cell table:formula="of:=COM.MICROSOFT.CONCAT([.A49];&quot;, &quot;;[.E49];[.H49])" office:value-type="string" office:string-value="开, 开门。开车" calcext:value-type="string">
            <text:p>开, 开门。开车</text:p>
          </table:table-cell>
        </table:table-row>
        <table:table-row table:style-name="ro3">
          <table:table-cell office:value-type="string" calcext:value-type="string">
            <text:p>看</text:p>
          </table:table-cell>
          <table:table-cell office:value-type="string" calcext:value-type="string">
            <text:p>手 (mano) + 目 (ojo)</text:p>
          </table:table-cell>
          <table:table-cell office:value-type="string" calcext:value-type="string">
            <text:p>kàn</text:p>
          </table:table-cell>
          <table:table-cell office:value-type="string" calcext:value-type="string">
            <text:p>ver, mirar</text:p>
          </table:table-cell>
          <table:table-cell office:value-type="string" calcext:value-type="string">
            <text:p>看书。</text:p>
          </table:table-cell>
          <table:table-cell office:value-type="string" calcext:value-type="string">
            <text:p>Kàn shū.</text:p>
          </table:table-cell>
          <table:table-cell office:value-type="string" calcext:value-type="string">
            <text:p>Leer un libro (mirar).</text:p>
          </table:table-cell>
          <table:table-cell office:value-type="string" calcext:value-type="string">
            <text:p>我看电视。</text:p>
          </table:table-cell>
          <table:table-cell office:value-type="string" calcext:value-type="string">
            <text:p>Wǒ kàn diànshì.</text:p>
          </table:table-cell>
          <table:table-cell office:value-type="string" calcext:value-type="string">
            <text:p>Veo la televisión.</text:p>
          </table:table-cell>
          <table:table-cell table:formula="of:=COM.MICROSOFT.CONCAT([.A50];&quot;|&quot;;[.C50];&quot;|&quot;;[.D50];&quot;|&quot;;&quot;HSK1 Vocabulary&quot;;&quot;|&quot;;[.E50];&quot; - &quot;;[.F50];&quot; - &quot;;[.G50];&quot;|&quot;;[.H50];&quot; - &quot;;[.I50]; &quot; - &quot;; [.J50])" office:value-type="string" office:string-value="看|kàn|ver, mirar|HSK1 Vocabulary|看书。 - Kàn shū. - Leer un libro (mirar).|我看电视。 - Wǒ kàn diànshì. - Veo la televisión." calcext:value-type="string">
            <text:p>看|kàn|ver, mirar|HSK1 Vocabulary|看书。 - Kàn shū. - Leer un libro (mirar).|我看电视。 - Wǒ kàn diànshì. - Veo la televisión.</text:p>
          </table:table-cell>
          <table:table-cell table:formula="of:=COM.MICROSOFT.CONCAT([.A50];&quot;, &quot;;[.E50];[.H50])" office:value-type="string" office:string-value="看, 看书。我看电视。" calcext:value-type="string">
            <text:p>看, 看书。我看电视。</text:p>
          </table:table-cell>
        </table:table-row>
        <table:table-row table:style-name="ro3">
          <table:table-cell office:value-type="string" calcext:value-type="string">
            <text:p>看见</text:p>
          </table:table-cell>
          <table:table-cell office:value-type="string" calcext:value-type="string">
            <text:p>看 (mirar) + 见 (ver)</text:p>
          </table:table-cell>
          <table:table-cell office:value-type="string" calcext:value-type="string">
            <text:p>kànjiàn</text:p>
          </table:table-cell>
          <table:table-cell office:value-type="string" calcext:value-type="string">
            <text:p>ver (percibir)</text:p>
          </table:table-cell>
          <table:table-cell office:value-type="string" calcext:value-type="string">
            <text:p>我看见你。</text:p>
          </table:table-cell>
          <table:table-cell office:value-type="string" calcext:value-type="string">
            <text:p>Wǒ kànjiàn nǐ.</text:p>
          </table:table-cell>
          <table:table-cell office:value-type="string" calcext:value-type="string">
            <text:p>Te veo.</text:p>
          </table:table-cell>
          <table:table-cell office:value-type="string" calcext:value-type="string">
            <text:p>我看见一本书。</text:p>
          </table:table-cell>
          <table:table-cell office:value-type="string" calcext:value-type="string">
            <text:p>Wǒ kànjiàn yì běn shū.</text:p>
          </table:table-cell>
          <table:table-cell office:value-type="string" calcext:value-type="string">
            <text:p>Veo un libro.</text:p>
          </table:table-cell>
          <table:table-cell table:formula="of:=COM.MICROSOFT.CONCAT([.A51];&quot;|&quot;;[.C51];&quot;|&quot;;[.D51];&quot;|&quot;;&quot;HSK1 Vocabulary&quot;;&quot;|&quot;;[.E51];&quot; - &quot;;[.F51];&quot; - &quot;;[.G51];&quot;|&quot;;[.H51];&quot; - &quot;;[.I51]; &quot; - &quot;; [.J51])" office:value-type="string" office:string-value="看见|kànjiàn|ver (percibir)|HSK1 Vocabulary|我看见你。 - Wǒ kànjiàn nǐ. - Te veo.|我看见一本书。 - Wǒ kànjiàn yì běn shū. - Veo un libro." calcext:value-type="string">
            <text:p>看见|kànjiàn|ver (percibir)|HSK1 Vocabulary|我看见你。 - Wǒ kànjiàn nǐ. - Te veo.|我看见一本书。 - Wǒ kànjiàn yì běn shū. - Veo un libro.</text:p>
          </table:table-cell>
          <table:table-cell table:formula="of:=COM.MICROSOFT.CONCAT([.A51];&quot;, &quot;;[.E51];[.H51])" office:value-type="string" office:string-value="看见, 我看见你。我看见一本书。" calcext:value-type="string">
            <text:p>看见, 我看见你。我看见一本书。</text:p>
          </table:table-cell>
        </table:table-row>
        <table:table-row table:style-name="ro3">
          <table:table-cell office:value-type="string" calcext:value-type="string">
            <text:p>块</text:p>
          </table:table-cell>
          <table:table-cell office:value-type="string" calcext:value-type="string">
            <text:p>土 (tierra) + 夬 (decidir)</text:p>
          </table:table-cell>
          <table:table-cell office:value-type="string" calcext:value-type="string">
            <text:p>kuài</text:p>
          </table:table-cell>
          <table:table-cell office:value-type="string" calcext:value-type="string">
            <text:p>yuan (unidad monetaria)</text:p>
          </table:table-cell>
          <table:table-cell office:value-type="string" calcext:value-type="string">
            <text:p>一块钱。</text:p>
          </table:table-cell>
          <table:table-cell office:value-type="string" calcext:value-type="string">
            <text:p>Yí kuài qián.</text:p>
          </table:table-cell>
          <table:table-cell office:value-type="string" calcext:value-type="string">
            <text:p>Un yuan.</text:p>
          </table:table-cell>
          <table:table-cell office:value-type="string" calcext:value-type="string">
            <text:p>十块钱</text:p>
          </table:table-cell>
          <table:table-cell office:value-type="string" calcext:value-type="string">
            <text:p>shí kuài qián</text:p>
          </table:table-cell>
          <table:table-cell office:value-type="string" calcext:value-type="string">
            <text:p>diez yuanes</text:p>
          </table:table-cell>
          <table:table-cell table:formula="of:=COM.MICROSOFT.CONCAT([.A52];&quot;|&quot;;[.C52];&quot;|&quot;;[.D52];&quot;|&quot;;&quot;HSK1 Vocabulary&quot;;&quot;|&quot;;[.E52];&quot; - &quot;;[.F52];&quot; - &quot;;[.G52];&quot;|&quot;;[.H52];&quot; - &quot;;[.I52]; &quot; - &quot;; [.J52])" office:value-type="string" office:string-value="块|kuài|yuan (unidad monetaria)|HSK1 Vocabulary|一块钱。 - Yí kuài qián. - Un yuan.|十块钱 - shí kuài qián - diez yuanes" calcext:value-type="string">
            <text:p>块|kuài|yuan (unidad monetaria)|HSK1 Vocabulary|一块钱。 - Yí kuài qián. - Un yuan.|十块钱 - shí kuài qián - diez yuanes</text:p>
          </table:table-cell>
          <table:table-cell table:formula="of:=COM.MICROSOFT.CONCAT([.A52];&quot;, &quot;;[.E52];[.H52])" office:value-type="string" office:string-value="块, 一块钱。十块钱" calcext:value-type="string">
            <text:p>块, 一块钱。十块钱</text:p>
          </table:table-cell>
        </table:table-row>
        <table:table-row table:style-name="ro2">
          <table:table-cell office:value-type="string" calcext:value-type="string">
            <text:p>来</text:p>
          </table:table-cell>
          <table:table-cell office:value-type="string" calcext:value-type="string">
            <text:p>(Símbolo de planta de trigo)</text:p>
          </table:table-cell>
          <table:table-cell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来中国。</text:p>
          </table:table-cell>
          <table:table-cell office:value-type="string" calcext:value-type="string">
            <text:p>Lái Zhōngguó.</text:p>
          </table:table-cell>
          <table:table-cell office:value-type="string" calcext:value-type="string">
            <text:p>Venir a China.</text:p>
          </table:table-cell>
          <table:table-cell office:value-type="string" calcext:value-type="string">
            <text:p>他来北京。</text:p>
          </table:table-cell>
          <table:table-cell office:value-type="string" calcext:value-type="string">
            <text:p>Tā lái Běijīng.</text:p>
          </table:table-cell>
          <table:table-cell office:value-type="string" calcext:value-type="string">
            <text:p>Él viene a Pekín.</text:p>
          </table:table-cell>
          <table:table-cell table:formula="of:=COM.MICROSOFT.CONCAT([.A53];&quot;|&quot;;[.C53];&quot;|&quot;;[.D53];&quot;|&quot;;&quot;HSK1 Vocabulary&quot;;&quot;|&quot;;[.E53];&quot; - &quot;;[.F53];&quot; - &quot;;[.G53];&quot;|&quot;;[.H53];&quot; - &quot;;[.I53]; &quot; - &quot;; [.J53])" office:value-type="string" office:string-value="来|lái|venir|HSK1 Vocabulary|来中国。 - Lái Zhōngguó. - Venir a China.|他来北京。 - Tā lái Běijīng. - Él viene a Pekín." calcext:value-type="string">
            <text:p>来|lái|venir|HSK1 Vocabulary|来中国。 - Lái Zhōngguó. - Venir a China.|他来北京。 - Tā lái Běijīng. - Él viene a Pekín.</text:p>
          </table:table-cell>
          <table:table-cell table:formula="of:=COM.MICROSOFT.CONCAT([.A53];&quot;, &quot;;[.E53];[.H53])" office:value-type="string" office:string-value="来, 来中国。他来北京。" calcext:value-type="string">
            <text:p>来, 来中国。他来北京。</text:p>
          </table:table-cell>
        </table:table-row>
        <table:table-row table:style-name="ro3">
          <table:table-cell office:value-type="string" calcext:value-type="string">
            <text:p>老师</text:p>
          </table:table-cell>
          <table:table-cell office:value-type="string" calcext:value-type="string">
            <text:p>老 (viejo) + 师 (maestro)</text:p>
          </table:table-cell>
          <table:table-cell office:value-type="string" calcext:value-type="string">
            <text:p>lǎoshī</text:p>
          </table:table-cell>
          <table:table-cell office:value-type="string" calcext:value-type="string">
            <text:p>profesor</text:p>
          </table:table-cell>
          <table:table-cell office:value-type="string" calcext:value-type="string">
            <text:p>他是老师。</text:p>
          </table:table-cell>
          <table:table-cell office:value-type="string" calcext:value-type="string">
            <text:p>Tā shì lǎoshī.</text:p>
          </table:table-cell>
          <table:table-cell office:value-type="string" calcext:value-type="string">
            <text:p>Él es profesor.</text:p>
          </table:table-cell>
          <table:table-cell office:value-type="string" calcext:value-type="string">
            <text:p>我的老师很好。</text:p>
          </table:table-cell>
          <table:table-cell office:value-type="string" calcext:value-type="string">
            <text:p>Wǒ de lǎoshī hěn hǎo.</text:p>
          </table:table-cell>
          <table:table-cell office:value-type="string" calcext:value-type="string">
            <text:p>Mi profesor es muy bueno.</text:p>
          </table:table-cell>
          <table:table-cell table:formula="of:=COM.MICROSOFT.CONCAT([.A54];&quot;|&quot;;[.C54];&quot;|&quot;;[.D54];&quot;|&quot;;&quot;HSK1 Vocabulary&quot;;&quot;|&quot;;[.E54];&quot; - &quot;;[.F54];&quot; - &quot;;[.G54];&quot;|&quot;;[.H54];&quot; - &quot;;[.I54]; &quot; - &quot;; [.J54])" office:value-type="string" office:string-value="老师|lǎoshī|profesor|HSK1 Vocabulary|他是老师。 - Tā shì lǎoshī. - Él es profesor.|我的老师很好。 - Wǒ de lǎoshī hěn hǎo. - Mi profesor es muy bueno." calcext:value-type="string">
            <text:p>老师|lǎoshī|profesor|HSK1 Vocabulary|他是老师。 - Tā shì lǎoshī. - Él es profesor.|我的老师很好。 - Wǒ de lǎoshī hěn hǎo. - Mi profesor es muy bueno.</text:p>
          </table:table-cell>
          <table:table-cell table:formula="of:=COM.MICROSOFT.CONCAT([.A54];&quot;, &quot;;[.E54];[.H54])" office:value-type="string" office:string-value="老师, 他是老师。我的老师很好。" calcext:value-type="string">
            <text:p>老师, 他是老师。我的老师很好。</text:p>
          </table:table-cell>
        </table:table-row>
        <table:table-row table:style-name="ro2">
          <table:table-cell office:value-type="string" calcext:value-type="string">
            <text:p>了</text:p>
          </table:table-cell>
          <table:table-cell office:value-type="string" calcext:value-type="string">
            <text:p>(Símbolo de bebé en brazos)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artícula de aspecto</text:p>
          </table:table-cell>
          <table:table-cell office:value-type="string" calcext:value-type="string">
            <text:p>我来了。</text:p>
          </table:table-cell>
          <table:table-cell office:value-type="string" calcext:value-type="string">
            <text:p>Wǒ lái le.</text:p>
          </table:table-cell>
          <table:table-cell office:value-type="string" calcext:value-type="string">
            <text:p>Ya vine. / He llegado.</text:p>
          </table:table-cell>
          <table:table-cell office:value-type="string" calcext:value-type="string">
            <text:p>我吃了。</text:p>
          </table:table-cell>
          <table:table-cell office:value-type="string" calcext:value-type="string">
            <text:p>Wǒ chī le.</text:p>
          </table:table-cell>
          <table:table-cell office:value-type="string" calcext:value-type="string">
            <text:p>Ya comí.</text:p>
          </table:table-cell>
          <table:table-cell table:formula="of:=COM.MICROSOFT.CONCAT([.A55];&quot;|&quot;;[.C55];&quot;|&quot;;[.D55];&quot;|&quot;;&quot;HSK1 Vocabulary&quot;;&quot;|&quot;;[.E55];&quot; - &quot;;[.F55];&quot; - &quot;;[.G55];&quot;|&quot;;[.H55];&quot; - &quot;;[.I55]; &quot; - &quot;; [.J55])" office:value-type="string" office:string-value="了|le|partícula de aspecto|HSK1 Vocabulary|我来了。 - Wǒ lái le. - Ya vine. / He llegado.|我吃了。 - Wǒ chī le. - Ya comí." calcext:value-type="string">
            <text:p>了|le|partícula de aspecto|HSK1 Vocabulary|我来了。 - Wǒ lái le. - Ya vine. / He llegado.|我吃了。 - Wǒ chī le. - Ya comí.</text:p>
          </table:table-cell>
          <table:table-cell table:formula="of:=COM.MICROSOFT.CONCAT([.A55];&quot;, &quot;;[.E55];[.H55])" office:value-type="string" office:string-value="了, 我来了。我吃了。" calcext:value-type="string">
            <text:p>了, 我来了。我吃了。</text:p>
          </table:table-cell>
        </table:table-row>
        <table:table-row table:style-name="ro3">
          <table:table-cell office:value-type="string" calcext:value-type="string">
            <text:p>冷</text:p>
          </table:table-cell>
          <table:table-cell office:value-type="string" calcext:value-type="string">
            <text:p>冫 (hielo) + 令 (orden)</text:p>
          </table:table-cell>
          <table:table-cell office:value-type="string" calcext:value-type="string">
            <text:p>lěng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今天很冷。</text:p>
          </table:table-cell>
          <table:table-cell office:value-type="string" calcext:value-type="string">
            <text:p>Jīntiān hěn lěng.</text:p>
          </table:table-cell>
          <table:table-cell office:value-type="string" calcext:value-type="string">
            <text:p>Hoy hace mucho frío.</text:p>
          </table:table-cell>
          <table:table-cell office:value-type="string" calcext:value-type="string">
            <text:p>很冷</text:p>
          </table:table-cell>
          <table:table-cell office:value-type="string" calcext:value-type="string">
            <text:p>hěn lěng</text:p>
          </table:table-cell>
          <table:table-cell office:value-type="string" calcext:value-type="string">
            <text:p>muy frío</text:p>
          </table:table-cell>
          <table:table-cell table:formula="of:=COM.MICROSOFT.CONCAT([.A56];&quot;|&quot;;[.C56];&quot;|&quot;;[.D56];&quot;|&quot;;&quot;HSK1 Vocabulary&quot;;&quot;|&quot;;[.E56];&quot; - &quot;;[.F56];&quot; - &quot;;[.G56];&quot;|&quot;;[.H56];&quot; - &quot;;[.I56]; &quot; - &quot;; [.J56])" office:value-type="string" office:string-value="冷|lěng|frío|HSK1 Vocabulary|今天很冷。 - Jīntiān hěn lěng. - Hoy hace mucho frío.|很冷 - hěn lěng - muy frío" calcext:value-type="string">
            <text:p>冷|lěng|frío|HSK1 Vocabulary|今天很冷。 - Jīntiān hěn lěng. - Hoy hace mucho frío.|很冷 - hěn lěng - muy frío</text:p>
          </table:table-cell>
          <table:table-cell table:formula="of:=COM.MICROSOFT.CONCAT([.A56];&quot;, &quot;;[.E56];[.H56])" office:value-type="string" office:string-value="冷, 今天很冷。很冷" calcext:value-type="string">
            <text:p>冷, 今天很冷。很冷</text:p>
          </table:table-cell>
        </table:table-row>
        <table:table-row table:style-name="ro3">
          <table:table-cell office:value-type="string" calcext:value-type="string">
            <text:p>里</text:p>
          </table:table-cell>
          <table:table-cell office:value-type="string" calcext:value-type="string">
            <text:p>田 (campo) + 土 (tierra)</text:p>
          </table:table-cell>
          <table:table-cell office:value-type="string" calcext:value-type="string">
            <text:p>lǐ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在房间里。</text:p>
          </table:table-cell>
          <table:table-cell office:value-type="string" calcext:value-type="string">
            <text:p>Zài fángjiān lǐ.</text:p>
          </table:table-cell>
          <table:table-cell office:value-type="string" calcext:value-type="string">
            <text:p>Estar en la habitación.</text:p>
          </table:table-cell>
          <table:table-cell office:value-type="string" calcext:value-type="string">
            <text:p>在家里</text:p>
          </table:table-cell>
          <table:table-cell office:value-type="string" calcext:value-type="string">
            <text:p>zài jiā lǐ</text:p>
          </table:table-cell>
          <table:table-cell office:value-type="string" calcext:value-type="string">
            <text:p>en casa</text:p>
          </table:table-cell>
          <table:table-cell table:formula="of:=COM.MICROSOFT.CONCAT([.A57];&quot;|&quot;;[.C57];&quot;|&quot;;[.D57];&quot;|&quot;;&quot;HSK1 Vocabulary&quot;;&quot;|&quot;;[.E57];&quot; - &quot;;[.F57];&quot; - &quot;;[.G57];&quot;|&quot;;[.H57];&quot; - &quot;;[.I57]; &quot; - &quot;; [.J57])" office:value-type="string" office:string-value="里|lǐ|dentro|HSK1 Vocabulary|在房间里。 - Zài fángjiān lǐ. - Estar en la habitación.|在家里 - zài jiā lǐ - en casa" calcext:value-type="string">
            <text:p>里|lǐ|dentro|HSK1 Vocabulary|在房间里。 - Zài fángjiān lǐ. - Estar en la habitación.|在家里 - zài jiā lǐ - en casa</text:p>
          </table:table-cell>
          <table:table-cell table:formula="of:=COM.MICROSOFT.CONCAT([.A57];&quot;, &quot;;[.E57];[.H57])" office:value-type="string" office:string-value="里, 在房间里。在家里" calcext:value-type="string">
            <text:p>里, 在房间里。在家里</text:p>
          </table:table-cell>
        </table:table-row>
        <table:table-row table:style-name="ro3">
          <table:table-cell office:value-type="string" calcext:value-type="string">
            <text:p>六</text:p>
          </table:table-cell>
          <table:table-cell office:value-type="string" calcext:value-type="string">
            <text:p>(Símbolo de choza)</text:p>
          </table:table-cell>
          <table:table-cell office:value-type="string" calcext:value-type="string">
            <text:p>liù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六个人。</text:p>
          </table:table-cell>
          <table:table-cell office:value-type="string" calcext:value-type="string">
            <text:p>Liù gè rén.</text:p>
          </table:table-cell>
          <table:table-cell office:value-type="string" calcext:value-type="string">
            <text:p>Seis personas.</text:p>
          </table:table-cell>
          <table:table-cell office:value-type="string" calcext:value-type="string">
            <text:p>六点钟</text:p>
          </table:table-cell>
          <table:table-cell office:value-type="string" calcext:value-type="string">
            <text:p>liù diǎn zhōng</text:p>
          </table:table-cell>
          <table:table-cell office:value-type="string" calcext:value-type="string">
            <text:p>las seis en punto</text:p>
          </table:table-cell>
          <table:table-cell table:formula="of:=COM.MICROSOFT.CONCAT([.A58];&quot;|&quot;;[.C58];&quot;|&quot;;[.D58];&quot;|&quot;;&quot;HSK1 Vocabulary&quot;;&quot;|&quot;;[.E58];&quot; - &quot;;[.F58];&quot; - &quot;;[.G58];&quot;|&quot;;[.H58];&quot; - &quot;;[.I58]; &quot; - &quot;; [.J58])" office:value-type="string" office:string-value="六|liù|seis|HSK1 Vocabulary|六个人。 - Liù gè rén. - Seis personas.|六点钟 - liù diǎn zhōng - las seis en punto" calcext:value-type="string">
            <text:p>六|liù|seis|HSK1 Vocabulary|六个人。 - Liù gè rén. - Seis personas.|六点钟 - liù diǎn zhōng - las seis en punto</text:p>
          </table:table-cell>
          <table:table-cell table:formula="of:=COM.MICROSOFT.CONCAT([.A58];&quot;, &quot;;[.E58];[.H58])" office:value-type="string" office:string-value="六, 六个人。六点钟" calcext:value-type="string">
            <text:p>六, 六个人。六点钟</text:p>
          </table:table-cell>
        </table:table-row>
        <table:table-row table:style-name="ro3">
          <table:table-cell office:value-type="string" calcext:value-type="string">
            <text:p>妈妈</text:p>
          </table:table-cell>
          <table:table-cell office:value-type="string" calcext:value-type="string">
            <text:p>女 (mujer) + 马 (caballo)</text:p>
          </table:table-cell>
          <table:table-cell office:value-type="string" calcext:value-type="string">
            <text:p>māma</text:p>
          </table:table-cell>
          <table:table-cell office:value-type="string" calcext:value-type="string">
            <text:p>mamá</text:p>
          </table:table-cell>
          <table:table-cell office:value-type="string" calcext:value-type="string">
            <text:p>我妈妈很好。</text:p>
          </table:table-cell>
          <table:table-cell office:value-type="string" calcext:value-type="string">
            <text:p>Wǒ māma hěn hǎo.</text:p>
          </table:table-cell>
          <table:table-cell office:value-type="string" calcext:value-type="string">
            <text:p>Mi mamá es muy buena.</text:p>
          </table:table-cell>
          <table:table-cell office:value-type="string" calcext:value-type="string">
            <text:p>妈妈，我爱你。</text:p>
          </table:table-cell>
          <table:table-cell office:value-type="string" calcext:value-type="string">
            <text:p>Māma, wǒ ài nǐ.</text:p>
          </table:table-cell>
          <table:table-cell office:value-type="string" calcext:value-type="string">
            <text:p>Mamá, te amo.</text:p>
          </table:table-cell>
          <table:table-cell table:formula="of:=COM.MICROSOFT.CONCAT([.A59];&quot;|&quot;;[.C59];&quot;|&quot;;[.D59];&quot;|&quot;;&quot;HSK1 Vocabulary&quot;;&quot;|&quot;;[.E59];&quot; - &quot;;[.F59];&quot; - &quot;;[.G59];&quot;|&quot;;[.H59];&quot; - &quot;;[.I59]; &quot; - &quot;; [.J59])" office:value-type="string" office:string-value="妈妈|māma|mamá|HSK1 Vocabulary|我妈妈很好。 - Wǒ māma hěn hǎo. - Mi mamá es muy buena.|妈妈，我爱你。 - Māma, wǒ ài nǐ. - Mamá, te amo." calcext:value-type="string">
            <text:p>妈妈|māma|mamá|HSK1 Vocabulary|我妈妈很好。 - Wǒ māma hěn hǎo. - Mi mamá es muy buena.|妈妈，我爱你。 - Māma, wǒ ài nǐ. - Mamá, te amo.</text:p>
          </table:table-cell>
          <table:table-cell table:formula="of:=COM.MICROSOFT.CONCAT([.A59];&quot;, &quot;;[.E59];[.H59])" office:value-type="string" office:string-value="妈妈, 我妈妈很好。妈妈，我爱你。" calcext:value-type="string">
            <text:p>妈妈, 我妈妈很好。妈妈，我爱你。</text:p>
          </table:table-cell>
        </table:table-row>
        <table:table-row table:style-name="ro3">
          <table:table-cell office:value-type="string" calcext:value-type="string">
            <text:p>吗</text:p>
          </table:table-cell>
          <table:table-cell office:value-type="string" calcext:value-type="string">
            <text:p>口 (boca) + 马 (caballo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rtícula interrogativa</text:p>
          </table:table-cell>
          <table:table-cell office:value-type="string" calcext:value-type="string">
            <text:p>好吗？</text:p>
          </table:table-cell>
          <table:table-cell office:value-type="string" calcext:value-type="string">
            <text:p>Hǎo ma?</text:p>
          </table:table-cell>
          <table:table-cell office:value-type="string" calcext:value-type="string">
            <text:p>¿Está bien?</text:p>
          </table:table-cell>
          <table:table-cell office:value-type="string" calcext:value-type="string">
            <text:p>是吗？</text:p>
          </table:table-cell>
          <table:table-cell office:value-type="string" calcext:value-type="string">
            <text:p>Shì ma?</text:p>
          </table:table-cell>
          <table:table-cell office:value-type="string" calcext:value-type="string">
            <text:p>¿Es así?</text:p>
          </table:table-cell>
          <table:table-cell table:formula="of:=COM.MICROSOFT.CONCAT([.A60];&quot;|&quot;;[.C60];&quot;|&quot;;[.D60];&quot;|&quot;;&quot;HSK1 Vocabulary&quot;;&quot;|&quot;;[.E60];&quot; - &quot;;[.F60];&quot; - &quot;;[.G60];&quot;|&quot;;[.H60];&quot; - &quot;;[.I60]; &quot; - &quot;; [.J60])" office:value-type="string" office:string-value="吗|ma|partícula interrogativa|HSK1 Vocabulary|好吗？ - Hǎo ma? - ¿Está bien?|是吗？ - Shì ma? - ¿Es así?" calcext:value-type="string">
            <text:p>吗|ma|partícula interrogativa|HSK1 Vocabulary|好吗？ - Hǎo ma? - ¿Está bien?|是吗？ - Shì ma? - ¿Es así?</text:p>
          </table:table-cell>
          <table:table-cell table:formula="of:=COM.MICROSOFT.CONCAT([.A60];&quot;, &quot;;[.E60];[.H60])" office:value-type="string" office:string-value="吗, 好吗？是吗？" calcext:value-type="string">
            <text:p>吗, 好吗？是吗？</text:p>
          </table:table-cell>
        </table:table-row>
        <table:table-row table:style-name="ro3">
          <table:table-cell office:value-type="string" calcext:value-type="string">
            <text:p>买</text:p>
          </table:table-cell>
          <table:table-cell office:value-type="string" calcext:value-type="string">
            <text:p>乛 (lidio) + 头 (cabeza)</text:p>
          </table:table-cell>
          <table:table-cell office:value-type="string" calcext:value-type="string">
            <text:p>mǎi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买东西。</text:p>
          </table:table-cell>
          <table:table-cell office:value-type="string" calcext:value-type="string">
            <text:p>Mǎi dōngxi.</text:p>
          </table:table-cell>
          <table:table-cell office:value-type="string" calcext:value-type="string">
            <text:p>Comprar cosas.</text:p>
          </table:table-cell>
          <table:table-cell office:value-type="string" calcext:value-type="string">
            <text:p>我买书。</text:p>
          </table:table-cell>
          <table:table-cell office:value-type="string" calcext:value-type="string">
            <text:p>Wǒ mǎi shū.</text:p>
          </table:table-cell>
          <table:table-cell office:value-type="string" calcext:value-type="string">
            <text:p>Compro libros.</text:p>
          </table:table-cell>
          <table:table-cell table:formula="of:=COM.MICROSOFT.CONCAT([.A61];&quot;|&quot;;[.C61];&quot;|&quot;;[.D61];&quot;|&quot;;&quot;HSK1 Vocabulary&quot;;&quot;|&quot;;[.E61];&quot; - &quot;;[.F61];&quot; - &quot;;[.G61];&quot;|&quot;;[.H61];&quot; - &quot;;[.I61]; &quot; - &quot;; [.J61])" office:value-type="string" office:string-value="买|mǎi|comprar|HSK1 Vocabulary|买东西。 - Mǎi dōngxi. - Comprar cosas.|我买书。 - Wǒ mǎi shū. - Compro libros." calcext:value-type="string">
            <text:p>买|mǎi|comprar|HSK1 Vocabulary|买东西。 - Mǎi dōngxi. - Comprar cosas.|我买书。 - Wǒ mǎi shū. - Compro libros.</text:p>
          </table:table-cell>
          <table:table-cell table:formula="of:=COM.MICROSOFT.CONCAT([.A61];&quot;, &quot;;[.E61];[.H61])" office:value-type="string" office:string-value="买, 买东西。我买书。" calcext:value-type="string">
            <text:p>买, 买东西。我买书。</text:p>
          </table:table-cell>
        </table:table-row>
        <table:table-row table:style-name="ro3">
          <table:table-cell office:value-type="string" calcext:value-type="string">
            <text:p>猫</text:p>
          </table:table-cell>
          <table:table-cell office:value-type="string" calcext:value-type="string">
            <text:p>犭 (perro) + 苗 (plántula)</text:p>
          </table:table-cell>
          <table:table-cell office:value-type="string" calcext:value-type="string">
            <text:p>māo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一只猫。</text:p>
          </table:table-cell>
          <table:table-cell office:value-type="string" calcext:value-type="string">
            <text:p>Yì zhī māo.</text:p>
          </table:table-cell>
          <table:table-cell office:value-type="string" calcext:value-type="string">
            <text:p>Un gato.</text:p>
          </table:table-cell>
          <table:table-cell office:value-type="string" calcext:value-type="string">
            <text:p>我的猫很小。</text:p>
          </table:table-cell>
          <table:table-cell office:value-type="string" calcext:value-type="string">
            <text:p>Wǒ de māo hěn xiǎo.</text:p>
          </table:table-cell>
          <table:table-cell office:value-type="string" calcext:value-type="string">
            <text:p>Mi gato es muy pequeño.</text:p>
          </table:table-cell>
          <table:table-cell table:formula="of:=COM.MICROSOFT.CONCAT([.A62];&quot;|&quot;;[.C62];&quot;|&quot;;[.D62];&quot;|&quot;;&quot;HSK1 Vocabulary&quot;;&quot;|&quot;;[.E62];&quot; - &quot;;[.F62];&quot; - &quot;;[.G62];&quot;|&quot;;[.H62];&quot; - &quot;;[.I62]; &quot; - &quot;; [.J62])" office:value-type="string" office:string-value="猫|māo|gato|HSK1 Vocabulary|一只猫。 - Yì zhī māo. - Un gato.|我的猫很小。 - Wǒ de māo hěn xiǎo. - Mi gato es muy pequeño." calcext:value-type="string">
            <text:p>猫|māo|gato|HSK1 Vocabulary|一只猫。 - Yì zhī māo. - Un gato.|我的猫很小。 - Wǒ de māo hěn xiǎo. - Mi gato es muy pequeño.</text:p>
          </table:table-cell>
          <table:table-cell table:formula="of:=COM.MICROSOFT.CONCAT([.A62];&quot;, &quot;;[.E62];[.H62])" office:value-type="string" office:string-value="猫, 一只猫。我的猫很小。" calcext:value-type="string">
            <text:p>猫, 一只猫。我的猫很小。</text:p>
          </table:table-cell>
        </table:table-row>
        <table:table-row table:style-name="ro2">
          <table:table-cell office:value-type="string" calcext:value-type="string">
            <text:p>没关系</text:p>
          </table:table-cell>
          <table:table-cell office:value-type="string" calcext:value-type="string">
            <text:p>没 (no tener) + 关 (cerrar) + 系 (conectar)</text:p>
          </table:table-cell>
          <table:table-cell office:value-type="string" calcext:value-type="string">
            <text:p>méi guānxi</text:p>
          </table:table-cell>
          <table:table-cell office:value-type="string" calcext:value-type="string">
            <text:p>no importa</text:p>
          </table:table-cell>
          <table:table-cell office:value-type="string" calcext:value-type="string">
            <text:p>—没关系。</text:p>
          </table:table-cell>
          <table:table-cell office:value-type="string" calcext:value-type="string">
            <text:p>— Méi guānxi.</text:p>
          </table:table-cell>
          <table:table-cell office:value-type="string" calcext:value-type="string">
            <text:p>No importa.</text:p>
          </table:table-cell>
          <table:table-cell office:value-type="string" calcext:value-type="string">
            <text:p>A: 对不起。 B: 没关系。</text:p>
          </table:table-cell>
          <table:table-cell office:value-type="string" calcext:value-type="string">
            <text:p>A: Duìbuqǐ. B: Méi guānxi.</text:p>
          </table:table-cell>
          <table:table-cell office:value-type="string" calcext:value-type="string">
            <text:p>A: Lo siento. B: No importa.</text:p>
          </table:table-cell>
          <table:table-cell table:formula="of:=COM.MICROSOFT.CONCAT([.A63];&quot;|&quot;;[.C63];&quot;|&quot;;[.D63];&quot;|&quot;;&quot;HSK1 Vocabulary&quot;;&quot;|&quot;;[.E63];&quot; - &quot;;[.F63];&quot; - &quot;;[.G63];&quot;|&quot;;[.H63];&quot; - &quot;;[.I63]; &quot; - &quot;; [.J63])" office:value-type="string" office:string-value="没关系|méi guānxi|no importa|HSK1 Vocabulary|—没关系。 - — Méi guānxi. - No importa.|A: 对不起。 B: 没关系。 - A: Duìbuqǐ. B: Méi guānxi. - A: Lo siento. B: No importa." calcext:value-type="string">
            <text:p>没关系|méi guānxi|no importa|HSK1 Vocabulary|—没关系。 - — Méi guānxi. - No importa.|A: 对不起。 B: 没关系。 - A: Duìbuqǐ. B: Méi guānxi. - A: Lo siento. B: No importa.</text:p>
          </table:table-cell>
          <table:table-cell table:formula="of:=COM.MICROSOFT.CONCAT([.A63];&quot;, &quot;;[.E63];[.H63])" office:value-type="string" office:string-value="没关系, —没关系。A: 对不起。 B: 没关系。" calcext:value-type="string">
            <text:p>没关系, —没关系。A: 对不起。 B: 没关系。</text:p>
          </table:table-cell>
        </table:table-row>
        <table:table-row table:style-name="ro3">
          <table:table-cell office:value-type="string" calcext:value-type="string">
            <text:p>没有</text:p>
          </table:table-cell>
          <table:table-cell office:value-type="string" calcext:value-type="string">
            <text:p>没 (no tener) + 有 (tener)</text:p>
          </table:table-cell>
          <table:table-cell office:value-type="string" calcext:value-type="string">
            <text:p>méiyǒu</text:p>
          </table:table-cell>
          <table:table-cell office:value-type="string" calcext:value-type="string">
            <text:p>no tener</text:p>
          </table:table-cell>
          <table:table-cell office:value-type="string" calcext:value-type="string">
            <text:p>我没有书。</text:p>
          </table:table-cell>
          <table:table-cell office:value-type="string" calcext:value-type="string">
            <text:p>Wǒ méiyǒu shū.</text:p>
          </table:table-cell>
          <table:table-cell office:value-type="string" calcext:value-type="string">
            <text:p>No tengo libros.</text:p>
          </table:table-cell>
          <table:table-cell office:value-type="string" calcext:value-type="string">
            <text:p>我没有钱。</text:p>
          </table:table-cell>
          <table:table-cell office:value-type="string" calcext:value-type="string">
            <text:p>Wǒ méiyǒu qián.</text:p>
          </table:table-cell>
          <table:table-cell office:value-type="string" calcext:value-type="string">
            <text:p>No tengo dinero.</text:p>
          </table:table-cell>
          <table:table-cell table:formula="of:=COM.MICROSOFT.CONCAT([.A64];&quot;|&quot;;[.C64];&quot;|&quot;;[.D64];&quot;|&quot;;&quot;HSK1 Vocabulary&quot;;&quot;|&quot;;[.E64];&quot; - &quot;;[.F64];&quot; - &quot;;[.G64];&quot;|&quot;;[.H64];&quot; - &quot;;[.I64]; &quot; - &quot;; [.J64])" office:value-type="string" office:string-value="没有|méiyǒu|no tener|HSK1 Vocabulary|我没有书。 - Wǒ méiyǒu shū. - No tengo libros.|我没有钱。 - Wǒ méiyǒu qián. - No tengo dinero." calcext:value-type="string">
            <text:p>没有|méiyǒu|no tener|HSK1 Vocabulary|我没有书。 - Wǒ méiyǒu shū. - No tengo libros.|我没有钱。 - Wǒ méiyǒu qián. - No tengo dinero.</text:p>
          </table:table-cell>
          <table:table-cell table:formula="of:=COM.MICROSOFT.CONCAT([.A64];&quot;, &quot;;[.E64];[.H64])" office:value-type="string" office:string-value="没有, 我没有书。我没有钱。" calcext:value-type="string">
            <text:p>没有, 我没有书。我没有钱。</text:p>
          </table:table-cell>
        </table:table-row>
        <table:table-row table:style-name="ro3">
          <table:table-cell office:value-type="string" calcext:value-type="string">
            <text:p>米饭</text:p>
          </table:table-cell>
          <table:table-cell office:value-type="string" calcext:value-type="string">
            <text:p>米 (arroz) + 饭 (comida)</text:p>
          </table:table-cell>
          <table:table-cell office:value-type="string" calcext:value-type="string">
            <text:p>mǐfàn</text:p>
          </table:table-cell>
          <table:table-cell office:value-type="string" calcext:value-type="string">
            <text:p>arroz (cocinado)</text:p>
          </table:table-cell>
          <table:table-cell office:value-type="string" calcext:value-type="string">
            <text:p>吃米饭。</text:p>
          </table:table-cell>
          <table:table-cell office:value-type="string" calcext:value-type="string">
            <text:p>Chī mǐfàn.</text:p>
          </table:table-cell>
          <table:table-cell office:value-type="string" calcext:value-type="string">
            <text:p>Comer arroz.</text:p>
          </table:table-cell>
          <table:table-cell office:value-type="string" calcext:value-type="string">
            <text:p>我喜欢米饭。</text:p>
          </table:table-cell>
          <table:table-cell office:value-type="string" calcext:value-type="string">
            <text:p>Wǒ xǐhuan mǐfàn.</text:p>
          </table:table-cell>
          <table:table-cell office:value-type="string" calcext:value-type="string">
            <text:p>Me gusta el arroz.</text:p>
          </table:table-cell>
          <table:table-cell table:formula="of:=COM.MICROSOFT.CONCAT([.A65];&quot;|&quot;;[.C65];&quot;|&quot;;[.D65];&quot;|&quot;;&quot;HSK1 Vocabulary&quot;;&quot;|&quot;;[.E65];&quot; - &quot;;[.F65];&quot; - &quot;;[.G65];&quot;|&quot;;[.H65];&quot; - &quot;;[.I65]; &quot; - &quot;; [.J65])" office:value-type="string" office:string-value="米饭|mǐfàn|arroz (cocinado)|HSK1 Vocabulary|吃米饭。 - Chī mǐfàn. - Comer arroz.|我喜欢米饭。 - Wǒ xǐhuan mǐfàn. - Me gusta el arroz." calcext:value-type="string">
            <text:p>米饭|mǐfàn|arroz (cocinado)|HSK1 Vocabulary|吃米饭。 - Chī mǐfàn. - Comer arroz.|我喜欢米饭。 - Wǒ xǐhuan mǐfàn. - Me gusta el arroz.</text:p>
          </table:table-cell>
          <table:table-cell table:formula="of:=COM.MICROSOFT.CONCAT([.A65];&quot;, &quot;;[.E65];[.H65])" office:value-type="string" office:string-value="米饭, 吃米饭。我喜欢米饭。" calcext:value-type="string">
            <text:p>米饭, 吃米饭。我喜欢米饭。</text:p>
          </table:table-cell>
        </table:table-row>
        <table:table-row table:style-name="ro3">
          <table:table-cell office:value-type="string" calcext:value-type="string">
            <text:p>名字</text:p>
          </table:table-cell>
          <table:table-cell office:value-type="string" calcext:value-type="string">
            <text:p>名 (nombre) + 字 (carácter)</text:p>
          </table:table-cell>
          <table:table-cell office:value-type="string" calcext:value-type="string">
            <text:p>míngzì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你的名字？</text:p>
          </table:table-cell>
          <table:table-cell office:value-type="string" calcext:value-type="string">
            <text:p>Nǐ de míngzì?</text:p>
          </table:table-cell>
          <table:table-cell office:value-type="string" calcext:value-type="string">
            <text:p>¿Tu nombre?</text:p>
          </table:table-cell>
          <table:table-cell office:value-type="string" calcext:value-type="string">
            <text:p>我的名字是小明。</text:p>
          </table:table-cell>
          <table:table-cell office:value-type="string" calcext:value-type="string">
            <text:p>Wǒ de míngzì shì Xiǎo Míng.</text:p>
          </table:table-cell>
          <table:table-cell office:value-type="string" calcext:value-type="string">
            <text:p>Mi nombre es Xiao Ming.</text:p>
          </table:table-cell>
          <table:table-cell table:formula="of:=COM.MICROSOFT.CONCAT([.A66];&quot;|&quot;;[.C66];&quot;|&quot;;[.D66];&quot;|&quot;;&quot;HSK1 Vocabulary&quot;;&quot;|&quot;;[.E66];&quot; - &quot;;[.F66];&quot; - &quot;;[.G66];&quot;|&quot;;[.H66];&quot; - &quot;;[.I66]; &quot; - &quot;; [.J66])" office:value-type="string" office:string-value="名字|míngzì|nombre|HSK1 Vocabulary|你的名字？ - Nǐ de míngzì? - ¿Tu nombre?|我的名字是小明。 - Wǒ de míngzì shì Xiǎo Míng. - Mi nombre es Xiao Ming." calcext:value-type="string">
            <text:p>名字|míngzì|nombre|HSK1 Vocabulary|你的名字？ - Nǐ de míngzì? - ¿Tu nombre?|我的名字是小明。 - Wǒ de míngzì shì Xiǎo Míng. - Mi nombre es Xiao Ming.</text:p>
          </table:table-cell>
          <table:table-cell table:formula="of:=COM.MICROSOFT.CONCAT([.A66];&quot;, &quot;;[.E66];[.H66])" office:value-type="string" office:string-value="名字, 你的名字？我的名字是小明。" calcext:value-type="string">
            <text:p>名字, 你的名字？我的名字是小明。</text:p>
          </table:table-cell>
        </table:table-row>
        <table:table-row table:style-name="ro3">
          <table:table-cell office:value-type="string" calcext:value-type="string">
            <text:p>明天</text:p>
          </table:table-cell>
          <table:table-cell office:value-type="string" calcext:value-type="string">
            <text:p>明 (brillante) + 天 (día)</text:p>
          </table:table-cell>
          <table:table-cell office:value-type="string" calcext:value-type="string">
            <text:p>míngtiān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明天见。</text:p>
          </table:table-cell>
          <table:table-cell office:value-type="string" calcext:value-type="string">
            <text:p>Míngtiān jiàn.</text:p>
          </table:table-cell>
          <table:table-cell office:value-type="string" calcext:value-type="string">
            <text:p>Hasta mañana.</text:p>
          </table:table-cell>
          <table:table-cell office:value-type="string" calcext:value-type="string">
            <text:p>明天很好。</text:p>
          </table:table-cell>
          <table:table-cell office:value-type="string" calcext:value-type="string">
            <text:p>Míngtiān hěn hǎo.</text:p>
          </table:table-cell>
          <table:table-cell office:value-type="string" calcext:value-type="string">
            <text:p>Mañana estará muy bien.</text:p>
          </table:table-cell>
          <table:table-cell table:formula="of:=COM.MICROSOFT.CONCAT([.A67];&quot;|&quot;;[.C67];&quot;|&quot;;[.D67];&quot;|&quot;;&quot;HSK1 Vocabulary&quot;;&quot;|&quot;;[.E67];&quot; - &quot;;[.F67];&quot; - &quot;;[.G67];&quot;|&quot;;[.H67];&quot; - &quot;;[.I67]; &quot; - &quot;; [.J67])" office:value-type="string" office:string-value="明天|míngtiān|mañana|HSK1 Vocabulary|明天见。 - Míngtiān jiàn. - Hasta mañana.|明天很好。 - Míngtiān hěn hǎo. - Mañana estará muy bien." calcext:value-type="string">
            <text:p>明天|míngtiān|mañana|HSK1 Vocabulary|明天见。 - Míngtiān jiàn. - Hasta mañana.|明天很好。 - Míngtiān hěn hǎo. - Mañana estará muy bien.</text:p>
          </table:table-cell>
          <table:table-cell table:formula="of:=COM.MICROSOFT.CONCAT([.A67];&quot;, &quot;;[.E67];[.H67])" office:value-type="string" office:string-value="明天, 明天见。明天很好。" calcext:value-type="string">
            <text:p>明天, 明天见。明天很好。</text:p>
          </table:table-cell>
        </table:table-row>
        <table:table-row table:style-name="ro3">
          <table:table-cell office:value-type="string" calcext:value-type="string">
            <text:p>哪</text:p>
          </table:table-cell>
          <table:table-cell office:value-type="string" calcext:value-type="string">
            <text:p>口 (boca) + 那 (ese)</text:p>
          </table:table-cell>
          <table:table-cell office:value-type="string" calcext:value-type="string">
            <text:p>nǎ</text:p>
          </table:table-cell>
          <table:table-cell office:value-type="string" calcext:value-type="string">
            <text:p>cuál</text:p>
          </table:table-cell>
          <table:table-cell office:value-type="string" calcext:value-type="string">
            <text:p>哪个人？</text:p>
          </table:table-cell>
          <table:table-cell office:value-type="string" calcext:value-type="string">
            <text:p>Nǎ gè rén?</text:p>
          </table:table-cell>
          <table:table-cell office:value-type="string" calcext:value-type="string">
            <text:p>¿Qué persona?</text:p>
          </table:table-cell>
          <table:table-cell office:value-type="string" calcext:value-type="string">
            <text:p>哪本书？</text:p>
          </table:table-cell>
          <table:table-cell office:value-type="string" calcext:value-type="string">
            <text:p>Nǎ běn shū?</text:p>
          </table:table-cell>
          <table:table-cell office:value-type="string" calcext:value-type="string">
            <text:p>¿Qué libro?</text:p>
          </table:table-cell>
          <table:table-cell table:formula="of:=COM.MICROSOFT.CONCAT([.A68];&quot;|&quot;;[.C68];&quot;|&quot;;[.D68];&quot;|&quot;;&quot;HSK1 Vocabulary&quot;;&quot;|&quot;;[.E68];&quot; - &quot;;[.F68];&quot; - &quot;;[.G68];&quot;|&quot;;[.H68];&quot; - &quot;;[.I68]; &quot; - &quot;; [.J68])" office:value-type="string" office:string-value="哪|nǎ|cuál|HSK1 Vocabulary|哪个人？ - Nǎ gè rén? - ¿Qué persona?|哪本书？ - Nǎ běn shū? - ¿Qué libro?" calcext:value-type="string">
            <text:p>哪|nǎ|cuál|HSK1 Vocabulary|哪个人？ - Nǎ gè rén? - ¿Qué persona?|哪本书？ - Nǎ běn shū? - ¿Qué libro?</text:p>
          </table:table-cell>
          <table:table-cell table:formula="of:=COM.MICROSOFT.CONCAT([.A68];&quot;, &quot;;[.E68];[.H68])" office:value-type="string" office:string-value="哪, 哪个人？哪本书？" calcext:value-type="string">
            <text:p>哪, 哪个人？哪本书？</text:p>
          </table:table-cell>
        </table:table-row>
        <table:table-row table:style-name="ro3">
          <table:table-cell office:value-type="string" calcext:value-type="string">
            <text:p>哪儿</text:p>
          </table:table-cell>
          <table:table-cell office:value-type="string" calcext:value-type="string">
            <text:p>哪 (cuál) + 儿 (sufijo)</text:p>
          </table:table-cell>
          <table:table-cell office:value-type="string" calcext:value-type="string">
            <text:p>nǎr</text:p>
          </table:table-cell>
          <table:table-cell office:value-type="string" calcext:value-type="string">
            <text:p>dónde</text:p>
          </table:table-cell>
          <table:table-cell office:value-type="string" calcext:value-type="string">
            <text:p>你在哪儿？</text:p>
          </table:table-cell>
          <table:table-cell office:value-type="string" calcext:value-type="string">
            <text:p>Nǐ zài nǎr?</text:p>
          </table:table-cell>
          <table:table-cell office:value-type="string" calcext:value-type="string">
            <text:p>¿Dónde estás?</text:p>
          </table:table-cell>
          <table:table-cell office:value-type="string" calcext:value-type="string">
            <text:p>书店在哪儿？</text:p>
          </table:table-cell>
          <table:table-cell office:value-type="string" calcext:value-type="string">
            <text:p>Shūdiàn zài nǎr?</text:p>
          </table:table-cell>
          <table:table-cell office:value-type="string" calcext:value-type="string">
            <text:p>¿Dónde está la librería?</text:p>
          </table:table-cell>
          <table:table-cell table:formula="of:=COM.MICROSOFT.CONCAT([.A69];&quot;|&quot;;[.C69];&quot;|&quot;;[.D69];&quot;|&quot;;&quot;HSK1 Vocabulary&quot;;&quot;|&quot;;[.E69];&quot; - &quot;;[.F69];&quot; - &quot;;[.G69];&quot;|&quot;;[.H69];&quot; - &quot;;[.I69]; &quot; - &quot;; [.J69])" office:value-type="string" office:string-value="哪儿|nǎr|dónde|HSK1 Vocabulary|你在哪儿？ - Nǐ zài nǎr? - ¿Dónde estás?|书店在哪儿？ - Shūdiàn zài nǎr? - ¿Dónde está la librería?" calcext:value-type="string">
            <text:p>哪儿|nǎr|dónde|HSK1 Vocabulary|你在哪儿？ - Nǐ zài nǎr? - ¿Dónde estás?|书店在哪儿？ - Shūdiàn zài nǎr? - ¿Dónde está la librería?</text:p>
          </table:table-cell>
          <table:table-cell table:formula="of:=COM.MICROSOFT.CONCAT([.A69];&quot;, &quot;;[.E69];[.H69])" office:value-type="string" office:string-value="哪儿, 你在哪儿？书店在哪儿？" calcext:value-type="string">
            <text:p>哪儿, 你在哪儿？书店在哪儿？</text:p>
          </table:table-cell>
        </table:table-row>
        <table:table-row table:style-name="ro3">
          <table:table-cell office:value-type="string" calcext:value-type="string">
            <text:p>那</text:p>
          </table:table-cell>
          <table:table-cell office:value-type="string" calcext:value-type="string">
            <text:p>冄 (barba) + 阝 (ciudad)</text:p>
          </table:table-cell>
          <table:table-cell office:value-type="string" calcext:value-type="string">
            <text:p>nà</text:p>
          </table:table-cell>
          <table:table-cell office:value-type="string" calcext:value-type="string">
            <text:p>ese, aquel</text:p>
          </table:table-cell>
          <table:table-cell office:value-type="string" calcext:value-type="string">
            <text:p>那个人。</text:p>
          </table:table-cell>
          <table:table-cell office:value-type="string" calcext:value-type="string">
            <text:p>Nà gè rén.</text:p>
          </table:table-cell>
          <table:table-cell office:value-type="string" calcext:value-type="string">
            <text:p>Esa persona.</text:p>
          </table:table-cell>
          <table:table-cell office:value-type="string" calcext:value-type="string">
            <text:p>那本书</text:p>
          </table:table-cell>
          <table:table-cell office:value-type="string" calcext:value-type="string">
            <text:p>nà běn shū</text:p>
          </table:table-cell>
          <table:table-cell office:value-type="string" calcext:value-type="string">
            <text:p>ese libro</text:p>
          </table:table-cell>
          <table:table-cell table:formula="of:=COM.MICROSOFT.CONCAT([.A70];&quot;|&quot;;[.C70];&quot;|&quot;;[.D70];&quot;|&quot;;&quot;HSK1 Vocabulary&quot;;&quot;|&quot;;[.E70];&quot; - &quot;;[.F70];&quot; - &quot;;[.G70];&quot;|&quot;;[.H70];&quot; - &quot;;[.I70]; &quot; - &quot;; [.J70])" office:value-type="string" office:string-value="那|nà|ese, aquel|HSK1 Vocabulary|那个人。 - Nà gè rén. - Esa persona.|那本书 - nà běn shū - ese libro" calcext:value-type="string">
            <text:p>那|nà|ese, aquel|HSK1 Vocabulary|那个人。 - Nà gè rén. - Esa persona.|那本书 - nà běn shū - ese libro</text:p>
          </table:table-cell>
          <table:table-cell table:formula="of:=COM.MICROSOFT.CONCAT([.A70];&quot;, &quot;;[.E70];[.H70])" office:value-type="string" office:string-value="那, 那个人。那本书" calcext:value-type="string">
            <text:p>那, 那个人。那本书</text:p>
          </table:table-cell>
        </table:table-row>
        <table:table-row table:style-name="ro3">
          <table:table-cell office:value-type="string" calcext:value-type="string">
            <text:p>呢</text:p>
          </table:table-cell>
          <table:table-cell office:value-type="string" calcext:value-type="string">
            <text:p>口 (boca) + 尼 (monja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rtícula interrogativa</text:p>
          </table:table-cell>
          <table:table-cell office:value-type="string" calcext:value-type="string">
            <text:p>我呢？</text:p>
          </table:table-cell>
          <table:table-cell office:value-type="string" calcext:value-type="string">
            <text:p>Wǒ ne?</text:p>
          </table:table-cell>
          <table:table-cell office:value-type="string" calcext:value-type="string">
            <text:p>¿Y yo?</text:p>
          </table:table-cell>
          <table:table-cell office:value-type="string" calcext:value-type="string">
            <text:p>书呢？</text:p>
          </table:table-cell>
          <table:table-cell office:value-type="string" calcext:value-type="string">
            <text:p>Shū ne?</text:p>
          </table:table-cell>
          <table:table-cell office:value-type="string" calcext:value-type="string">
            <text:p>¿Y el libro?</text:p>
          </table:table-cell>
          <table:table-cell table:formula="of:=COM.MICROSOFT.CONCAT([.A71];&quot;|&quot;;[.C71];&quot;|&quot;;[.D71];&quot;|&quot;;&quot;HSK1 Vocabulary&quot;;&quot;|&quot;;[.E71];&quot; - &quot;;[.F71];&quot; - &quot;;[.G71];&quot;|&quot;;[.H71];&quot; - &quot;;[.I71]; &quot; - &quot;; [.J71])" office:value-type="string" office:string-value="呢|ne|partícula interrogativa|HSK1 Vocabulary|我呢？ - Wǒ ne? - ¿Y yo?|书呢？ - Shū ne? - ¿Y el libro?" calcext:value-type="string">
            <text:p>呢|ne|partícula interrogativa|HSK1 Vocabulary|我呢？ - Wǒ ne? - ¿Y yo?|书呢？ - Shū ne? - ¿Y el libro?</text:p>
          </table:table-cell>
          <table:table-cell table:formula="of:=COM.MICROSOFT.CONCAT([.A71];&quot;, &quot;;[.E71];[.H71])" office:value-type="string" office:string-value="呢, 我呢？书呢？" calcext:value-type="string">
            <text:p>呢, 我呢？书呢？</text:p>
          </table:table-cell>
        </table:table-row>
        <table:table-row table:style-name="ro2">
          <table:table-cell office:value-type="string" calcext:value-type="string">
            <text:p>能</text:p>
          </table:table-cell>
          <table:table-cell office:value-type="string" calcext:value-type="string">
            <text:p>厶 (privado) + 月 (luna) + 匕 (cuchara)</text:p>
          </table:table-cell>
          <table:table-cell office:value-type="string" calcext:value-type="string">
            <text:p>néng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我能去。</text:p>
          </table:table-cell>
          <table:table-cell office:value-type="string" calcext:value-type="string">
            <text:p>Wǒ néng qù.</text:p>
          </table:table-cell>
          <table:table-cell office:value-type="string" calcext:value-type="string">
            <text:p>Puedo ir.</text:p>
          </table:table-cell>
          <table:table-cell office:value-type="string" calcext:value-type="string">
            <text:p>你能来吗？</text:p>
          </table:table-cell>
          <table:table-cell office:value-type="string" calcext:value-type="string">
            <text:p>Nǐ néng lái ma?</text:p>
          </table:table-cell>
          <table:table-cell office:value-type="string" calcext:value-type="string">
            <text:p>¿Puedes venir?</text:p>
          </table:table-cell>
          <table:table-cell table:formula="of:=COM.MICROSOFT.CONCAT([.A72];&quot;|&quot;;[.C72];&quot;|&quot;;[.D72];&quot;|&quot;;&quot;HSK1 Vocabulary&quot;;&quot;|&quot;;[.E72];&quot; - &quot;;[.F72];&quot; - &quot;;[.G72];&quot;|&quot;;[.H72];&quot; - &quot;;[.I72]; &quot; - &quot;; [.J72])" office:value-type="string" office:string-value="能|néng|poder|HSK1 Vocabulary|我能去。 - Wǒ néng qù. - Puedo ir.|你能来吗？ - Nǐ néng lái ma? - ¿Puedes venir?" calcext:value-type="string">
            <text:p>能|néng|poder|HSK1 Vocabulary|我能去。 - Wǒ néng qù. - Puedo ir.|你能来吗？ - Nǐ néng lái ma? - ¿Puedes venir?</text:p>
          </table:table-cell>
          <table:table-cell table:formula="of:=COM.MICROSOFT.CONCAT([.A72];&quot;, &quot;;[.E72];[.H72])" office:value-type="string" office:string-value="能, 我能去。你能来吗？" calcext:value-type="string">
            <text:p>能, 我能去。你能来吗？</text:p>
          </table:table-cell>
        </table:table-row>
        <table:table-row table:style-name="ro3">
          <table:table-cell office:value-type="string" calcext:value-type="string">
            <text:p>你</text:p>
          </table:table-cell>
          <table:table-cell office:value-type="string" calcext:value-type="string">
            <text:p>亻 (persona) + 尔 (tú)</text:p>
          </table:table-cell>
          <table:table-cell office:value-type="string" calcext:value-type="string">
            <text:p>nǐ</text:p>
          </table:table-cell>
          <table:table-cell office:value-type="string" calcext:value-type="string">
            <text:p>tú, usted</text:p>
          </table:table-cell>
          <table:table-cell office:value-type="string" calcext:value-type="string">
            <text:p>你好。</text:p>
          </table:table-cell>
          <table:table-cell office:value-type="string" calcext:value-type="string">
            <text:p>Nǐ hǎo.</text:p>
          </table:table-cell>
          <table:table-cell office:value-type="string" calcext:value-type="string">
            <text:p>Hola.</text:p>
          </table:table-cell>
          <table:table-cell office:value-type="string" calcext:value-type="string">
            <text:p>你叫什么名字？</text:p>
          </table:table-cell>
          <table:table-cell office:value-type="string" calcext:value-type="string">
            <text:p>Nǐ jiào shénme míngzì?</text:p>
          </table:table-cell>
          <table:table-cell office:value-type="string" calcext:value-type="string">
            <text:p>¿Cómo te llamas?</text:p>
          </table:table-cell>
          <table:table-cell table:formula="of:=COM.MICROSOFT.CONCAT([.A73];&quot;|&quot;;[.C73];&quot;|&quot;;[.D73];&quot;|&quot;;&quot;HSK1 Vocabulary&quot;;&quot;|&quot;;[.E73];&quot; - &quot;;[.F73];&quot; - &quot;;[.G73];&quot;|&quot;;[.H73];&quot; - &quot;;[.I73]; &quot; - &quot;; [.J73])" office:value-type="string" office:string-value="你|nǐ|tú, usted|HSK1 Vocabulary|你好。 - Nǐ hǎo. - Hola.|你叫什么名字？ - Nǐ jiào shénme míngzì? - ¿Cómo te llamas?" calcext:value-type="string">
            <text:p>你|nǐ|tú, usted|HSK1 Vocabulary|你好。 - Nǐ hǎo. - Hola.|你叫什么名字？ - Nǐ jiào shénme míngzì? - ¿Cómo te llamas?</text:p>
          </table:table-cell>
          <table:table-cell table:formula="of:=COM.MICROSOFT.CONCAT([.A73];&quot;, &quot;;[.E73];[.H73])" office:value-type="string" office:string-value="你, 你好。你叫什么名字？" calcext:value-type="string">
            <text:p>你, 你好。你叫什么名字？</text:p>
          </table:table-cell>
        </table:table-row>
        <table:table-row table:style-name="ro2">
          <table:table-cell office:value-type="string" calcext:value-type="string">
            <text:p>年</text:p>
          </table:table-cell>
          <table:table-cell office:value-type="string" calcext:value-type="string">
            <text:p>(Hombre cargando trigo)</text:p>
          </table:table-cell>
          <table:table-cell office:value-type="string" calcext:value-type="string">
            <text:p>nián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一年。</text:p>
          </table:table-cell>
          <table:table-cell office:value-type="string" calcext:value-type="string">
            <text:p>Yì nián.</text:p>
          </table:table-cell>
          <table:table-cell office:value-type="string" calcext:value-type="string">
            <text:p>Un año.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jīnnián</text:p>
          </table:table-cell>
          <table:table-cell office:value-type="string" calcext:value-type="string">
            <text:p>este año</text:p>
          </table:table-cell>
          <table:table-cell table:formula="of:=COM.MICROSOFT.CONCAT([.A74];&quot;|&quot;;[.C74];&quot;|&quot;;[.D74];&quot;|&quot;;&quot;HSK1 Vocabulary&quot;;&quot;|&quot;;[.E74];&quot; - &quot;;[.F74];&quot; - &quot;;[.G74];&quot;|&quot;;[.H74];&quot; - &quot;;[.I74]; &quot; - &quot;; [.J74])" office:value-type="string" office:string-value="年|nián|año|HSK1 Vocabulary|一年。 - Yì nián. - Un año.|今年 - jīnnián - este año" calcext:value-type="string">
            <text:p>年|nián|año|HSK1 Vocabulary|一年。 - Yì nián. - Un año.|今年 - jīnnián - este año</text:p>
          </table:table-cell>
          <table:table-cell table:formula="of:=COM.MICROSOFT.CONCAT([.A74];&quot;, &quot;;[.E74];[.H74])" office:value-type="string" office:string-value="年, 一年。今年" calcext:value-type="string">
            <text:p>年, 一年。今年</text:p>
          </table:table-cell>
        </table:table-row>
        <table:table-row table:style-name="ro3">
          <table:table-cell office:value-type="string" calcext:value-type="string">
            <text:p>女儿</text:p>
          </table:table-cell>
          <table:table-cell office:value-type="string" calcext:value-type="string">
            <text:p>女 (mujer) + 儿 (niño)</text:p>
          </table:table-cell>
          <table:table-cell office:value-type="string" calcext:value-type="string">
            <text:p>nǚ'ér</text:p>
          </table:table-cell>
          <table:table-cell office:value-type="string" calcext:value-type="string">
            <text:p>hija</text:p>
          </table:table-cell>
          <table:table-cell office:value-type="string" calcext:value-type="string">
            <text:p>我的女儿。</text:p>
          </table:table-cell>
          <table:table-cell office:value-type="string" calcext:value-type="string">
            <text:p>Wǒ de nǚ'ér.</text:p>
          </table:table-cell>
          <table:table-cell office:value-type="string" calcext:value-type="string">
            <text:p>Mi hija.</text:p>
          </table:table-cell>
          <table:table-cell office:value-type="string" calcext:value-type="string">
            <text:p>她是我女儿。</text:p>
          </table:table-cell>
          <table:table-cell office:value-type="string" calcext:value-type="string">
            <text:p>Tā shì wǒ nǚ'ér.</text:p>
          </table:table-cell>
          <table:table-cell office:value-type="string" calcext:value-type="string">
            <text:p>Ella es mi hija.</text:p>
          </table:table-cell>
          <table:table-cell table:formula="of:=COM.MICROSOFT.CONCAT([.A75];&quot;|&quot;;[.C75];&quot;|&quot;;[.D75];&quot;|&quot;;&quot;HSK1 Vocabulary&quot;;&quot;|&quot;;[.E75];&quot; - &quot;;[.F75];&quot; - &quot;;[.G75];&quot;|&quot;;[.H75];&quot; - &quot;;[.I75]; &quot; - &quot;; [.J75])" office:value-type="string" office:string-value="女儿|nǚ'ér|hija|HSK1 Vocabulary|我的女儿。 - Wǒ de nǚ'ér. - Mi hija.|她是我女儿。 - Tā shì wǒ nǚ'ér. - Ella es mi hija." calcext:value-type="string">
            <text:p>女儿|nǚ'ér|hija|HSK1 Vocabulary|我的女儿。 - Wǒ de nǚ'ér. - Mi hija.|她是我女儿。 - Tā shì wǒ nǚ'ér. - Ella es mi hija.</text:p>
          </table:table-cell>
          <table:table-cell table:formula="of:=COM.MICROSOFT.CONCAT([.A75];&quot;, &quot;;[.E75];[.H75])" office:value-type="string" office:string-value="女儿, 我的女儿。她是我女儿。" calcext:value-type="string">
            <text:p>女儿, 我的女儿。她是我女儿。</text:p>
          </table:table-cell>
        </table:table-row>
        <table:table-row table:style-name="ro2">
          <table:table-cell office:value-type="string" calcext:value-type="string">
            <text:p>朋友</text:p>
          </table:table-cell>
          <table:table-cell office:value-type="string" calcext:value-type="string">
            <text:p>月 (luna) + 月 (luna) (amigos cercanos)</text:p>
          </table:table-cell>
          <table:table-cell office:value-type="string" calcext:value-type="string">
            <text:p>péngyou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好朋友。</text:p>
          </table:table-cell>
          <table:table-cell office:value-type="string" calcext:value-type="string">
            <text:p>Hǎo péngyou.</text:p>
          </table:table-cell>
          <table:table-cell office:value-type="string" calcext:value-type="string">
            <text:p>Buen amigo.</text:p>
          </table:table-cell>
          <table:table-cell office:value-type="string" calcext:value-type="string">
            <text:p>他是我的朋友。</text:p>
          </table:table-cell>
          <table:table-cell office:value-type="string" calcext:value-type="string">
            <text:p>Tā shì wǒ de péngyou.</text:p>
          </table:table-cell>
          <table:table-cell office:value-type="string" calcext:value-type="string">
            <text:p>Él es mi amigo.</text:p>
          </table:table-cell>
          <table:table-cell table:formula="of:=COM.MICROSOFT.CONCAT([.A76];&quot;|&quot;;[.C76];&quot;|&quot;;[.D76];&quot;|&quot;;&quot;HSK1 Vocabulary&quot;;&quot;|&quot;;[.E76];&quot; - &quot;;[.F76];&quot; - &quot;;[.G76];&quot;|&quot;;[.H76];&quot; - &quot;;[.I76]; &quot; - &quot;; [.J76])" office:value-type="string" office:string-value="朋友|péngyou|amigo|HSK1 Vocabulary|好朋友。 - Hǎo péngyou. - Buen amigo.|他是我的朋友。 - Tā shì wǒ de péngyou. - Él es mi amigo." calcext:value-type="string">
            <text:p>朋友|péngyou|amigo|HSK1 Vocabulary|好朋友。 - Hǎo péngyou. - Buen amigo.|他是我的朋友。 - Tā shì wǒ de péngyou. - Él es mi amigo.</text:p>
          </table:table-cell>
          <table:table-cell table:formula="of:=COM.MICROSOFT.CONCAT([.A76];&quot;, &quot;;[.E76];[.H76])" office:value-type="string" office:string-value="朋友, 好朋友。他是我的朋友。" calcext:value-type="string">
            <text:p>朋友, 好朋友。他是我的朋友。</text:p>
          </table:table-cell>
        </table:table-row>
        <table:table-row table:style-name="ro4">
          <table:table-cell office:value-type="string" calcext:value-type="string">
            <text:p>漂亮</text:p>
          </table:table-cell>
          <table:table-cell office:value-type="string" calcext:value-type="string">
            <text:p>氵 (agua) + 票 (billete) + 亻 (persona) + 旦 (amanecer)</text:p>
          </table:table-cell>
          <table:table-cell office:value-type="string" calcext:value-type="string">
            <text:p>piàoliang</text:p>
          </table:table-cell>
          <table:table-cell office:value-type="string" calcext:value-type="string">
            <text:p>bonito, guapo</text:p>
          </table:table-cell>
          <table:table-cell office:value-type="string" calcext:value-type="string">
            <text:p>很漂亮。</text:p>
          </table:table-cell>
          <table:table-cell office:value-type="string" calcext:value-type="string">
            <text:p>Hěn piàoliang.</text:p>
          </table:table-cell>
          <table:table-cell office:value-type="string" calcext:value-type="string">
            <text:p>Muy bonito.</text:p>
          </table:table-cell>
          <table:table-cell office:value-type="string" calcext:value-type="string">
            <text:p>她很漂亮。</text:p>
          </table:table-cell>
          <table:table-cell office:value-type="string" calcext:value-type="string">
            <text:p>Tā hěn piàoliang.</text:p>
          </table:table-cell>
          <table:table-cell office:value-type="string" calcext:value-type="string">
            <text:p>Ella es muy bonita.</text:p>
          </table:table-cell>
          <table:table-cell table:formula="of:=COM.MICROSOFT.CONCAT([.A77];&quot;|&quot;;[.C77];&quot;|&quot;;[.D77];&quot;|&quot;;&quot;HSK1 Vocabulary&quot;;&quot;|&quot;;[.E77];&quot; - &quot;;[.F77];&quot; - &quot;;[.G77];&quot;|&quot;;[.H77];&quot; - &quot;;[.I77]; &quot; - &quot;; [.J77])" office:value-type="string" office:string-value="漂亮|piàoliang|bonito, guapo|HSK1 Vocabulary|很漂亮。 - Hěn piàoliang. - Muy bonito.|她很漂亮。 - Tā hěn piàoliang. - Ella es muy bonita." calcext:value-type="string">
            <text:p>漂亮|piàoliang|bonito, guapo|HSK1 Vocabulary|很漂亮。 - Hěn piàoliang. - Muy bonito.|她很漂亮。 - Tā hěn piàoliang. - Ella es muy bonita.</text:p>
          </table:table-cell>
          <table:table-cell table:formula="of:=COM.MICROSOFT.CONCAT([.A77];&quot;, &quot;;[.E77];[.H77])" office:value-type="string" office:string-value="漂亮, 很漂亮。她很漂亮。" calcext:value-type="string">
            <text:p>漂亮, 很漂亮。她很漂亮。</text:p>
          </table:table-cell>
        </table:table-row>
        <table:table-row table:style-name="ro4">
          <table:table-cell office:value-type="string" calcext:value-type="string">
            <text:p>苹果</text:p>
          </table:table-cell>
          <table:table-cell office:value-type="string" calcext:value-type="string">
            <text:p>艹 (hierba) + 平 (paz) + 艹 (hierba) + 果 (fruta)</text:p>
          </table:table-cell>
          <table:table-cell office:value-type="string" calcext:value-type="string">
            <text:p>píngguǒ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吃苹果。</text:p>
          </table:table-cell>
          <table:table-cell office:value-type="string" calcext:value-type="string">
            <text:p>Chī píngguǒ.</text:p>
          </table:table-cell>
          <table:table-cell office:value-type="string" calcext:value-type="string">
            <text:p>Comer una manzana.</text:p>
          </table:table-cell>
          <table:table-cell office:value-type="string" calcext:value-type="string">
            <text:p>一个苹果</text:p>
          </table:table-cell>
          <table:table-cell office:value-type="string" calcext:value-type="string">
            <text:p>yí gè píngguǒ</text:p>
          </table:table-cell>
          <table:table-cell office:value-type="string" calcext:value-type="string">
            <text:p>una manzana</text:p>
          </table:table-cell>
          <table:table-cell table:formula="of:=COM.MICROSOFT.CONCAT([.A78];&quot;|&quot;;[.C78];&quot;|&quot;;[.D78];&quot;|&quot;;&quot;HSK1 Vocabulary&quot;;&quot;|&quot;;[.E78];&quot; - &quot;;[.F78];&quot; - &quot;;[.G78];&quot;|&quot;;[.H78];&quot; - &quot;;[.I78]; &quot; - &quot;; [.J78])" office:value-type="string" office:string-value="苹果|píngguǒ|manzana|HSK1 Vocabulary|吃苹果。 - Chī píngguǒ. - Comer una manzana.|一个苹果 - yí gè píngguǒ - una manzana" calcext:value-type="string">
            <text:p>苹果|píngguǒ|manzana|HSK1 Vocabulary|吃苹果。 - Chī píngguǒ. - Comer una manzana.|一个苹果 - yí gè píngguǒ - una manzana</text:p>
          </table:table-cell>
          <table:table-cell table:formula="of:=COM.MICROSOFT.CONCAT([.A78];&quot;, &quot;;[.E78];[.H78])" office:value-type="string" office:string-value="苹果, 吃苹果。一个苹果" calcext:value-type="string">
            <text:p>苹果, 吃苹果。一个苹果</text:p>
          </table:table-cell>
        </table:table-row>
        <table:table-row table:style-name="ro3">
          <table:table-cell office:value-type="string" calcext:value-type="string">
            <text:p>七</text:p>
          </table:table-cell>
          <table:table-cell office:value-type="string" calcext:value-type="string">
            <text:p>(Símbolo de corte)</text:p>
          </table:table-cell>
          <table:table-cell office:value-type="string" calcext:value-type="string">
            <text:p>qī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七点。</text:p>
          </table:table-cell>
          <table:table-cell office:value-type="string" calcext:value-type="string">
            <text:p>Qī diǎn.</text:p>
          </table:table-cell>
          <table:table-cell office:value-type="string" calcext:value-type="string">
            <text:p>Las siete.</text:p>
          </table:table-cell>
          <table:table-cell office:value-type="string" calcext:value-type="string">
            <text:p>七本书</text:p>
          </table:table-cell>
          <table:table-cell office:value-type="string" calcext:value-type="string">
            <text:p>qī běn shū</text:p>
          </table:table-cell>
          <table:table-cell office:value-type="string" calcext:value-type="string">
            <text:p>siete libros</text:p>
          </table:table-cell>
          <table:table-cell table:formula="of:=COM.MICROSOFT.CONCAT([.A79];&quot;|&quot;;[.C79];&quot;|&quot;;[.D79];&quot;|&quot;;&quot;HSK1 Vocabulary&quot;;&quot;|&quot;;[.E79];&quot; - &quot;;[.F79];&quot; - &quot;;[.G79];&quot;|&quot;;[.H79];&quot; - &quot;;[.I79]; &quot; - &quot;; [.J79])" office:value-type="string" office:string-value="七|qī|siete|HSK1 Vocabulary|七点。 - Qī diǎn. - Las siete.|七本书 - qī běn shū - siete libros" calcext:value-type="string">
            <text:p>七|qī|siete|HSK1 Vocabulary|七点。 - Qī diǎn. - Las siete.|七本书 - qī běn shū - siete libros</text:p>
          </table:table-cell>
          <table:table-cell table:formula="of:=COM.MICROSOFT.CONCAT([.A79];&quot;, &quot;;[.E79];[.H79])" office:value-type="string" office:string-value="七, 七点。七本书" calcext:value-type="string">
            <text:p>七, 七点。七本书</text:p>
          </table:table-cell>
        </table:table-row>
        <table:table-row table:style-name="ro3">
          <table:table-cell office:value-type="string" calcext:value-type="string">
            <text:p>前面</text:p>
          </table:table-cell>
          <table:table-cell office:value-type="string" calcext:value-type="string">
            <text:p>前 (frente) + 面 (cara)</text:p>
          </table:table-cell>
          <table:table-cell office:value-type="string" calcext:value-type="string">
            <text:p>qiánmiàn</text:p>
          </table:table-cell>
          <table:table-cell office:value-type="string" calcext:value-type="string">
            <text:p>delante, frente</text:p>
          </table:table-cell>
          <table:table-cell office:value-type="string" calcext:value-type="string">
            <text:p>在前面。</text:p>
          </table:table-cell>
          <table:table-cell office:value-type="string" calcext:value-type="string">
            <text:p>Zài qiánmiàn.</text:p>
          </table:table-cell>
          <table:table-cell office:value-type="string" calcext:value-type="string">
            <text:p>Está delante.</text:p>
          </table:table-cell>
          <table:table-cell office:value-type="string" calcext:value-type="string">
            <text:p>他在前面。</text:p>
          </table:table-cell>
          <table:table-cell office:value-type="string" calcext:value-type="string">
            <text:p>Tā zài qiánmiàn.</text:p>
          </table:table-cell>
          <table:table-cell office:value-type="string" calcext:value-type="string">
            <text:p>Él está delante.</text:p>
          </table:table-cell>
          <table:table-cell table:formula="of:=COM.MICROSOFT.CONCAT([.A80];&quot;|&quot;;[.C80];&quot;|&quot;;[.D80];&quot;|&quot;;&quot;HSK1 Vocabulary&quot;;&quot;|&quot;;[.E80];&quot; - &quot;;[.F80];&quot; - &quot;;[.G80];&quot;|&quot;;[.H80];&quot; - &quot;;[.I80]; &quot; - &quot;; [.J80])" office:value-type="string" office:string-value="前面|qiánmiàn|delante, frente|HSK1 Vocabulary|在前面。 - Zài qiánmiàn. - Está delante.|他在前面。 - Tā zài qiánmiàn. - Él está delante." calcext:value-type="string">
            <text:p>前面|qiánmiàn|delante, frente|HSK1 Vocabulary|在前面。 - Zài qiánmiàn. - Está delante.|他在前面。 - Tā zài qiánmiàn. - Él está delante.</text:p>
          </table:table-cell>
          <table:table-cell table:formula="of:=COM.MICROSOFT.CONCAT([.A80];&quot;, &quot;;[.E80];[.H80])" office:value-type="string" office:string-value="前面, 在前面。他在前面。" calcext:value-type="string">
            <text:p>前面, 在前面。他在前面。</text:p>
          </table:table-cell>
        </table:table-row>
        <table:table-row table:style-name="ro3">
          <table:table-cell office:value-type="string" calcext:value-type="string">
            <text:p>钱</text:p>
          </table:table-cell>
          <table:table-cell office:value-type="string" calcext:value-type="string">
            <text:p>钅 (metal) + 戋 (pequeño)</text:p>
          </table:table-cell>
          <table:table-cell office:value-type="string" calcext:value-type="string">
            <text:p>qián</text:p>
          </table:table-cell>
          <table:table-cell office:value-type="string" calcext:value-type="string">
            <text:p>dinero</text:p>
          </table:table-cell>
          <table:table-cell office:value-type="string" calcext:value-type="string">
            <text:p>多少钱？</text:p>
          </table:table-cell>
          <table:table-cell office:value-type="string" calcext:value-type="string">
            <text:p>Duōshao qián?</text:p>
          </table:table-cell>
          <table:table-cell office:value-type="string" calcext:value-type="string">
            <text:p>¿Cuánto dinero?</text:p>
          </table:table-cell>
          <table:table-cell office:value-type="string" calcext:value-type="string">
            <text:p>我有钱。</text:p>
          </table:table-cell>
          <table:table-cell office:value-type="string" calcext:value-type="string">
            <text:p>Wǒ yǒu qián.</text:p>
          </table:table-cell>
          <table:table-cell office:value-type="string" calcext:value-type="string">
            <text:p>Tengo dinero.</text:p>
          </table:table-cell>
          <table:table-cell table:formula="of:=COM.MICROSOFT.CONCAT([.A81];&quot;|&quot;;[.C81];&quot;|&quot;;[.D81];&quot;|&quot;;&quot;HSK1 Vocabulary&quot;;&quot;|&quot;;[.E81];&quot; - &quot;;[.F81];&quot; - &quot;;[.G81];&quot;|&quot;;[.H81];&quot; - &quot;;[.I81]; &quot; - &quot;; [.J81])" office:value-type="string" office:string-value="钱|qián|dinero|HSK1 Vocabulary|多少钱？ - Duōshao qián? - ¿Cuánto dinero?|我有钱。 - Wǒ yǒu qián. - Tengo dinero." calcext:value-type="string">
            <text:p>钱|qián|dinero|HSK1 Vocabulary|多少钱？ - Duōshao qián? - ¿Cuánto dinero?|我有钱。 - Wǒ yǒu qián. - Tengo dinero.</text:p>
          </table:table-cell>
          <table:table-cell table:formula="of:=COM.MICROSOFT.CONCAT([.A81];&quot;, &quot;;[.E81];[.H81])" office:value-type="string" office:string-value="钱, 多少钱？我有钱。" calcext:value-type="string">
            <text:p>钱, 多少钱？我有钱。</text:p>
          </table:table-cell>
        </table:table-row>
        <table:table-row table:style-name="ro2">
          <table:table-cell office:value-type="string" calcext:value-type="string">
            <text:p>请</text:p>
          </table:table-cell>
          <table:table-cell office:value-type="string" calcext:value-type="string">
            <text:p>讠 (habla) + 青 (verde/joven)</text:p>
          </table:table-cell>
          <table:table-cell office:value-type="string" calcext:value-type="string">
            <text:p>qǐng</text:p>
          </table:table-cell>
          <table:table-cell office:value-type="string" calcext:value-type="string">
            <text:p>por favor</text:p>
          </table:table-cell>
          <table:table-cell office:value-type="string" calcext:value-type="string">
            <text:p>请坐。</text:p>
          </table:table-cell>
          <table:table-cell office:value-type="string" calcext:value-type="string">
            <text:p>Qǐng zuò.</text:p>
          </table:table-cell>
          <table:table-cell office:value-type="string" calcext:value-type="string">
            <text:p>Por favor, siéntate.</text:p>
          </table:table-cell>
          <table:table-cell office:value-type="string" calcext:value-type="string">
            <text:p>请喝茶。</text:p>
          </table:table-cell>
          <table:table-cell office:value-type="string" calcext:value-type="string">
            <text:p>Qǐng hē chá.</text:p>
          </table:table-cell>
          <table:table-cell office:value-type="string" calcext:value-type="string">
            <text:p>Por favor, bebe té.</text:p>
          </table:table-cell>
          <table:table-cell table:formula="of:=COM.MICROSOFT.CONCAT([.A82];&quot;|&quot;;[.C82];&quot;|&quot;;[.D82];&quot;|&quot;;&quot;HSK1 Vocabulary&quot;;&quot;|&quot;;[.E82];&quot; - &quot;;[.F82];&quot; - &quot;;[.G82];&quot;|&quot;;[.H82];&quot; - &quot;;[.I82]; &quot; - &quot;; [.J82])" office:value-type="string" office:string-value="请|qǐng|por favor|HSK1 Vocabulary|请坐。 - Qǐng zuò. - Por favor, siéntate.|请喝茶。 - Qǐng hē chá. - Por favor, bebe té." calcext:value-type="string">
            <text:p>请|qǐng|por favor|HSK1 Vocabulary|请坐。 - Qǐng zuò. - Por favor, siéntate.|请喝茶。 - Qǐng hē chá. - Por favor, bebe té.</text:p>
          </table:table-cell>
          <table:table-cell table:formula="of:=COM.MICROSOFT.CONCAT([.A82];&quot;, &quot;;[.E82];[.H82])" office:value-type="string" office:string-value="请, 请坐。请喝茶。" calcext:value-type="string">
            <text:p>请, 请坐。请喝茶。</text:p>
          </table:table-cell>
        </table:table-row>
        <table:table-row table:style-name="ro3">
          <table:table-cell office:value-type="string" calcext:value-type="string">
            <text:p>去</text:p>
          </table:table-cell>
          <table:table-cell office:value-type="string" calcext:value-type="string">
            <text:p>土 (tierra) + 厶 (privado)</text:p>
          </table:table-cell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去学校。</text:p>
          </table:table-cell>
          <table:table-cell office:value-type="string" calcext:value-type="string">
            <text:p>Qù xuéxiào.</text:p>
          </table:table-cell>
          <table:table-cell office:value-type="string" calcext:value-type="string">
            <text:p>Ir a la escuela.</text:p>
          </table:table-cell>
          <table:table-cell office:value-type="string" calcext:value-type="string">
            <text:p>我去北京。</text:p>
          </table:table-cell>
          <table:table-cell office:value-type="string" calcext:value-type="string">
            <text:p>Wǒ qù Běijīng.</text:p>
          </table:table-cell>
          <table:table-cell office:value-type="string" calcext:value-type="string">
            <text:p>Voy a Pekín.</text:p>
          </table:table-cell>
          <table:table-cell table:formula="of:=COM.MICROSOFT.CONCAT([.A83];&quot;|&quot;;[.C83];&quot;|&quot;;[.D83];&quot;|&quot;;&quot;HSK1 Vocabulary&quot;;&quot;|&quot;;[.E83];&quot; - &quot;;[.F83];&quot; - &quot;;[.G83];&quot;|&quot;;[.H83];&quot; - &quot;;[.I83]; &quot; - &quot;; [.J83])" office:value-type="string" office:string-value="去|qù|ir|HSK1 Vocabulary|去学校。 - Qù xuéxiào. - Ir a la escuela.|我去北京。 - Wǒ qù Běijīng. - Voy a Pekín." calcext:value-type="string">
            <text:p>去|qù|ir|HSK1 Vocabulary|去学校。 - Qù xuéxiào. - Ir a la escuela.|我去北京。 - Wǒ qù Běijīng. - Voy a Pekín.</text:p>
          </table:table-cell>
          <table:table-cell table:formula="of:=COM.MICROSOFT.CONCAT([.A83];&quot;, &quot;;[.E83];[.H83])" office:value-type="string" office:string-value="去, 去学校。我去北京。" calcext:value-type="string">
            <text:p>去, 去学校。我去北京。</text:p>
          </table:table-cell>
        </table:table-row>
        <table:table-row table:style-name="ro3">
          <table:table-cell office:value-type="string" calcext:value-type="string">
            <text:p>热</text:p>
          </table:table-cell>
          <table:table-cell office:value-type="string" calcext:value-type="string">
            <text:p>执 (sostener) + 灬 (fuego)</text:p>
          </table:table-cell>
          <table:table-cell office:value-type="string" calcext:value-type="string">
            <text:p>rè</text:p>
          </table:table-cell>
          <table:table-cell office:value-type="string" calcext:value-type="string">
            <text:p>caliente</text:p>
          </table:table-cell>
          <table:table-cell office:value-type="string" calcext:value-type="string">
            <text:p>很热。</text:p>
          </table:table-cell>
          <table:table-cell office:value-type="string" calcext:value-type="string">
            <text:p>Hěn rè.</text:p>
          </table:table-cell>
          <table:table-cell office:value-type="string" calcext:value-type="string">
            <text:p>Hace mucho calor.</text:p>
          </table:table-cell>
          <table:table-cell office:value-type="string" calcext:value-type="string">
            <text:p>今天很热。</text:p>
          </table:table-cell>
          <table:table-cell office:value-type="string" calcext:value-type="string">
            <text:p>Jīntiān hěn rè.</text:p>
          </table:table-cell>
          <table:table-cell office:value-type="string" calcext:value-type="string">
            <text:p>Hoy hace mucho calor.</text:p>
          </table:table-cell>
          <table:table-cell table:formula="of:=COM.MICROSOFT.CONCAT([.A84];&quot;|&quot;;[.C84];&quot;|&quot;;[.D84];&quot;|&quot;;&quot;HSK1 Vocabulary&quot;;&quot;|&quot;;[.E84];&quot; - &quot;;[.F84];&quot; - &quot;;[.G84];&quot;|&quot;;[.H84];&quot; - &quot;;[.I84]; &quot; - &quot;; [.J84])" office:value-type="string" office:string-value="热|rè|caliente|HSK1 Vocabulary|很热。 - Hěn rè. - Hace mucho calor.|今天很热。 - Jīntiān hěn rè. - Hoy hace mucho calor." calcext:value-type="string">
            <text:p>热|rè|caliente|HSK1 Vocabulary|很热。 - Hěn rè. - Hace mucho calor.|今天很热。 - Jīntiān hěn rè. - Hoy hace mucho calor.</text:p>
          </table:table-cell>
          <table:table-cell table:formula="of:=COM.MICROSOFT.CONCAT([.A84];&quot;, &quot;;[.E84];[.H84])" office:value-type="string" office:string-value="热, 很热。今天很热。" calcext:value-type="string">
            <text:p>热, 很热。今天很热。</text:p>
          </table:table-cell>
        </table:table-row>
        <table:table-row table:style-name="ro2">
          <table:table-cell office:value-type="string" calcext:value-type="string">
            <text:p>人</text:p>
          </table:table-cell>
          <table:table-cell office:value-type="string" calcext:value-type="string">
            <text:p>(Dibujo de una persona caminando)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persona, gente</text:p>
          </table:table-cell>
          <table:table-cell office:value-type="string" calcext:value-type="string">
            <text:p>中国人。</text:p>
          </table:table-cell>
          <table:table-cell office:value-type="string" calcext:value-type="string">
            <text:p>Zhōngguó rén.</text:p>
          </table:table-cell>
          <table:table-cell office:value-type="string" calcext:value-type="string">
            <text:p>Persona china.</text:p>
          </table:table-cell>
          <table:table-cell office:value-type="string" calcext:value-type="string">
            <text:p>三个人</text:p>
          </table:table-cell>
          <table:table-cell office:value-type="string" calcext:value-type="string">
            <text:p>sān gè rén</text:p>
          </table:table-cell>
          <table:table-cell office:value-type="string" calcext:value-type="string">
            <text:p>tres personas</text:p>
          </table:table-cell>
          <table:table-cell table:formula="of:=COM.MICROSOFT.CONCAT([.A85];&quot;|&quot;;[.C85];&quot;|&quot;;[.D85];&quot;|&quot;;&quot;HSK1 Vocabulary&quot;;&quot;|&quot;;[.E85];&quot; - &quot;;[.F85];&quot; - &quot;;[.G85];&quot;|&quot;;[.H85];&quot; - &quot;;[.I85]; &quot; - &quot;; [.J85])" office:value-type="string" office:string-value="人|rén|persona, gente|HSK1 Vocabulary|中国人。 - Zhōngguó rén. - Persona china.|三个人 - sān gè rén - tres personas" calcext:value-type="string">
            <text:p>人|rén|persona, gente|HSK1 Vocabulary|中国人。 - Zhōngguó rén. - Persona china.|三个人 - sān gè rén - tres personas</text:p>
          </table:table-cell>
          <table:table-cell table:formula="of:=COM.MICROSOFT.CONCAT([.A85];&quot;, &quot;;[.E85];[.H85])" office:value-type="string" office:string-value="人, 中国人。三个人" calcext:value-type="string">
            <text:p>人, 中国人。三个人</text:p>
          </table:table-cell>
        </table:table-row>
        <table:table-row table:style-name="ro3">
          <table:table-cell office:value-type="string" calcext:value-type="string">
            <text:p>认识</text:p>
          </table:table-cell>
          <table:table-cell office:value-type="string" calcext:value-type="string">
            <text:p>认 (reconocer) + 识 (conocer)</text:p>
          </table:table-cell>
          <table:table-cell office:value-type="string" calcext:value-type="string">
            <text:p>rènshi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认识你很高兴。</text:p>
          </table:table-cell>
          <table:table-cell office:value-type="string" calcext:value-type="string">
            <text:p>Rènshi nǐ hěn gāoxìng.</text:p>
          </table:table-cell>
          <table:table-cell office:value-type="string" calcext:value-type="string">
            <text:p>Encantado de conocerte.</text:p>
          </table:table-cell>
          <table:table-cell office:value-type="string" calcext:value-type="string">
            <text:p>我认识他。</text:p>
          </table:table-cell>
          <table:table-cell office:value-type="string" calcext:value-type="string">
            <text:p>Wǒ rènshi tā.</text:p>
          </table:table-cell>
          <table:table-cell office:value-type="string" calcext:value-type="string">
            <text:p>Lo conozco.</text:p>
          </table:table-cell>
          <table:table-cell table:formula="of:=COM.MICROSOFT.CONCAT([.A86];&quot;|&quot;;[.C86];&quot;|&quot;;[.D86];&quot;|&quot;;&quot;HSK1 Vocabulary&quot;;&quot;|&quot;;[.E86];&quot; - &quot;;[.F86];&quot; - &quot;;[.G86];&quot;|&quot;;[.H86];&quot; - &quot;;[.I86]; &quot; - &quot;; [.J86])" office:value-type="string" office:string-value="认识|rènshi|conocer|HSK1 Vocabulary|认识你很高兴。 - Rènshi nǐ hěn gāoxìng. - Encantado de conocerte.|我认识他。 - Wǒ rènshi tā. - Lo conozco." calcext:value-type="string">
            <text:p>认识|rènshi|conocer|HSK1 Vocabulary|认识你很高兴。 - Rènshi nǐ hěn gāoxìng. - Encantado de conocerte.|我认识他。 - Wǒ rènshi tā. - Lo conozco.</text:p>
          </table:table-cell>
          <table:table-cell table:formula="of:=COM.MICROSOFT.CONCAT([.A86];&quot;, &quot;;[.E86];[.H86])" office:value-type="string" office:string-value="认识, 认识你很高兴。我认识他。" calcext:value-type="string">
            <text:p>认识, 认识你很高兴。我认识他。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(Tres líneas horizontales)</text:p>
          </table:table-cell>
          <table:table-cell office:value-type="string" calcext:value-type="string">
            <text:p>sān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三个人。</text:p>
          </table:table-cell>
          <table:table-cell office:value-type="string" calcext:value-type="string">
            <text:p>Sān gè rén.</text:p>
          </table:table-cell>
          <table:table-cell office:value-type="string" calcext:value-type="string">
            <text:p>Tres personas.</text:p>
          </table:table-cell>
          <table:table-cell office:value-type="string" calcext:value-type="string">
            <text:p>三本书</text:p>
          </table:table-cell>
          <table:table-cell office:value-type="string" calcext:value-type="string">
            <text:p>sān běn shū</text:p>
          </table:table-cell>
          <table:table-cell office:value-type="string" calcext:value-type="string">
            <text:p>tres libros</text:p>
          </table:table-cell>
          <table:table-cell table:formula="of:=COM.MICROSOFT.CONCAT([.A87];&quot;|&quot;;[.C87];&quot;|&quot;;[.D87];&quot;|&quot;;&quot;HSK1 Vocabulary&quot;;&quot;|&quot;;[.E87];&quot; - &quot;;[.F87];&quot; - &quot;;[.G87];&quot;|&quot;;[.H87];&quot; - &quot;;[.I87]; &quot; - &quot;; [.J87])" office:value-type="string" office:string-value="三|sān|tres|HSK1 Vocabulary|三个人。 - Sān gè rén. - Tres personas.|三本书 - sān běn shū - tres libros" calcext:value-type="string">
            <text:p>三|sān|tres|HSK1 Vocabulary|三个人。 - Sān gè rén. - Tres personas.|三本书 - sān běn shū - tres libros</text:p>
          </table:table-cell>
          <table:table-cell table:formula="of:=COM.MICROSOFT.CONCAT([.A87];&quot;, &quot;;[.E87];[.H87])" office:value-type="string" office:string-value="三, 三个人。三本书" calcext:value-type="string">
            <text:p>三, 三个人。三本书</text:p>
          </table:table-cell>
        </table:table-row>
        <table:table-row table:style-name="ro3">
          <table:table-cell office:value-type="string" calcext:value-type="string">
            <text:p>商店</text:p>
          </table:table-cell>
          <table:table-cell office:value-type="string" calcext:value-type="string">
            <text:p>商 (comercio) + 店 (tienda)</text:p>
          </table:table-cell>
          <table:table-cell office:value-type="string" calcext:value-type="string">
            <text:p>shāngdiàn</text:p>
          </table:table-cell>
          <table:table-cell office:value-type="string" calcext:value-type="string">
            <text:p>tienda</text:p>
          </table:table-cell>
          <table:table-cell office:value-type="string" calcext:value-type="string">
            <text:p>去商店。</text:p>
          </table:table-cell>
          <table:table-cell office:value-type="string" calcext:value-type="string">
            <text:p>Qù shāngdiàn.</text:p>
          </table:table-cell>
          <table:table-cell office:value-type="string" calcext:value-type="string">
            <text:p>Ir a la tienda.</text:p>
          </table:table-cell>
          <table:table-cell office:value-type="string" calcext:value-type="string">
            <text:p>这是一个商店。</text:p>
          </table:table-cell>
          <table:table-cell office:value-type="string" calcext:value-type="string">
            <text:p>Zhè shì yí gè shāngdiàn.</text:p>
          </table:table-cell>
          <table:table-cell office:value-type="string" calcext:value-type="string">
            <text:p>Esto es una tienda.</text:p>
          </table:table-cell>
          <table:table-cell table:formula="of:=COM.MICROSOFT.CONCAT([.A88];&quot;|&quot;;[.C88];&quot;|&quot;;[.D88];&quot;|&quot;;&quot;HSK1 Vocabulary&quot;;&quot;|&quot;;[.E88];&quot; - &quot;;[.F88];&quot; - &quot;;[.G88];&quot;|&quot;;[.H88];&quot; - &quot;;[.I88]; &quot; - &quot;; [.J88])" office:value-type="string" office:string-value="商店|shāngdiàn|tienda|HSK1 Vocabulary|去商店。 - Qù shāngdiàn. - Ir a la tienda.|这是一个商店。 - Zhè shì yí gè shāngdiàn. - Esto es una tienda." calcext:value-type="string">
            <text:p>商店|shāngdiàn|tienda|HSK1 Vocabulary|去商店。 - Qù shāngdiàn. - Ir a la tienda.|这是一个商店。 - Zhè shì yí gè shāngdiàn. - Esto es una tienda.</text:p>
          </table:table-cell>
          <table:table-cell table:formula="of:=COM.MICROSOFT.CONCAT([.A88];&quot;, &quot;;[.E88];[.H88])" office:value-type="string" office:string-value="商店, 去商店。这是一个商店。" calcext:value-type="string">
            <text:p>商店, 去商店。这是一个商店。</text:p>
          </table:table-cell>
        </table:table-row>
        <table:table-row table:style-name="ro2">
          <table:table-cell office:value-type="string" calcext:value-type="string">
            <text:p>上</text:p>
          </table:table-cell>
          <table:table-cell office:value-type="string" calcext:value-type="string">
            <text:p>(Línea sobre un punto de referencia)</text:p>
          </table:table-cell>
          <table:table-cell office:value-type="string" calcext:value-type="string">
            <text:p>shàng</text:p>
          </table:table-cell>
          <table:table-cell office:value-type="string" calcext:value-type="string">
            <text:p>arriba, sobre, subir</text:p>
          </table:table-cell>
          <table:table-cell office:value-type="string" calcext:value-type="string">
            <text:p>在上面。</text:p>
          </table:table-cell>
          <table:table-cell office:value-type="string" calcext:value-type="string">
            <text:p>Zài shàngmiàn.</text:p>
          </table:table-cell>
          <table:table-cell office:value-type="string" calcext:value-type="string">
            <text:p>Está arriba.</text:p>
          </table:table-cell>
          <table:table-cell office:value-type="string" calcext:value-type="string">
            <text:p>书上</text:p>
          </table:table-cell>
          <table:table-cell office:value-type="string" calcext:value-type="string">
            <text:p>shū shàng</text:p>
          </table:table-cell>
          <table:table-cell office:value-type="string" calcext:value-type="string">
            <text:p>en el libro</text:p>
          </table:table-cell>
          <table:table-cell table:formula="of:=COM.MICROSOFT.CONCAT([.A89];&quot;|&quot;;[.C89];&quot;|&quot;;[.D89];&quot;|&quot;;&quot;HSK1 Vocabulary&quot;;&quot;|&quot;;[.E89];&quot; - &quot;;[.F89];&quot; - &quot;;[.G89];&quot;|&quot;;[.H89];&quot; - &quot;;[.I89]; &quot; - &quot;; [.J89])" office:value-type="string" office:string-value="上|shàng|arriba, sobre, subir|HSK1 Vocabulary|在上面。 - Zài shàngmiàn. - Está arriba.|书上 - shū shàng - en el libro" calcext:value-type="string">
            <text:p>上|shàng|arriba, sobre, subir|HSK1 Vocabulary|在上面。 - Zài shàngmiàn. - Está arriba.|书上 - shū shàng - en el libro</text:p>
          </table:table-cell>
          <table:table-cell table:formula="of:=COM.MICROSOFT.CONCAT([.A89];&quot;, &quot;;[.E89];[.H89])" office:value-type="string" office:string-value="上, 在上面。书上" calcext:value-type="string">
            <text:p>上, 在上面。书上</text:p>
          </table:table-cell>
        </table:table-row>
        <table:table-row table:style-name="ro4">
          <table:table-cell office:value-type="string" calcext:value-type="string">
            <text:p>上午</text:p>
          </table:table-cell>
          <table:table-cell office:value-type="string" calcext:value-type="string">
            <text:p>上 (arriba/mañana) + 午 (mediodía)</text:p>
          </table:table-cell>
          <table:table-cell office:value-type="string" calcext:value-type="string">
            <text:p>shàngwǔ</text:p>
          </table:table-cell>
          <table:table-cell office:value-type="string" calcext:value-type="string">
            <text:p>mañana (antes del med.)</text:p>
          </table:table-cell>
          <table:table-cell office:value-type="string" calcext:value-type="string">
            <text:p>今天上午。</text:p>
          </table:table-cell>
          <table:table-cell office:value-type="string" calcext:value-type="string">
            <text:p>Jīntiān shàngwǔ.</text:p>
          </table:table-cell>
          <table:table-cell office:value-type="string" calcext:value-type="string">
            <text:p>Esta mañana.</text:p>
          </table:table-cell>
          <table:table-cell office:value-type="string" calcext:value-type="string">
            <text:p>上午八点</text:p>
          </table:table-cell>
          <table:table-cell office:value-type="string" calcext:value-type="string">
            <text:p>shàngwǔ bā diǎn</text:p>
          </table:table-cell>
          <table:table-cell office:value-type="string" calcext:value-type="string">
            <text:p>las ocho de la mañana</text:p>
          </table:table-cell>
          <table:table-cell table:formula="of:=COM.MICROSOFT.CONCAT([.A90];&quot;|&quot;;[.C90];&quot;|&quot;;[.D90];&quot;|&quot;;&quot;HSK1 Vocabulary&quot;;&quot;|&quot;;[.E90];&quot; - &quot;;[.F90];&quot; - &quot;;[.G90];&quot;|&quot;;[.H90];&quot; - &quot;;[.I90]; &quot; - &quot;; [.J90])" office:value-type="string" office:string-value="上午|shàngwǔ|mañana (antes del med.)|HSK1 Vocabulary|今天上午。 - Jīntiān shàngwǔ. - Esta mañana.|上午八点 - shàngwǔ bā diǎn - las ocho de la mañana" calcext:value-type="string">
            <text:p>上午|shàngwǔ|mañana (antes del med.)|HSK1 Vocabulary|今天上午。 - Jīntiān shàngwǔ. - Esta mañana.|上午八点 - shàngwǔ bā diǎn - las ocho de la mañana</text:p>
          </table:table-cell>
          <table:table-cell table:formula="of:=COM.MICROSOFT.CONCAT([.A90];&quot;, &quot;;[.E90];[.H90])" office:value-type="string" office:string-value="上午, 今天上午。上午八点" calcext:value-type="string">
            <text:p>上午, 今天上午。上午八点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小 (pequeño) + 丿 (barra)</text:p>
          </table:table-cell>
          <table:table-cell office:value-type="string" calcext:value-type="string">
            <text:p>shǎo</text:p>
          </table:table-cell>
          <table:table-cell office:value-type="string" calcext:value-type="string">
            <text:p>poco, escaso</text:p>
          </table:table-cell>
          <table:table-cell office:value-type="string" calcext:value-type="string">
            <text:p>很少。</text:p>
          </table:table-cell>
          <table:table-cell office:value-type="string" calcext:value-type="string">
            <text:p>Hěn shǎo.</text:p>
          </table:table-cell>
          <table:table-cell office:value-type="string" calcext:value-type="string">
            <text:p>Muy poco.</text:p>
          </table:table-cell>
          <table:table-cell office:value-type="string" calcext:value-type="string">
            <text:p>人很少</text:p>
          </table:table-cell>
          <table:table-cell office:value-type="string" calcext:value-type="string">
            <text:p>rén hěn shǎo</text:p>
          </table:table-cell>
          <table:table-cell office:value-type="string" calcext:value-type="string">
            <text:p>hay muy poca gente</text:p>
          </table:table-cell>
          <table:table-cell table:formula="of:=COM.MICROSOFT.CONCAT([.A91];&quot;|&quot;;[.C91];&quot;|&quot;;[.D91];&quot;|&quot;;&quot;HSK1 Vocabulary&quot;;&quot;|&quot;;[.E91];&quot; - &quot;;[.F91];&quot; - &quot;;[.G91];&quot;|&quot;;[.H91];&quot; - &quot;;[.I91]; &quot; - &quot;; [.J91])" office:value-type="string" office:string-value="少|shǎo|poco, escaso|HSK1 Vocabulary|很少。 - Hěn shǎo. - Muy poco.|人很少 - rén hěn shǎo - hay muy poca gente" calcext:value-type="string">
            <text:p>少|shǎo|poco, escaso|HSK1 Vocabulary|很少。 - Hěn shǎo. - Muy poco.|人很少 - rén hěn shǎo - hay muy poca gente</text:p>
          </table:table-cell>
          <table:table-cell table:formula="of:=COM.MICROSOFT.CONCAT([.A91];&quot;, &quot;;[.E91];[.H91])" office:value-type="string" office:string-value="少, 很少。人很少" calcext:value-type="string">
            <text:p>少, 很少。人很少</text:p>
          </table:table-cell>
        </table:table-row>
        <table:table-row table:style-name="ro2">
          <table:table-cell office:value-type="string" calcext:value-type="string">
            <text:p>谁</text:p>
          </table:table-cell>
          <table:table-cell office:value-type="string" calcext:value-type="string">
            <text:p>讠 (habla) + 隹 (pájaro corto)</text:p>
          </table:table-cell>
          <table:table-cell office:value-type="string" calcext:value-type="string">
            <text:p>shéi</text:p>
          </table:table-cell>
          <table:table-cell office:value-type="string" calcext:value-type="string">
            <text:p>quién</text:p>
          </table:table-cell>
          <table:table-cell office:value-type="string" calcext:value-type="string">
            <text:p>你是谁？</text:p>
          </table:table-cell>
          <table:table-cell office:value-type="string" calcext:value-type="string">
            <text:p>Nǐ shì shéi?</text:p>
          </table:table-cell>
          <table:table-cell office:value-type="string" calcext:value-type="string">
            <text:p>¿Quién eres?</text:p>
          </table:table-cell>
          <table:table-cell office:value-type="string" calcext:value-type="string">
            <text:p>他是谁？</text:p>
          </table:table-cell>
          <table:table-cell office:value-type="string" calcext:value-type="string">
            <text:p>Tā shì shéi?</text:p>
          </table:table-cell>
          <table:table-cell office:value-type="string" calcext:value-type="string">
            <text:p>¿Quién es él?</text:p>
          </table:table-cell>
          <table:table-cell table:formula="of:=COM.MICROSOFT.CONCAT([.A92];&quot;|&quot;;[.C92];&quot;|&quot;;[.D92];&quot;|&quot;;&quot;HSK1 Vocabulary&quot;;&quot;|&quot;;[.E92];&quot; - &quot;;[.F92];&quot; - &quot;;[.G92];&quot;|&quot;;[.H92];&quot; - &quot;;[.I92]; &quot; - &quot;; [.J92])" office:value-type="string" office:string-value="谁|shéi|quién|HSK1 Vocabulary|你是谁？ - Nǐ shì shéi? - ¿Quién eres?|他是谁？ - Tā shì shéi? - ¿Quién es él?" calcext:value-type="string">
            <text:p>谁|shéi|quién|HSK1 Vocabulary|你是谁？ - Nǐ shì shéi? - ¿Quién eres?|他是谁？ - Tā shì shéi? - ¿Quién es él?</text:p>
          </table:table-cell>
          <table:table-cell table:formula="of:=COM.MICROSOFT.CONCAT([.A92];&quot;, &quot;;[.E92];[.H92])" office:value-type="string" office:string-value="谁, 你是谁？他是谁？" calcext:value-type="string">
            <text:p>谁, 你是谁？他是谁？</text:p>
          </table:table-cell>
        </table:table-row>
        <table:table-row table:style-name="ro4">
          <table:table-cell office:value-type="string" calcext:value-type="string">
            <text:p>什么</text:p>
          </table:table-cell>
          <table:table-cell office:value-type="string" calcext:value-type="string">
            <text:p>亻 (persona) + 十 (diez) + 二 (dos) + 丨 (línea)</text:p>
          </table:table-cell>
          <table:table-cell office:value-type="string" calcext:value-type="string">
            <text:p>shénme</text:p>
          </table:table-cell>
          <table:table-cell office:value-type="string" calcext:value-type="string">
            <text:p>qué</text:p>
          </table:table-cell>
          <table:table-cell office:value-type="string" calcext:value-type="string">
            <text:p>这是什么？</text:p>
          </table:table-cell>
          <table:table-cell office:value-type="string" calcext:value-type="string">
            <text:p>Zhè shì shénme?</text:p>
          </table:table-cell>
          <table:table-cell office:value-type="string" calcext:value-type="string">
            <text:p>¿Qué es esto?</text:p>
          </table:table-cell>
          <table:table-cell office:value-type="string" calcext:value-type="string">
            <text:p>你吃什么？</text:p>
          </table:table-cell>
          <table:table-cell office:value-type="string" calcext:value-type="string">
            <text:p>Nǐ chī shénme?</text:p>
          </table:table-cell>
          <table:table-cell office:value-type="string" calcext:value-type="string">
            <text:p>¿Qué comes?</text:p>
          </table:table-cell>
          <table:table-cell table:formula="of:=COM.MICROSOFT.CONCAT([.A93];&quot;|&quot;;[.C93];&quot;|&quot;;[.D93];&quot;|&quot;;&quot;HSK1 Vocabulary&quot;;&quot;|&quot;;[.E93];&quot; - &quot;;[.F93];&quot; - &quot;;[.G93];&quot;|&quot;;[.H93];&quot; - &quot;;[.I93]; &quot; - &quot;; [.J93])" office:value-type="string" office:string-value="什么|shénme|qué|HSK1 Vocabulary|这是什么？ - Zhè shì shénme? - ¿Qué es esto?|你吃什么？ - Nǐ chī shénme? - ¿Qué comes?" calcext:value-type="string">
            <text:p>什么|shénme|qué|HSK1 Vocabulary|这是什么？ - Zhè shì shénme? - ¿Qué es esto?|你吃什么？ - Nǐ chī shénme? - ¿Qué comes?</text:p>
          </table:table-cell>
          <table:table-cell table:formula="of:=COM.MICROSOFT.CONCAT([.A93];&quot;, &quot;;[.E93];[.H93])" office:value-type="string" office:string-value="什么, 这是什么？你吃什么？" calcext:value-type="string">
            <text:p>什么, 这是什么？你吃什么？</text:p>
          </table:table-cell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(Cruz, símbolo de completitud)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十个人。</text:p>
          </table:table-cell>
          <table:table-cell office:value-type="string" calcext:value-type="string">
            <text:p>Shí gè rén.</text:p>
          </table:table-cell>
          <table:table-cell office:value-type="string" calcext:value-type="string">
            <text:p>Diez personas.</text:p>
          </table:table-cell>
          <table:table-cell office:value-type="string" calcext:value-type="string">
            <text:p>十点钟</text:p>
          </table:table-cell>
          <table:table-cell office:value-type="string" calcext:value-type="string">
            <text:p>shí diǎn zhōng</text:p>
          </table:table-cell>
          <table:table-cell office:value-type="string" calcext:value-type="string">
            <text:p>las diez en punto</text:p>
          </table:table-cell>
          <table:table-cell table:formula="of:=COM.MICROSOFT.CONCAT([.A94];&quot;|&quot;;[.C94];&quot;|&quot;;[.D94];&quot;|&quot;;&quot;HSK1 Vocabulary&quot;;&quot;|&quot;;[.E94];&quot; - &quot;;[.F94];&quot; - &quot;;[.G94];&quot;|&quot;;[.H94];&quot; - &quot;;[.I94]; &quot; - &quot;; [.J94])" office:value-type="string" office:string-value="十|shí|diez|HSK1 Vocabulary|十个人。 - Shí gè rén. - Diez personas.|十点钟 - shí diǎn zhōng - las diez en punto" calcext:value-type="string">
            <text:p>十|shí|diez|HSK1 Vocabulary|十个人。 - Shí gè rén. - Diez personas.|十点钟 - shí diǎn zhōng - las diez en punto</text:p>
          </table:table-cell>
          <table:table-cell table:formula="of:=COM.MICROSOFT.CONCAT([.A94];&quot;, &quot;;[.E94];[.H94])" office:value-type="string" office:string-value="十, 十个人。十点钟" calcext:value-type="string">
            <text:p>十, 十个人。十点钟</text:p>
          </table:table-cell>
        </table:table-row>
        <table:table-row table:style-name="ro2">
          <table:table-cell office:value-type="string" calcext:value-type="string">
            <text:p>时候</text:p>
          </table:table-cell>
          <table:table-cell office:value-type="string" calcext:value-type="string">
            <text:p>时 (tiempo) + 候 (esperar)</text:p>
          </table:table-cell>
          <table:table-cell office:value-type="string" calcext:value-type="string">
            <text:p>shíhou</text:p>
          </table:table-cell>
          <table:table-cell office:value-type="string" calcext:value-type="string">
            <text:p>momento, tiempo</text:p>
          </table:table-cell>
          <table:table-cell office:value-type="string" calcext:value-type="string">
            <text:p>什么时候？</text:p>
          </table:table-cell>
          <table:table-cell office:value-type="string" calcext:value-type="string">
            <text:p>Shénme shíhou?</text:p>
          </table:table-cell>
          <table:table-cell office:value-type="string" calcext:value-type="string">
            <text:p>¿Cuándo?</text:p>
          </table:table-cell>
          <table:table-cell office:value-type="string" calcext:value-type="string">
            <text:p>现在什么时候？</text:p>
          </table:table-cell>
          <table:table-cell office:value-type="string" calcext:value-type="string">
            <text:p>Xiànzài shénme shíhou?</text:p>
          </table:table-cell>
          <table:table-cell office:value-type="string" calcext:value-type="string">
            <text:p>¿Qué hora es ahora?</text:p>
          </table:table-cell>
          <table:table-cell table:formula="of:=COM.MICROSOFT.CONCAT([.A95];&quot;|&quot;;[.C95];&quot;|&quot;;[.D95];&quot;|&quot;;&quot;HSK1 Vocabulary&quot;;&quot;|&quot;;[.E95];&quot; - &quot;;[.F95];&quot; - &quot;;[.G95];&quot;|&quot;;[.H95];&quot; - &quot;;[.I95]; &quot; - &quot;; [.J95])" office:value-type="string" office:string-value="时候|shíhou|momento, tiempo|HSK1 Vocabulary|什么时候？ - Shénme shíhou? - ¿Cuándo?|现在什么时候？ - Xiànzài shénme shíhou? - ¿Qué hora es ahora?" calcext:value-type="string">
            <text:p>时候|shíhou|momento, tiempo|HSK1 Vocabulary|什么时候？ - Shénme shíhou? - ¿Cuándo?|现在什么时候？ - Xiànzài shénme shíhou? - ¿Qué hora es ahora?</text:p>
          </table:table-cell>
          <table:table-cell table:formula="of:=COM.MICROSOFT.CONCAT([.A95];&quot;, &quot;;[.E95];[.H95])" office:value-type="string" office:string-value="时候, 什么时候？现在什么时候？" calcext:value-type="string">
            <text:p>时候, 什么时候？现在什么时候？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日 (sol) + 正 (correcto)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我是学生。</text:p>
          </table:table-cell>
          <table:table-cell office:value-type="string" calcext:value-type="string">
            <text:p>Wǒ shì xuésheng.</text:p>
          </table:table-cell>
          <table:table-cell office:value-type="string" calcext:value-type="string">
            <text:p>Soy estudiante.</text:p>
          </table:table-cell>
          <table:table-cell office:value-type="string" calcext:value-type="string">
            <text:p>他是老师。</text:p>
          </table:table-cell>
          <table:table-cell office:value-type="string" calcext:value-type="string">
            <text:p>Tā shì lǎoshī.</text:p>
          </table:table-cell>
          <table:table-cell office:value-type="string" calcext:value-type="string">
            <text:p>Él es profesor.</text:p>
          </table:table-cell>
          <table:table-cell table:formula="of:=COM.MICROSOFT.CONCAT([.A96];&quot;|&quot;;[.C96];&quot;|&quot;;[.D96];&quot;|&quot;;&quot;HSK1 Vocabulary&quot;;&quot;|&quot;;[.E96];&quot; - &quot;;[.F96];&quot; - &quot;;[.G96];&quot;|&quot;;[.H96];&quot; - &quot;;[.I96]; &quot; - &quot;; [.J96])" office:value-type="string" office:string-value="是|shì|ser|HSK1 Vocabulary|我是学生。 - Wǒ shì xuésheng. - Soy estudiante.|他是老师。 - Tā shì lǎoshī. - Él es profesor." calcext:value-type="string">
            <text:p>是|shì|ser|HSK1 Vocabulary|我是学生。 - Wǒ shì xuésheng. - Soy estudiante.|他是老师。 - Tā shì lǎoshī. - Él es profesor.</text:p>
          </table:table-cell>
          <table:table-cell table:formula="of:=COM.MICROSOFT.CONCAT([.A96];&quot;, &quot;;[.E96];[.H96])" office:value-type="string" office:string-value="是, 我是学生。他是老师。" calcext:value-type="string">
            <text:p>是, 我是学生。他是老师。</text:p>
          </table:table-cell>
        </table:table-row>
        <table:table-row table:style-name="ro3">
          <table:table-cell office:value-type="string" calcext:value-type="string">
            <text:p>书</text:p>
          </table:table-cell>
          <table:table-cell office:value-type="string" calcext:value-type="string">
            <text:p>聿 (pincel) + 曰 (decir)</text:p>
          </table:table-cell>
          <table:table-cell office:value-type="string" calcext:value-type="string">
            <text:p>shū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一本书。</text:p>
          </table:table-cell>
          <table:table-cell office:value-type="string" calcext:value-type="string">
            <text:p>Yì běn shū.</text:p>
          </table:table-cell>
          <table:table-cell office:value-type="string" calcext:value-type="string">
            <text:p>Un libro.</text:p>
          </table:table-cell>
          <table:table-cell office:value-type="string" calcext:value-type="string">
            <text:p>看书</text:p>
          </table:table-cell>
          <table:table-cell office:value-type="string" calcext:value-type="string">
            <text:p>kàn shū</text:p>
          </table:table-cell>
          <table:table-cell office:value-type="string" calcext:value-type="string">
            <text:p>leer un libro</text:p>
          </table:table-cell>
          <table:table-cell table:formula="of:=COM.MICROSOFT.CONCAT([.A97];&quot;|&quot;;[.C97];&quot;|&quot;;[.D97];&quot;|&quot;;&quot;HSK1 Vocabulary&quot;;&quot;|&quot;;[.E97];&quot; - &quot;;[.F97];&quot; - &quot;;[.G97];&quot;|&quot;;[.H97];&quot; - &quot;;[.I97]; &quot; - &quot;; [.J97])" office:value-type="string" office:string-value="书|shū|libro|HSK1 Vocabulary|一本书。 - Yì běn shū. - Un libro.|看书 - kàn shū - leer un libro" calcext:value-type="string">
            <text:p>书|shū|libro|HSK1 Vocabulary|一本书。 - Yì běn shū. - Un libro.|看书 - kàn shū - leer un libro</text:p>
          </table:table-cell>
          <table:table-cell table:formula="of:=COM.MICROSOFT.CONCAT([.A97];&quot;, &quot;;[.E97];[.H97])" office:value-type="string" office:string-value="书, 一本书。看书" calcext:value-type="string">
            <text:p>书, 一本书。看书</text:p>
          </table:table-cell>
        </table:table-row>
        <table:table-row table:style-name="ro3">
          <table:table-cell office:value-type="string" calcext:value-type="string">
            <text:p>水</text:p>
          </table:table-cell>
          <table:table-cell office:value-type="string" calcext:value-type="string">
            <text:p>(Dibujo de un río fluyendo)</text:p>
          </table:table-cell>
          <table:table-cell office:value-type="string" calcext:value-type="string">
            <text:p>shuǐ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喝水。</text:p>
          </table:table-cell>
          <table:table-cell office:value-type="string" calcext:value-type="string">
            <text:p>Hē shuǐ.</text:p>
          </table:table-cell>
          <table:table-cell office:value-type="string" calcext:value-type="string">
            <text:p>Beber agua.</text:p>
          </table:table-cell>
          <table:table-cell office:value-type="string" calcext:value-type="string">
            <text:p>这是水。</text:p>
          </table:table-cell>
          <table:table-cell office:value-type="string" calcext:value-type="string">
            <text:p>Zhè shì shuǐ.</text:p>
          </table:table-cell>
          <table:table-cell office:value-type="string" calcext:value-type="string">
            <text:p>Esto es agua.</text:p>
          </table:table-cell>
          <table:table-cell table:formula="of:=COM.MICROSOFT.CONCAT([.A98];&quot;|&quot;;[.C98];&quot;|&quot;;[.D98];&quot;|&quot;;&quot;HSK1 Vocabulary&quot;;&quot;|&quot;;[.E98];&quot; - &quot;;[.F98];&quot; - &quot;;[.G98];&quot;|&quot;;[.H98];&quot; - &quot;;[.I98]; &quot; - &quot;; [.J98])" office:value-type="string" office:string-value="水|shuǐ|agua|HSK1 Vocabulary|喝水。 - Hē shuǐ. - Beber agua.|这是水。 - Zhè shì shuǐ. - Esto es agua." calcext:value-type="string">
            <text:p>水|shuǐ|agua|HSK1 Vocabulary|喝水。 - Hē shuǐ. - Beber agua.|这是水。 - Zhè shì shuǐ. - Esto es agua.</text:p>
          </table:table-cell>
          <table:table-cell table:formula="of:=COM.MICROSOFT.CONCAT([.A98];&quot;, &quot;;[.E98];[.H98])" office:value-type="string" office:string-value="水, 喝水。这是水。" calcext:value-type="string">
            <text:p>水, 喝水。这是水。</text:p>
          </table:table-cell>
        </table:table-row>
        <table:table-row table:style-name="ro3">
          <table:table-cell office:value-type="string" calcext:value-type="string">
            <text:p>睡觉</text:p>
          </table:table-cell>
          <table:table-cell office:value-type="string" calcext:value-type="string">
            <text:p>睡 (dormir) + 觉 (sentir)</text:p>
          </table:table-cell>
          <table:table-cell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我想睡觉。</text:p>
          </table:table-cell>
          <table:table-cell office:value-type="string" calcext:value-type="string">
            <text:p>Wǒ xiǎng shuìjiào.</text:p>
          </table:table-cell>
          <table:table-cell office:value-type="string" calcext:value-type="string">
            <text:p>Quiero dormir.</text:p>
          </table:table-cell>
          <table:table-cell office:value-type="string" calcext:value-type="string">
            <text:p>我睡觉。</text:p>
          </table:table-cell>
          <table:table-cell office:value-type="string" calcext:value-type="string">
            <text:p>Wǒ shuìjiào.</text:p>
          </table:table-cell>
          <table:table-cell office:value-type="string" calcext:value-type="string">
            <text:p>Duermo.</text:p>
          </table:table-cell>
          <table:table-cell table:formula="of:=COM.MICROSOFT.CONCAT([.A99];&quot;|&quot;;[.C99];&quot;|&quot;;[.D99];&quot;|&quot;;&quot;HSK1 Vocabulary&quot;;&quot;|&quot;;[.E99];&quot; - &quot;;[.F99];&quot; - &quot;;[.G99];&quot;|&quot;;[.H99];&quot; - &quot;;[.I99]; &quot; - &quot;; [.J99])" office:value-type="string" office:string-value="睡觉|shuìjiào|dormir|HSK1 Vocabulary|我想睡觉。 - Wǒ xiǎng shuìjiào. - Quiero dormir.|我睡觉。 - Wǒ shuìjiào. - Duermo." calcext:value-type="string">
            <text:p>睡觉|shuìjiào|dormir|HSK1 Vocabulary|我想睡觉。 - Wǒ xiǎng shuìjiào. - Quiero dormir.|我睡觉。 - Wǒ shuìjiào. - Duermo.</text:p>
          </table:table-cell>
          <table:table-cell table:formula="of:=COM.MICROSOFT.CONCAT([.A99];&quot;, &quot;;[.E99];[.H99])" office:value-type="string" office:string-value="睡觉, 我想睡觉。我睡觉。" calcext:value-type="string">
            <text:p>睡觉, 我想睡觉。我睡觉。</text:p>
          </table:table-cell>
        </table:table-row>
        <table:table-row table:style-name="ro2">
          <table:table-cell office:value-type="string" calcext:value-type="string">
            <text:p>说</text:p>
          </table:table-cell>
          <table:table-cell office:value-type="string" calcext:value-type="string">
            <text:p>讠 (habla) + 兑 (intercambiar)</text:p>
          </table:table-cell>
          <table:table-cell office:value-type="string" calcext:value-type="string">
            <text:p>shuō</text:p>
          </table:table-cell>
          <table:table-cell office:value-type="string" calcext:value-type="string">
            <text:p>hablar, decir</text:p>
          </table:table-cell>
          <table:table-cell office:value-type="string" calcext:value-type="string">
            <text:p>说汉语。</text:p>
          </table:table-cell>
          <table:table-cell office:value-type="string" calcext:value-type="string">
            <text:p>Shuō Hànyǔ.</text:p>
          </table:table-cell>
          <table:table-cell office:value-type="string" calcext:value-type="string">
            <text:p>Hablar chino.</text:p>
          </table:table-cell>
          <table:table-cell office:value-type="string" calcext:value-type="string">
            <text:p>我说中文。</text:p>
          </table:table-cell>
          <table:table-cell office:value-type="string" calcext:value-type="string">
            <text:p>Wǒ shuō Zhōngwén.</text:p>
          </table:table-cell>
          <table:table-cell office:value-type="string" calcext:value-type="string">
            <text:p>Hablo chino.</text:p>
          </table:table-cell>
          <table:table-cell table:formula="of:=COM.MICROSOFT.CONCAT([.A100];&quot;|&quot;;[.C100];&quot;|&quot;;[.D100];&quot;|&quot;;&quot;HSK1 Vocabulary&quot;;&quot;|&quot;;[.E100];&quot; - &quot;;[.F100];&quot; - &quot;;[.G100];&quot;|&quot;;[.H100];&quot; - &quot;;[.I100]; &quot; - &quot;; [.J100])" office:value-type="string" office:string-value="说|shuō|hablar, decir|HSK1 Vocabulary|说汉语。 - Shuō Hànyǔ. - Hablar chino.|我说中文。 - Wǒ shuō Zhōngwén. - Hablo chino." calcext:value-type="string">
            <text:p>说|shuō|hablar, decir|HSK1 Vocabulary|说汉语。 - Shuō Hànyǔ. - Hablar chino.|我说中文。 - Wǒ shuō Zhōngwén. - Hablo chino.</text:p>
          </table:table-cell>
          <table:table-cell table:formula="of:=COM.MICROSOFT.CONCAT([.A100];&quot;, &quot;;[.E100];[.H100])" office:value-type="string" office:string-value="说, 说汉语。我说中文。" calcext:value-type="string">
            <text:p>说, 说汉语。我说中文。</text:p>
          </table:table-cell>
        </table:table-row>
        <table:table-row table:style-name="ro2">
          <table:table-cell office:value-type="string" calcext:value-type="string">
            <text:p>四</text:p>
          </table:table-cell>
          <table:table-cell office:value-type="string" calcext:value-type="string">
            <text:p>囗 (recinto) + 儿 (niño) (O: 亖 antiguo)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四个人。</text:p>
          </table:table-cell>
          <table:table-cell office:value-type="string" calcext:value-type="string">
            <text:p>Sì gè rén.</text:p>
          </table:table-cell>
          <table:table-cell office:value-type="string" calcext:value-type="string">
            <text:p>Cuatro personas.</text:p>
          </table:table-cell>
          <table:table-cell office:value-type="string" calcext:value-type="string">
            <text:p>四本书</text:p>
          </table:table-cell>
          <table:table-cell office:value-type="string" calcext:value-type="string">
            <text:p>sì běn shū</text:p>
          </table:table-cell>
          <table:table-cell office:value-type="string" calcext:value-type="string">
            <text:p>cuatro libros</text:p>
          </table:table-cell>
          <table:table-cell table:formula="of:=COM.MICROSOFT.CONCAT([.A101];&quot;|&quot;;[.C101];&quot;|&quot;;[.D101];&quot;|&quot;;&quot;HSK1 Vocabulary&quot;;&quot;|&quot;;[.E101];&quot; - &quot;;[.F101];&quot; - &quot;;[.G101];&quot;|&quot;;[.H101];&quot; - &quot;;[.I101]; &quot; - &quot;; [.J101])" office:value-type="string" office:string-value="四|sì|cuatro|HSK1 Vocabulary|四个人。 - Sì gè rén. - Cuatro personas.|四本书 - sì běn shū - cuatro libros" calcext:value-type="string">
            <text:p>四|sì|cuatro|HSK1 Vocabulary|四个人。 - Sì gè rén. - Cuatro personas.|四本书 - sì běn shū - cuatro libros</text:p>
          </table:table-cell>
          <table:table-cell table:formula="of:=COM.MICROSOFT.CONCAT([.A101];&quot;, &quot;;[.E101];[.H101])" office:value-type="string" office:string-value="四, 四个人。四本书" calcext:value-type="string">
            <text:p>四, 四个人。四本书</text:p>
          </table:table-cell>
        </table:table-row>
        <table:table-row table:style-name="ro3">
          <table:table-cell office:value-type="string" calcext:value-type="string">
            <text:p>岁</text:p>
          </table:table-cell>
          <table:table-cell office:value-type="string" calcext:value-type="string">
            <text:p>山 (montaña) + 夕 (tarde)</text:p>
          </table:table-cell>
          <table:table-cell office:value-type="string" calcext:value-type="string">
            <text:p>suì</text:p>
          </table:table-cell>
          <table:table-cell office:value-type="string" calcext:value-type="string">
            <text:p>años de edad</text:p>
          </table:table-cell>
          <table:table-cell office:value-type="string" calcext:value-type="string">
            <text:p>我二十岁。</text:p>
          </table:table-cell>
          <table:table-cell office:value-type="string" calcext:value-type="string">
            <text:p>Wǒ èrshí suì.</text:p>
          </table:table-cell>
          <table:table-cell office:value-type="string" calcext:value-type="string">
            <text:p>Tengo veinte años.</text:p>
          </table:table-cell>
          <table:table-cell office:value-type="string" calcext:value-type="string">
            <text:p>你几岁？</text:p>
          </table:table-cell>
          <table:table-cell office:value-type="string" calcext:value-type="string">
            <text:p>Nǐ jǐ suì?</text:p>
          </table:table-cell>
          <table:table-cell office:value-type="string" calcext:value-type="string">
            <text:p>¿Cuántos años tienes?</text:p>
          </table:table-cell>
          <table:table-cell table:formula="of:=COM.MICROSOFT.CONCAT([.A102];&quot;|&quot;;[.C102];&quot;|&quot;;[.D102];&quot;|&quot;;&quot;HSK1 Vocabulary&quot;;&quot;|&quot;;[.E102];&quot; - &quot;;[.F102];&quot; - &quot;;[.G102];&quot;|&quot;;[.H102];&quot; - &quot;;[.I102]; &quot; - &quot;; [.J102])" office:value-type="string" office:string-value="岁|suì|años de edad|HSK1 Vocabulary|我二十岁。 - Wǒ èrshí suì. - Tengo veinte años.|你几岁？ - Nǐ jǐ suì? - ¿Cuántos años tienes?" calcext:value-type="string">
            <text:p>岁|suì|años de edad|HSK1 Vocabulary|我二十岁。 - Wǒ èrshí suì. - Tengo veinte años.|你几岁？ - Nǐ jǐ suì? - ¿Cuántos años tienes?</text:p>
          </table:table-cell>
          <table:table-cell table:formula="of:=COM.MICROSOFT.CONCAT([.A102];&quot;, &quot;;[.E102];[.H102])" office:value-type="string" office:string-value="岁, 我二十岁。你几岁？" calcext:value-type="string">
            <text:p>岁, 我二十岁。你几岁？</text:p>
          </table:table-cell>
        </table:table-row>
        <table:table-row table:style-name="ro3">
          <table:table-cell office:value-type="string" calcext:value-type="string">
            <text:p>他</text:p>
          </table:table-cell>
          <table:table-cell office:value-type="string" calcext:value-type="string">
            <text:p>亻 (persona) + 也 (también)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他是学生。</text:p>
          </table:table-cell>
          <table:table-cell office:value-type="string" calcext:value-type="string">
            <text:p>Tā shì xuésheng.</text:p>
          </table:table-cell>
          <table:table-cell office:value-type="string" calcext:value-type="string">
            <text:p>Él es estudiante.</text:p>
          </table:table-cell>
          <table:table-cell office:value-type="string" calcext:value-type="string">
            <text:p>他是我朋友。</text:p>
          </table:table-cell>
          <table:table-cell office:value-type="string" calcext:value-type="string">
            <text:p>Tā shì wǒ péngyou.</text:p>
          </table:table-cell>
          <table:table-cell office:value-type="string" calcext:value-type="string">
            <text:p>Él es mi amigo.</text:p>
          </table:table-cell>
          <table:table-cell table:formula="of:=COM.MICROSOFT.CONCAT([.A103];&quot;|&quot;;[.C103];&quot;|&quot;;[.D103];&quot;|&quot;;&quot;HSK1 Vocabulary&quot;;&quot;|&quot;;[.E103];&quot; - &quot;;[.F103];&quot; - &quot;;[.G103];&quot;|&quot;;[.H103];&quot; - &quot;;[.I103]; &quot; - &quot;; [.J103])" office:value-type="string" office:string-value="他|tā|él|HSK1 Vocabulary|他是学生。 - Tā shì xuésheng. - Él es estudiante.|他是我朋友。 - Tā shì wǒ péngyou. - Él es mi amigo." calcext:value-type="string">
            <text:p>他|tā|él|HSK1 Vocabulary|他是学生。 - Tā shì xuésheng. - Él es estudiante.|他是我朋友。 - Tā shì wǒ péngyou. - Él es mi amigo.</text:p>
          </table:table-cell>
          <table:table-cell table:formula="of:=COM.MICROSOFT.CONCAT([.A103];&quot;, &quot;;[.E103];[.H103])" office:value-type="string" office:string-value="他, 他是学生。他是我朋友。" calcext:value-type="string">
            <text:p>他, 他是学生。他是我朋友。</text:p>
          </table:table-cell>
        </table:table-row>
        <table:table-row table:style-name="ro3">
          <table:table-cell office:value-type="string" calcext:value-type="string">
            <text:p>她</text:p>
          </table:table-cell>
          <table:table-cell office:value-type="string" calcext:value-type="string">
            <text:p>女 (mujer) + 也 (también)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她是老师。</text:p>
          </table:table-cell>
          <table:table-cell office:value-type="string" calcext:value-type="string">
            <text:p>Tā shì lǎoshī.</text:p>
          </table:table-cell>
          <table:table-cell office:value-type="string" calcext:value-type="string">
            <text:p>Ella es profesora.</text:p>
          </table:table-cell>
          <table:table-cell office:value-type="string" calcext:value-type="string">
            <text:p>她很漂亮。</text:p>
          </table:table-cell>
          <table:table-cell office:value-type="string" calcext:value-type="string">
            <text:p>Tā hěn piàoliang.</text:p>
          </table:table-cell>
          <table:table-cell office:value-type="string" calcext:value-type="string">
            <text:p>Ella es muy bonita.</text:p>
          </table:table-cell>
          <table:table-cell table:formula="of:=COM.MICROSOFT.CONCAT([.A104];&quot;|&quot;;[.C104];&quot;|&quot;;[.D104];&quot;|&quot;;&quot;HSK1 Vocabulary&quot;;&quot;|&quot;;[.E104];&quot; - &quot;;[.F104];&quot; - &quot;;[.G104];&quot;|&quot;;[.H104];&quot; - &quot;;[.I104]; &quot; - &quot;; [.J104])" office:value-type="string" office:string-value="她|tā|ella|HSK1 Vocabulary|她是老师。 - Tā shì lǎoshī. - Ella es profesora.|她很漂亮。 - Tā hěn piàoliang. - Ella es muy bonita." calcext:value-type="string">
            <text:p>她|tā|ella|HSK1 Vocabulary|她是老师。 - Tā shì lǎoshī. - Ella es profesora.|她很漂亮。 - Tā hěn piàoliang. - Ella es muy bonita.</text:p>
          </table:table-cell>
          <table:table-cell table:formula="of:=COM.MICROSOFT.CONCAT([.A104];&quot;, &quot;;[.E104];[.H104])" office:value-type="string" office:string-value="她, 她是老师。她很漂亮。" calcext:value-type="string">
            <text:p>她, 她是老师。她很漂亮。</text:p>
          </table:table-cell>
        </table:table-row>
        <table:table-row table:style-name="ro3">
          <table:table-cell office:value-type="string" calcext:value-type="string">
            <text:p>太</text:p>
          </table:table-cell>
          <table:table-cell office:value-type="string" calcext:value-type="string">
            <text:p>大 (grande) + 丶 (punto)</text:p>
          </table:table-cell>
          <table:table-cell office:value-type="string" calcext:value-type="string">
            <text:p>tài</text:p>
          </table:table-cell>
          <table:table-cell office:value-type="string" calcext:value-type="string">
            <text:p>demasiado, muy</text:p>
          </table:table-cell>
          <table:table-cell office:value-type="string" calcext:value-type="string">
            <text:p>太好了！</text:p>
          </table:table-cell>
          <table:table-cell office:value-type="string" calcext:value-type="string">
            <text:p>Tài hǎo le!</text:p>
          </table:table-cell>
          <table:table-cell office:value-type="string" calcext:value-type="string">
            <text:p>¡Demasiado bueno!</text:p>
          </table:table-cell>
          <table:table-cell office:value-type="string" calcext:value-type="string">
            <text:p>太大了！</text:p>
          </table:table-cell>
          <table:table-cell office:value-type="string" calcext:value-type="string">
            <text:p>Tài dà le!</text:p>
          </table:table-cell>
          <table:table-cell office:value-type="string" calcext:value-type="string">
            <text:p>¡Demasiado grande!</text:p>
          </table:table-cell>
          <table:table-cell table:formula="of:=COM.MICROSOFT.CONCAT([.A105];&quot;|&quot;;[.C105];&quot;|&quot;;[.D105];&quot;|&quot;;&quot;HSK1 Vocabulary&quot;;&quot;|&quot;;[.E105];&quot; - &quot;;[.F105];&quot; - &quot;;[.G105];&quot;|&quot;;[.H105];&quot; - &quot;;[.I105]; &quot; - &quot;; [.J105])" office:value-type="string" office:string-value="太|tài|demasiado, muy|HSK1 Vocabulary|太好了！ - Tài hǎo le! - ¡Demasiado bueno!|太大了！ - Tài dà le! - ¡Demasiado grande!" calcext:value-type="string">
            <text:p>太|tài|demasiado, muy|HSK1 Vocabulary|太好了！ - Tài hǎo le! - ¡Demasiado bueno!|太大了！ - Tài dà le! - ¡Demasiado grande!</text:p>
          </table:table-cell>
          <table:table-cell table:formula="of:=COM.MICROSOFT.CONCAT([.A105];&quot;, &quot;;[.E105];[.H105])" office:value-type="string" office:string-value="太, 太好了！太大了！" calcext:value-type="string">
            <text:p>太, 太好了！太大了！</text:p>
          </table:table-cell>
        </table:table-row>
        <table:table-row table:style-name="ro3">
          <table:table-cell office:value-type="string" calcext:value-type="string">
            <text:p>天气</text:p>
          </table:table-cell>
          <table:table-cell office:value-type="string" calcext:value-type="string">
            <text:p>天 (cielo) + 气 (aire)</text:p>
          </table:table-cell>
          <table:table-cell office:value-type="string" calcext:value-type="string">
            <text:p>tiānqì</text:p>
          </table:table-cell>
          <table:table-cell office:value-type="string" calcext:value-type="string">
            <text:p>clima</text:p>
          </table:table-cell>
          <table:table-cell office:value-type="string" calcext:value-type="string">
            <text:p>天气很好。</text:p>
          </table:table-cell>
          <table:table-cell office:value-type="string" calcext:value-type="string">
            <text:p>Tiānqì hěn hǎo.</text:p>
          </table:table-cell>
          <table:table-cell office:value-type="string" calcext:value-type="string">
            <text:p>El clima está muy bien.</text:p>
          </table:table-cell>
          <table:table-cell office:value-type="string" calcext:value-type="string">
            <text:p>今天天气很好。</text:p>
          </table:table-cell>
          <table:table-cell office:value-type="string" calcext:value-type="string">
            <text:p>Jīntiān tiānqì hěn hǎo.</text:p>
          </table:table-cell>
          <table:table-cell office:value-type="string" calcext:value-type="string">
            <text:p>Hoy el clima está muy bien.</text:p>
          </table:table-cell>
          <table:table-cell table:formula="of:=COM.MICROSOFT.CONCAT([.A106];&quot;|&quot;;[.C106];&quot;|&quot;;[.D106];&quot;|&quot;;&quot;HSK1 Vocabulary&quot;;&quot;|&quot;;[.E106];&quot; - &quot;;[.F106];&quot; - &quot;;[.G106];&quot;|&quot;;[.H106];&quot; - &quot;;[.I106]; &quot; - &quot;; [.J106])" office:value-type="string" office:string-value="天气|tiānqì|clima|HSK1 Vocabulary|天气很好。 - Tiānqì hěn hǎo. - El clima está muy bien.|今天天气很好。 - Jīntiān tiānqì hěn hǎo. - Hoy el clima está muy bien." calcext:value-type="string">
            <text:p>天气|tiānqì|clima|HSK1 Vocabulary|天气很好。 - Tiānqì hěn hǎo. - El clima está muy bien.|今天天气很好。 - Jīntiān tiānqì hěn hǎo. - Hoy el clima está muy bien.</text:p>
          </table:table-cell>
          <table:table-cell table:formula="of:=COM.MICROSOFT.CONCAT([.A106];&quot;, &quot;;[.E106];[.H106])" office:value-type="string" office:string-value="天气, 天气很好。今天天气很好。" calcext:value-type="string">
            <text:p>天气, 天气很好。今天天气很好。</text:p>
          </table:table-cell>
        </table:table-row>
        <table:table-row table:style-name="ro3">
          <table:table-cell office:value-type="string" calcext:value-type="string">
            <text:p>听</text:p>
          </table:table-cell>
          <table:table-cell office:value-type="string" calcext:value-type="string">
            <text:p>口 (boca) + 斤 (hacha)</text:p>
          </table:table-cell>
          <table:table-cell office:value-type="string" calcext:value-type="string">
            <text:p>tīng</text:p>
          </table:table-cell>
          <table:table-cell office:value-type="string" calcext:value-type="string">
            <text:p>escuchar, oír</text:p>
          </table:table-cell>
          <table:table-cell office:value-type="string" calcext:value-type="string">
            <text:p>听音乐。</text:p>
          </table:table-cell>
          <table:table-cell office:value-type="string" calcext:value-type="string">
            <text:p>Tīng yīnyuè.</text:p>
          </table:table-cell>
          <table:table-cell office:value-type="string" calcext:value-type="string">
            <text:p>Escuchar música.</text:p>
          </table:table-cell>
          <table:table-cell office:value-type="string" calcext:value-type="string">
            <text:p>我听。</text:p>
          </table:table-cell>
          <table:table-cell office:value-type="string" calcext:value-type="string">
            <text:p>Wǒ tīng.</text:p>
          </table:table-cell>
          <table:table-cell office:value-type="string" calcext:value-type="string">
            <text:p>Escucho.</text:p>
          </table:table-cell>
          <table:table-cell table:formula="of:=COM.MICROSOFT.CONCAT([.A107];&quot;|&quot;;[.C107];&quot;|&quot;;[.D107];&quot;|&quot;;&quot;HSK1 Vocabulary&quot;;&quot;|&quot;;[.E107];&quot; - &quot;;[.F107];&quot; - &quot;;[.G107];&quot;|&quot;;[.H107];&quot; - &quot;;[.I107]; &quot; - &quot;; [.J107])" office:value-type="string" office:string-value="听|tīng|escuchar, oír|HSK1 Vocabulary|听音乐。 - Tīng yīnyuè. - Escuchar música.|我听。 - Wǒ tīng. - Escucho." calcext:value-type="string">
            <text:p>听|tīng|escuchar, oír|HSK1 Vocabulary|听音乐。 - Tīng yīnyuè. - Escuchar música.|我听。 - Wǒ tīng. - Escucho.</text:p>
          </table:table-cell>
          <table:table-cell table:formula="of:=COM.MICROSOFT.CONCAT([.A107];&quot;, &quot;;[.E107];[.H107])" office:value-type="string" office:string-value="听, 听音乐。我听。" calcext:value-type="string">
            <text:p>听, 听音乐。我听。</text:p>
          </table:table-cell>
        </table:table-row>
        <table:table-row table:style-name="ro2">
          <table:table-cell office:value-type="string" calcext:value-type="string">
            <text:p>同学</text:p>
          </table:table-cell>
          <table:table-cell office:value-type="string" calcext:value-type="string">
            <text:p>同 (mismo) + 学 (estudiar)</text:p>
          </table:table-cell>
          <table:table-cell office:value-type="string" calcext:value-type="string">
            <text:p>tóngxué</text:p>
          </table:table-cell>
          <table:table-cell office:value-type="string" calcext:value-type="string">
            <text:p>compañero de clase</text:p>
          </table:table-cell>
          <table:table-cell office:value-type="string" calcext:value-type="string">
            <text:p>我的同学。</text:p>
          </table:table-cell>
          <table:table-cell office:value-type="string" calcext:value-type="string">
            <text:p>Wǒ de tóngxué.</text:p>
          </table:table-cell>
          <table:table-cell office:value-type="string" calcext:value-type="string">
            <text:p>Mi compañero de clase.</text:p>
          </table:table-cell>
          <table:table-cell office:value-type="string" calcext:value-type="string">
            <text:p>他是我的同学。</text:p>
          </table:table-cell>
          <table:table-cell office:value-type="string" calcext:value-type="string">
            <text:p>Tā shì wǒ de tóngxué.</text:p>
          </table:table-cell>
          <table:table-cell office:value-type="string" calcext:value-type="string">
            <text:p>Él es mi compañero de clase.</text:p>
          </table:table-cell>
          <table:table-cell table:formula="of:=COM.MICROSOFT.CONCAT([.A108];&quot;|&quot;;[.C108];&quot;|&quot;;[.D108];&quot;|&quot;;&quot;HSK1 Vocabulary&quot;;&quot;|&quot;;[.E108];&quot; - &quot;;[.F108];&quot; - &quot;;[.G108];&quot;|&quot;;[.H108];&quot; - &quot;;[.I108]; &quot; - &quot;; [.J108])" office:value-type="string" office:string-value="同学|tóngxué|compañero de clase|HSK1 Vocabulary|我的同学。 - Wǒ de tóngxué. - Mi compañero de clase.|他是我的同学。 - Tā shì wǒ de tóngxué. - Él es mi compañero de clase." calcext:value-type="string">
            <text:p>同学|tóngxué|compañero de clase|HSK1 Vocabulary|我的同学。 - Wǒ de tóngxué. - Mi compañero de clase.|他是我的同学。 - Tā shì wǒ de tóngxué. - Él es mi compañero de clase.</text:p>
          </table:table-cell>
          <table:table-cell table:formula="of:=COM.MICROSOFT.CONCAT([.A108];&quot;, &quot;;[.E108];[.H108])" office:value-type="string" office:string-value="同学, 我的同学。他是我的同学。" calcext:value-type="string">
            <text:p>同学, 我的同学。他是我的同学。</text:p>
          </table:table-cell>
        </table:table-row>
        <table:table-row table:style-name="ro3">
          <table:table-cell office:value-type="string" calcext:value-type="string">
            <text:p>喂</text:p>
          </table:table-cell>
          <table:table-cell office:value-type="string" calcext:value-type="string">
            <text:p>口 (boca) + 畏 (temer)</text:p>
          </table:table-cell>
          <table:table-cell office:value-type="string" calcext:value-type="string">
            <text:p>wèi</text:p>
          </table:table-cell>
          <table:table-cell office:value-type="string" calcext:value-type="string">
            <text:p>hola (por teléfono)</text:p>
          </table:table-cell>
          <table:table-cell office:value-type="string" calcext:value-type="string">
            <text:p>喂？</text:p>
          </table:table-cell>
          <table:table-cell office:value-type="string" calcext:value-type="string">
            <text:p>Wèi?</text:p>
          </table:table-cell>
          <table:table-cell office:value-type="string" calcext:value-type="string">
            <text:p>¿Hola? (al teléfono)</text:p>
          </table:table-cell>
          <table:table-cell office:value-type="string" calcext:value-type="string">
            <text:p>喂，你好！</text:p>
          </table:table-cell>
          <table:table-cell office:value-type="string" calcext:value-type="string">
            <text:p>Wèi, nǐ hǎo!</text:p>
          </table:table-cell>
          <table:table-cell office:value-type="string" calcext:value-type="string">
            <text:p>¡Hola, hola!</text:p>
          </table:table-cell>
          <table:table-cell table:formula="of:=COM.MICROSOFT.CONCAT([.A109];&quot;|&quot;;[.C109];&quot;|&quot;;[.D109];&quot;|&quot;;&quot;HSK1 Vocabulary&quot;;&quot;|&quot;;[.E109];&quot; - &quot;;[.F109];&quot; - &quot;;[.G109];&quot;|&quot;;[.H109];&quot; - &quot;;[.I109]; &quot; - &quot;; [.J109])" office:value-type="string" office:string-value="喂|wèi|hola (por teléfono)|HSK1 Vocabulary|喂？ - Wèi? - ¿Hola? (al teléfono)|喂，你好！ - Wèi, nǐ hǎo! - ¡Hola, hola!" calcext:value-type="string">
            <text:p>喂|wèi|hola (por teléfono)|HSK1 Vocabulary|喂？ - Wèi? - ¿Hola? (al teléfono)|喂，你好！ - Wèi, nǐ hǎo! - ¡Hola, hola!</text:p>
          </table:table-cell>
          <table:table-cell table:formula="of:=COM.MICROSOFT.CONCAT([.A109];&quot;, &quot;;[.E109];[.H109])" office:value-type="string" office:string-value="喂, 喂？喂，你好！" calcext:value-type="string">
            <text:p>喂, 喂？喂，你好！</text:p>
          </table:table-cell>
        </table:table-row>
        <table:table-row table:style-name="ro4">
          <table:table-cell office:value-type="string" calcext:value-type="string">
            <text:p>我</text:p>
          </table:table-cell>
          <table:table-cell office:value-type="string" calcext:value-type="string">
            <text:p>手 (mano) + 戈 (lanza) (lucha por el yo)</text:p>
          </table:table-cell>
          <table:table-cell office:value-type="string" calcext:value-type="string">
            <text:p>wǒ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我是学生。</text:p>
          </table:table-cell>
          <table:table-cell office:value-type="string" calcext:value-type="string">
            <text:p>Wǒ shì xuésheng.</text:p>
          </table:table-cell>
          <table:table-cell office:value-type="string" calcext:value-type="string">
            <text:p>Soy estudiante.</text:p>
          </table:table-cell>
          <table:table-cell office:value-type="string" calcext:value-type="string">
            <text:p>我爱北京。</text:p>
          </table:table-cell>
          <table:table-cell office:value-type="string" calcext:value-type="string">
            <text:p>Wǒ ài Běijīng.</text:p>
          </table:table-cell>
          <table:table-cell office:value-type="string" calcext:value-type="string">
            <text:p>Amo Pekín.</text:p>
          </table:table-cell>
          <table:table-cell table:formula="of:=COM.MICROSOFT.CONCAT([.A110];&quot;|&quot;;[.C110];&quot;|&quot;;[.D110];&quot;|&quot;;&quot;HSK1 Vocabulary&quot;;&quot;|&quot;;[.E110];&quot; - &quot;;[.F110];&quot; - &quot;;[.G110];&quot;|&quot;;[.H110];&quot; - &quot;;[.I110]; &quot; - &quot;; [.J110])" office:value-type="string" office:string-value="我|wǒ|yo|HSK1 Vocabulary|我是学生。 - Wǒ shì xuésheng. - Soy estudiante.|我爱北京。 - Wǒ ài Běijīng. - Amo Pekín." calcext:value-type="string">
            <text:p>我|wǒ|yo|HSK1 Vocabulary|我是学生。 - Wǒ shì xuésheng. - Soy estudiante.|我爱北京。 - Wǒ ài Běijīng. - Amo Pekín.</text:p>
          </table:table-cell>
          <table:table-cell table:formula="of:=COM.MICROSOFT.CONCAT([.A110];&quot;, &quot;;[.E110];[.H110])" office:value-type="string" office:string-value="我, 我是学生。我爱北京。" calcext:value-type="string">
            <text:p>我, 我是学生。我爱北京。</text:p>
          </table:table-cell>
        </table:table-row>
        <table:table-row table:style-name="ro3">
          <table:table-cell office:value-type="string" calcext:value-type="string">
            <text:p>我们</text:p>
          </table:table-cell>
          <table:table-cell office:value-type="string" calcext:value-type="string">
            <text:p>我 (yo) + 们 (plural)</text:p>
          </table:table-cell>
          <table:table-cell office:value-type="string" calcext:value-type="string">
            <text:p>wǒmen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我们是学生。</text:p>
          </table:table-cell>
          <table:table-cell office:value-type="string" calcext:value-type="string">
            <text:p>Wǒmen shì xuésheng.</text:p>
          </table:table-cell>
          <table:table-cell office:value-type="string" calcext:value-type="string">
            <text:p>Somos estudiantes.</text:p>
          </table:table-cell>
          <table:table-cell office:value-type="string" calcext:value-type="string">
            <text:p>我们去学校。</text:p>
          </table:table-cell>
          <table:table-cell office:value-type="string" calcext:value-type="string">
            <text:p>Wǒmen qù xuéxiào.</text:p>
          </table:table-cell>
          <table:table-cell office:value-type="string" calcext:value-type="string">
            <text:p>Vamos a la escuela.</text:p>
          </table:table-cell>
          <table:table-cell table:formula="of:=COM.MICROSOFT.CONCAT([.A111];&quot;|&quot;;[.C111];&quot;|&quot;;[.D111];&quot;|&quot;;&quot;HSK1 Vocabulary&quot;;&quot;|&quot;;[.E111];&quot; - &quot;;[.F111];&quot; - &quot;;[.G111];&quot;|&quot;;[.H111];&quot; - &quot;;[.I111]; &quot; - &quot;; [.J111])" office:value-type="string" office:string-value="我们|wǒmen|nosotros|HSK1 Vocabulary|我们是学生。 - Wǒmen shì xuésheng. - Somos estudiantes.|我们去学校。 - Wǒmen qù xuéxiào. - Vamos a la escuela." calcext:value-type="string">
            <text:p>我们|wǒmen|nosotros|HSK1 Vocabulary|我们是学生。 - Wǒmen shì xuésheng. - Somos estudiantes.|我们去学校。 - Wǒmen qù xuéxiào. - Vamos a la escuela.</text:p>
          </table:table-cell>
          <table:table-cell table:formula="of:=COM.MICROSOFT.CONCAT([.A111];&quot;, &quot;;[.E111];[.H111])" office:value-type="string" office:string-value="我们, 我们是学生。我们去学校。" calcext:value-type="string">
            <text:p>我们, 我们是学生。我们去学校。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(Símbolo de X en un recinto)</text:p>
          </table:table-cell>
          <table:table-cell office:value-type="string" calcext:value-type="string">
            <text:p>wǔ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五个人。</text:p>
          </table:table-cell>
          <table:table-cell office:value-type="string" calcext:value-type="string">
            <text:p>Wǔ gè rén.</text:p>
          </table:table-cell>
          <table:table-cell office:value-type="string" calcext:value-type="string">
            <text:p>Cinco personas.</text:p>
          </table:table-cell>
          <table:table-cell office:value-type="string" calcext:value-type="string">
            <text:p>五本书</text:p>
          </table:table-cell>
          <table:table-cell office:value-type="string" calcext:value-type="string">
            <text:p>wǔ běn shū</text:p>
          </table:table-cell>
          <table:table-cell office:value-type="string" calcext:value-type="string">
            <text:p>cinco libros</text:p>
          </table:table-cell>
          <table:table-cell table:formula="of:=COM.MICROSOFT.CONCAT([.A112];&quot;|&quot;;[.C112];&quot;|&quot;;[.D112];&quot;|&quot;;&quot;HSK1 Vocabulary&quot;;&quot;|&quot;;[.E112];&quot; - &quot;;[.F112];&quot; - &quot;;[.G112];&quot;|&quot;;[.H112];&quot; - &quot;;[.I112]; &quot; - &quot;; [.J112])" office:value-type="string" office:string-value="五|wǔ|cinco|HSK1 Vocabulary|五个人。 - Wǔ gè rén. - Cinco personas.|五本书 - wǔ běn shū - cinco libros" calcext:value-type="string">
            <text:p>五|wǔ|cinco|HSK1 Vocabulary|五个人。 - Wǔ gè rén. - Cinco personas.|五本书 - wǔ běn shū - cinco libros</text:p>
          </table:table-cell>
          <table:table-cell table:formula="of:=COM.MICROSOFT.CONCAT([.A112];&quot;, &quot;;[.E112];[.H112])" office:value-type="string" office:string-value="五, 五个人。五本书" calcext:value-type="string">
            <text:p>五, 五个人。五本书</text:p>
          </table:table-cell>
        </table:table-row>
        <table:table-row table:style-name="ro3">
          <table:table-cell office:value-type="string" calcext:value-type="string">
            <text:p>喜欢</text:p>
          </table:table-cell>
          <table:table-cell office:value-type="string" calcext:value-type="string">
            <text:p>喜 (alegrarse) + 欢 (alegre)</text:p>
          </table:table-cell>
          <table:table-cell office:value-type="string" calcext:value-type="string">
            <text:p>xǐhuan</text:p>
          </table:table-cell>
          <table:table-cell office:value-type="string" calcext:value-type="string">
            <text:p>gustar</text:p>
          </table:table-cell>
          <table:table-cell office:value-type="string" calcext:value-type="string">
            <text:p>我喜欢你。</text:p>
          </table:table-cell>
          <table:table-cell office:value-type="string" calcext:value-type="string">
            <text:p>Wǒ xǐhuan nǐ.</text:p>
          </table:table-cell>
          <table:table-cell office:value-type="string" calcext:value-type="string">
            <text:p>Me gustas. / Me caes bien.</text:p>
          </table:table-cell>
          <table:table-cell office:value-type="string" calcext:value-type="string">
            <text:p>我喜欢中国。</text:p>
          </table:table-cell>
          <table:table-cell office:value-type="string" calcext:value-type="string">
            <text:p>Wǒ xǐhuan Zhōngguó.</text:p>
          </table:table-cell>
          <table:table-cell office:value-type="string" calcext:value-type="string">
            <text:p>Me gusta China.</text:p>
          </table:table-cell>
          <table:table-cell table:formula="of:=COM.MICROSOFT.CONCAT([.A113];&quot;|&quot;;[.C113];&quot;|&quot;;[.D113];&quot;|&quot;;&quot;HSK1 Vocabulary&quot;;&quot;|&quot;;[.E113];&quot; - &quot;;[.F113];&quot; - &quot;;[.G113];&quot;|&quot;;[.H113];&quot; - &quot;;[.I113]; &quot; - &quot;; [.J113])" office:value-type="string" office:string-value="喜欢|xǐhuan|gustar|HSK1 Vocabulary|我喜欢你。 - Wǒ xǐhuan nǐ. - Me gustas. / Me caes bien.|我喜欢中国。 - Wǒ xǐhuan Zhōngguó. - Me gusta China." calcext:value-type="string">
            <text:p>喜欢|xǐhuan|gustar|HSK1 Vocabulary|我喜欢你。 - Wǒ xǐhuan nǐ. - Me gustas. / Me caes bien.|我喜欢中国。 - Wǒ xǐhuan Zhōngguó. - Me gusta China.</text:p>
          </table:table-cell>
          <table:table-cell table:formula="of:=COM.MICROSOFT.CONCAT([.A113];&quot;, &quot;;[.E113];[.H113])" office:value-type="string" office:string-value="喜欢, 我喜欢你。我喜欢中国。" calcext:value-type="string">
            <text:p>喜欢, 我喜欢你。我喜欢中国。</text:p>
          </table:table-cell>
        </table:table-row>
        <table:table-row table:style-name="ro2">
          <table:table-cell office:value-type="string" calcext:value-type="string">
            <text:p>下</text:p>
          </table:table-cell>
          <table:table-cell office:value-type="string" calcext:value-type="string">
            <text:p>(Línea bajo un punto de referencia)</text:p>
          </table:table-cell>
          <table:table-cell office:value-type="string" calcext:value-type="string">
            <text:p>xià</text:p>
          </table:table-cell>
          <table:table-cell office:value-type="string" calcext:value-type="string">
            <text:p>abajo, bajar, bajar</text:p>
          </table:table-cell>
          <table:table-cell office:value-type="string" calcext:value-type="string">
            <text:p>在下面。</text:p>
          </table:table-cell>
          <table:table-cell office:value-type="string" calcext:value-type="string">
            <text:p>Zài xiàmiàn.</text:p>
          </table:table-cell>
          <table:table-cell office:value-type="string" calcext:value-type="string">
            <text:p>Está abajo.</text:p>
          </table:table-cell>
          <table:table-cell office:value-type="string" calcext:value-type="string">
            <text:p>下车</text:p>
          </table:table-cell>
          <table:table-cell office:value-type="string" calcext:value-type="string">
            <text:p>xià chē</text:p>
          </table:table-cell>
          <table:table-cell office:value-type="string" calcext:value-type="string">
            <text:p>bajarse del coche</text:p>
          </table:table-cell>
          <table:table-cell table:formula="of:=COM.MICROSOFT.CONCAT([.A114];&quot;|&quot;;[.C114];&quot;|&quot;;[.D114];&quot;|&quot;;&quot;HSK1 Vocabulary&quot;;&quot;|&quot;;[.E114];&quot; - &quot;;[.F114];&quot; - &quot;;[.G114];&quot;|&quot;;[.H114];&quot; - &quot;;[.I114]; &quot; - &quot;; [.J114])" office:value-type="string" office:string-value="下|xià|abajo, bajar, bajar|HSK1 Vocabulary|在下面。 - Zài xiàmiàn. - Está abajo.|下车 - xià chē - bajarse del coche" calcext:value-type="string">
            <text:p>下|xià|abajo, bajar, bajar|HSK1 Vocabulary|在下面。 - Zài xiàmiàn. - Está abajo.|下车 - xià chē - bajarse del coche</text:p>
          </table:table-cell>
          <table:table-cell table:formula="of:=COM.MICROSOFT.CONCAT([.A114];&quot;, &quot;;[.E114];[.H114])" office:value-type="string" office:string-value="下, 在下面。下车" calcext:value-type="string">
            <text:p>下, 在下面。下车</text:p>
          </table:table-cell>
        </table:table-row>
        <table:table-row table:style-name="ro2">
          <table:table-cell office:value-type="string" calcext:value-type="string">
            <text:p>下午</text:p>
          </table:table-cell>
          <table:table-cell office:value-type="string" calcext:value-type="string">
            <text:p>下 (abajo/tarde) + 午 (mediodía)</text:p>
          </table:table-cell>
          <table:table-cell office:value-type="string" calcext:value-type="string">
            <text:p>xiàwǔ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今天下午。</text:p>
          </table:table-cell>
          <table:table-cell office:value-type="string" calcext:value-type="string">
            <text:p>Jīntiān xiàwǔ.</text:p>
          </table:table-cell>
          <table:table-cell office:value-type="string" calcext:value-type="string">
            <text:p>Esta tarde.</text:p>
          </table:table-cell>
          <table:table-cell office:value-type="string" calcext:value-type="string">
            <text:p>下午三点</text:p>
          </table:table-cell>
          <table:table-cell office:value-type="string" calcext:value-type="string">
            <text:p>xiàwǔ sān diǎn</text:p>
          </table:table-cell>
          <table:table-cell office:value-type="string" calcext:value-type="string">
            <text:p>las tres de la tarde</text:p>
          </table:table-cell>
          <table:table-cell table:formula="of:=COM.MICROSOFT.CONCAT([.A115];&quot;|&quot;;[.C115];&quot;|&quot;;[.D115];&quot;|&quot;;&quot;HSK1 Vocabulary&quot;;&quot;|&quot;;[.E115];&quot; - &quot;;[.F115];&quot; - &quot;;[.G115];&quot;|&quot;;[.H115];&quot; - &quot;;[.I115]; &quot; - &quot;; [.J115])" office:value-type="string" office:string-value="下午|xiàwǔ|tarde|HSK1 Vocabulary|今天下午。 - Jīntiān xiàwǔ. - Esta tarde.|下午三点 - xiàwǔ sān diǎn - las tres de la tarde" calcext:value-type="string">
            <text:p>下午|xiàwǔ|tarde|HSK1 Vocabulary|今天下午。 - Jīntiān xiàwǔ. - Esta tarde.|下午三点 - xiàwǔ sān diǎn - las tres de la tarde</text:p>
          </table:table-cell>
          <table:table-cell table:formula="of:=COM.MICROSOFT.CONCAT([.A115];&quot;, &quot;;[.E115];[.H115])" office:value-type="string" office:string-value="下午, 今天下午。下午三点" calcext:value-type="string">
            <text:p>下午, 今天下午。下午三点</text:p>
          </table:table-cell>
        </table:table-row>
        <table:table-row table:style-name="ro3">
          <table:table-cell office:value-type="string" calcext:value-type="string">
            <text:p>下雨</text:p>
          </table:table-cell>
          <table:table-cell office:value-type="string" calcext:value-type="string">
            <text:p>下 (caer) + 雨 (lluvia)</text:p>
          </table:table-cell>
          <table:table-cell office:value-type="string" calcext:value-type="string">
            <text:p>xià yǔ</text:p>
          </table:table-cell>
          <table:table-cell office:value-type="string" calcext:value-type="string">
            <text:p>llover</text:p>
          </table:table-cell>
          <table:table-cell office:value-type="string" calcext:value-type="string">
            <text:p>今天下雨。</text:p>
          </table:table-cell>
          <table:table-cell office:value-type="string" calcext:value-type="string">
            <text:p>Jīntiān xià yǔ.</text:p>
          </table:table-cell>
          <table:table-cell office:value-type="string" calcext:value-type="string">
            <text:p>Hoy llueve.</text:p>
          </table:table-cell>
          <table:table-cell office:value-type="string" calcext:value-type="string">
            <text:p>明天下雨。</text:p>
          </table:table-cell>
          <table:table-cell office:value-type="string" calcext:value-type="string">
            <text:p>Míngtiān xià yǔ.</text:p>
          </table:table-cell>
          <table:table-cell office:value-type="string" calcext:value-type="string">
            <text:p>Mañana lloverá.</text:p>
          </table:table-cell>
          <table:table-cell table:formula="of:=COM.MICROSOFT.CONCAT([.A116];&quot;|&quot;;[.C116];&quot;|&quot;;[.D116];&quot;|&quot;;&quot;HSK1 Vocabulary&quot;;&quot;|&quot;;[.E116];&quot; - &quot;;[.F116];&quot; - &quot;;[.G116];&quot;|&quot;;[.H116];&quot; - &quot;;[.I116]; &quot; - &quot;; [.J116])" office:value-type="string" office:string-value="下雨|xià yǔ|llover|HSK1 Vocabulary|今天下雨。 - Jīntiān xià yǔ. - Hoy llueve.|明天下雨。 - Míngtiān xià yǔ. - Mañana lloverá." calcext:value-type="string">
            <text:p>下雨|xià yǔ|llover|HSK1 Vocabulary|今天下雨。 - Jīntiān xià yǔ. - Hoy llueve.|明天下雨。 - Míngtiān xià yǔ. - Mañana lloverá.</text:p>
          </table:table-cell>
          <table:table-cell table:formula="of:=COM.MICROSOFT.CONCAT([.A116];&quot;, &quot;;[.E116];[.H116])" office:value-type="string" office:string-value="下雨, 今天下雨。明天下雨。" calcext:value-type="string">
            <text:p>下雨, 今天下雨。明天下雨。</text:p>
          </table:table-cell>
        </table:table-row>
        <table:table-row table:style-name="ro3">
          <table:table-cell office:value-type="string" calcext:value-type="string">
            <text:p>先生</text:p>
          </table:table-cell>
          <table:table-cell office:value-type="string" calcext:value-type="string">
            <text:p>先 (primero) + 生 (nacer)</text:p>
          </table:table-cell>
          <table:table-cell office:value-type="string" calcext:value-type="string">
            <text:p>xiānsheng</text:p>
          </table:table-cell>
          <table:table-cell office:value-type="string" calcext:value-type="string">
            <text:p>señor, esposo</text:p>
          </table:table-cell>
          <table:table-cell office:value-type="string" calcext:value-type="string">
            <text:p>王先生</text:p>
          </table:table-cell>
          <table:table-cell office:value-type="string" calcext:value-type="string">
            <text:p>Wáng xiānsheng</text:p>
          </table:table-cell>
          <table:table-cell office:value-type="string" calcext:value-type="string">
            <text:p>Señor Wang</text:p>
          </table:table-cell>
          <table:table-cell office:value-type="string" calcext:value-type="string">
            <text:p>先生，你好！</text:p>
          </table:table-cell>
          <table:table-cell office:value-type="string" calcext:value-type="string">
            <text:p>Xiānsheng, nǐ hǎo!</text:p>
          </table:table-cell>
          <table:table-cell office:value-type="string" calcext:value-type="string">
            <text:p>¡Hola, señor!</text:p>
          </table:table-cell>
          <table:table-cell table:formula="of:=COM.MICROSOFT.CONCAT([.A117];&quot;|&quot;;[.C117];&quot;|&quot;;[.D117];&quot;|&quot;;&quot;HSK1 Vocabulary&quot;;&quot;|&quot;;[.E117];&quot; - &quot;;[.F117];&quot; - &quot;;[.G117];&quot;|&quot;;[.H117];&quot; - &quot;;[.I117]; &quot; - &quot;; [.J117])" office:value-type="string" office:string-value="先生|xiānsheng|señor, esposo|HSK1 Vocabulary|王先生 - Wáng xiānsheng - Señor Wang|先生，你好！ - Xiānsheng, nǐ hǎo! - ¡Hola, señor!" calcext:value-type="string">
            <text:p>先生|xiānsheng|señor, esposo|HSK1 Vocabulary|王先生 - Wáng xiānsheng - Señor Wang|先生，你好！ - Xiānsheng, nǐ hǎo! - ¡Hola, señor!</text:p>
          </table:table-cell>
          <table:table-cell table:formula="of:=COM.MICROSOFT.CONCAT([.A117];&quot;, &quot;;[.E117];[.H117])" office:value-type="string" office:string-value="先生, 王先生先生，你好！" calcext:value-type="string">
            <text:p>先生, 王先生先生，你好！</text:p>
          </table:table-cell>
        </table:table-row>
        <table:table-row table:style-name="ro2">
          <table:table-cell office:value-type="string" calcext:value-type="string">
            <text:p>现在</text:p>
          </table:table-cell>
          <table:table-cell office:value-type="string" calcext:value-type="string">
            <text:p>见 (ver) + 王 (rey) (O: 現 moderno)</text:p>
          </table:table-cell>
          <table:table-cell office:value-type="string" calcext:value-type="string">
            <text:p>xiànzài</text:p>
          </table:table-cell>
          <table:table-cell office:value-type="string" calcext:value-type="string">
            <text:p>ahora</text:p>
          </table:table-cell>
          <table:table-cell office:value-type="string" calcext:value-type="string">
            <text:p>现在很好。</text:p>
          </table:table-cell>
          <table:table-cell office:value-type="string" calcext:value-type="string">
            <text:p>Xiànzài hěn hǎo.</text:p>
          </table:table-cell>
          <table:table-cell office:value-type="string" calcext:value-type="string">
            <text:p>Ahora está muy bien.</text:p>
          </table:table-cell>
          <table:table-cell office:value-type="string" calcext:value-type="string">
            <text:p>现在几点？</text:p>
          </table:table-cell>
          <table:table-cell office:value-type="string" calcext:value-type="string">
            <text:p>Xiànzài jǐ diǎn?</text:p>
          </table:table-cell>
          <table:table-cell office:value-type="string" calcext:value-type="string">
            <text:p>¿Qué hora es ahora?</text:p>
          </table:table-cell>
          <table:table-cell table:formula="of:=COM.MICROSOFT.CONCAT([.A118];&quot;|&quot;;[.C118];&quot;|&quot;;[.D118];&quot;|&quot;;&quot;HSK1 Vocabulary&quot;;&quot;|&quot;;[.E118];&quot; - &quot;;[.F118];&quot; - &quot;;[.G118];&quot;|&quot;;[.H118];&quot; - &quot;;[.I118]; &quot; - &quot;; [.J118])" office:value-type="string" office:string-value="现在|xiànzài|ahora|HSK1 Vocabulary|现在很好。 - Xiànzài hěn hǎo. - Ahora está muy bien.|现在几点？ - Xiànzài jǐ diǎn? - ¿Qué hora es ahora?" calcext:value-type="string">
            <text:p>现在|xiànzài|ahora|HSK1 Vocabulary|现在很好。 - Xiànzài hěn hǎo. - Ahora está muy bien.|现在几点？ - Xiànzài jǐ diǎn? - ¿Qué hora es ahora?</text:p>
          </table:table-cell>
          <table:table-cell table:formula="of:=COM.MICROSOFT.CONCAT([.A118];&quot;, &quot;;[.E118];[.H118])" office:value-type="string" office:string-value="现在, 现在很好。现在几点？" calcext:value-type="string">
            <text:p>现在, 现在很好。现在几点？</text:p>
          </table:table-cell>
        </table:table-row>
        <table:table-row table:style-name="ro3">
          <table:table-cell office:value-type="string" calcext:value-type="string">
            <text:p>想</text:p>
          </table:table-cell>
          <table:table-cell office:value-type="string" calcext:value-type="string">
            <text:p>相 (mutuo) + 心 (corazón)</text:p>
          </table:table-cell>
          <table:table-cell office:value-type="string" calcext:value-type="string">
            <text:p>xiǎng</text:p>
          </table:table-cell>
          <table:table-cell office:value-type="string" calcext:value-type="string">
            <text:p>pensar, querer</text:p>
          </table:table-cell>
          <table:table-cell office:value-type="string" calcext:value-type="string">
            <text:p>我想你。</text:p>
          </table:table-cell>
          <table:table-cell office:value-type="string" calcext:value-type="string">
            <text:p>Wǒ xiǎng nǐ.</text:p>
          </table:table-cell>
          <table:table-cell office:value-type="string" calcext:value-type="string">
            <text:p>Te extraño. / Pienso en ti.</text:p>
          </table:table-cell>
          <table:table-cell office:value-type="string" calcext:value-type="string">
            <text:p>我想去中国。</text:p>
          </table:table-cell>
          <table:table-cell office:value-type="string" calcext:value-type="string">
            <text:p>Wǒ xiǎng qù Zhōngguó.</text:p>
          </table:table-cell>
          <table:table-cell office:value-type="string" calcext:value-type="string">
            <text:p>Quiero ir a China.</text:p>
          </table:table-cell>
          <table:table-cell table:formula="of:=COM.MICROSOFT.CONCAT([.A119];&quot;|&quot;;[.C119];&quot;|&quot;;[.D119];&quot;|&quot;;&quot;HSK1 Vocabulary&quot;;&quot;|&quot;;[.E119];&quot; - &quot;;[.F119];&quot; - &quot;;[.G119];&quot;|&quot;;[.H119];&quot; - &quot;;[.I119]; &quot; - &quot;; [.J119])" office:value-type="string" office:string-value="想|xiǎng|pensar, querer|HSK1 Vocabulary|我想你。 - Wǒ xiǎng nǐ. - Te extraño. / Pienso en ti.|我想去中国。 - Wǒ xiǎng qù Zhōngguó. - Quiero ir a China." calcext:value-type="string">
            <text:p>想|xiǎng|pensar, querer|HSK1 Vocabulary|我想你。 - Wǒ xiǎng nǐ. - Te extraño. / Pienso en ti.|我想去中国。 - Wǒ xiǎng qù Zhōngguó. - Quiero ir a China.</text:p>
          </table:table-cell>
          <table:table-cell table:formula="of:=COM.MICROSOFT.CONCAT([.A119];&quot;, &quot;;[.E119];[.H119])" office:value-type="string" office:string-value="想, 我想你。我想去中国。" calcext:value-type="string">
            <text:p>想, 我想你。我想去中国。</text:p>
          </table:table-cell>
        </table:table-row>
        <table:table-row table:style-name="ro2">
          <table:table-cell office:value-type="string" calcext:value-type="string">
            <text:p>小</text:p>
          </table:table-cell>
          <table:table-cell office:value-type="string" calcext:value-type="string">
            <text:p>(Tres partículas pequeñas)</text:p>
          </table:table-cell>
          <table:table-cell office:value-type="string" calcext:value-type="string">
            <text:p>xiǎo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很小。</text:p>
          </table:table-cell>
          <table:table-cell office:value-type="string" calcext:value-type="string">
            <text:p>Hěn xiǎo.</text:p>
          </table:table-cell>
          <table:table-cell office:value-type="string" calcext:value-type="string">
            <text:p>Muy pequeño.</text:p>
          </table:table-cell>
          <table:table-cell office:value-type="string" calcext:value-type="string">
            <text:p>小狗</text:p>
          </table:table-cell>
          <table:table-cell office:value-type="string" calcext:value-type="string">
            <text:p>xiǎo gǒu</text:p>
          </table:table-cell>
          <table:table-cell office:value-type="string" calcext:value-type="string">
            <text:p>perro pequeño</text:p>
          </table:table-cell>
          <table:table-cell table:formula="of:=COM.MICROSOFT.CONCAT([.A120];&quot;|&quot;;[.C120];&quot;|&quot;;[.D120];&quot;|&quot;;&quot;HSK1 Vocabulary&quot;;&quot;|&quot;;[.E120];&quot; - &quot;;[.F120];&quot; - &quot;;[.G120];&quot;|&quot;;[.H120];&quot; - &quot;;[.I120]; &quot; - &quot;; [.J120])" office:value-type="string" office:string-value="小|xiǎo|pequeño|HSK1 Vocabulary|很小。 - Hěn xiǎo. - Muy pequeño.|小狗 - xiǎo gǒu - perro pequeño" calcext:value-type="string">
            <text:p>小|xiǎo|pequeño|HSK1 Vocabulary|很小。 - Hěn xiǎo. - Muy pequeño.|小狗 - xiǎo gǒu - perro pequeño</text:p>
          </table:table-cell>
          <table:table-cell table:formula="of:=COM.MICROSOFT.CONCAT([.A120];&quot;, &quot;;[.E120];[.H120])" office:value-type="string" office:string-value="小, 很小。小狗" calcext:value-type="string">
            <text:p>小, 很小。小狗</text:p>
          </table:table-cell>
        </table:table-row>
        <table:table-row table:style-name="ro2">
          <table:table-cell office:value-type="string" calcext:value-type="string">
            <text:p>小姐</text:p>
          </table:table-cell>
          <table:table-cell office:value-type="string" calcext:value-type="string">
            <text:p>小 (pequeño) + 姐 (hermana mayor)</text:p>
          </table:table-cell>
          <table:table-cell office:value-type="string" calcext:value-type="string">
            <text:p>xiǎojiě</text:p>
          </table:table-cell>
          <table:table-cell office:value-type="string" calcext:value-type="string">
            <text:p>señorita</text:p>
          </table:table-cell>
          <table:table-cell office:value-type="string" calcext:value-type="string">
            <text:p>李小姐</text:p>
          </table:table-cell>
          <table:table-cell office:value-type="string" calcext:value-type="string">
            <text:p>Lǐ xiǎojiě</text:p>
          </table:table-cell>
          <table:table-cell office:value-type="string" calcext:value-type="string">
            <text:p>Señorita Li</text:p>
          </table:table-cell>
          <table:table-cell office:value-type="string" calcext:value-type="string">
            <text:p>小姐，你好！</text:p>
          </table:table-cell>
          <table:table-cell office:value-type="string" calcext:value-type="string">
            <text:p>Xiǎojiě, nǐ hǎo!</text:p>
          </table:table-cell>
          <table:table-cell office:value-type="string" calcext:value-type="string">
            <text:p>¡Hola, señorita!</text:p>
          </table:table-cell>
          <table:table-cell table:formula="of:=COM.MICROSOFT.CONCAT([.A121];&quot;|&quot;;[.C121];&quot;|&quot;;[.D121];&quot;|&quot;;&quot;HSK1 Vocabulary&quot;;&quot;|&quot;;[.E121];&quot; - &quot;;[.F121];&quot; - &quot;;[.G121];&quot;|&quot;;[.H121];&quot; - &quot;;[.I121]; &quot; - &quot;; [.J121])" office:value-type="string" office:string-value="小姐|xiǎojiě|señorita|HSK1 Vocabulary|李小姐 - Lǐ xiǎojiě - Señorita Li|小姐，你好！ - Xiǎojiě, nǐ hǎo! - ¡Hola, señorita!" calcext:value-type="string">
            <text:p>小姐|xiǎojiě|señorita|HSK1 Vocabulary|李小姐 - Lǐ xiǎojiě - Señorita Li|小姐，你好！ - Xiǎojiě, nǐ hǎo! - ¡Hola, señorita!</text:p>
          </table:table-cell>
          <table:table-cell table:formula="of:=COM.MICROSOFT.CONCAT([.A121];&quot;, &quot;;[.E121];[.H121])" office:value-type="string" office:string-value="小姐, 李小姐小姐，你好！" calcext:value-type="string">
            <text:p>小姐, 李小姐小姐，你好！</text:p>
          </table:table-cell>
        </table:table-row>
        <table:table-row table:style-name="ro3">
          <table:table-cell office:value-type="string" calcext:value-type="string">
            <text:p>些</text:p>
          </table:table-cell>
          <table:table-cell office:value-type="string" calcext:value-type="string">
            <text:p>此 (este) + 二 (dos)</text:p>
          </table:table-cell>
          <table:table-cell office:value-type="string" calcext:value-type="string">
            <text:p>xiē</text:p>
          </table:table-cell>
          <table:table-cell office:value-type="string" calcext:value-type="string">
            <text:p>algunos, un poco</text:p>
          </table:table-cell>
          <table:table-cell office:value-type="string" calcext:value-type="string">
            <text:p>一些书。</text:p>
          </table:table-cell>
          <table:table-cell office:value-type="string" calcext:value-type="string">
            <text:p>Yìxiē shū.</text:p>
          </table:table-cell>
          <table:table-cell office:value-type="string" calcext:value-type="string">
            <text:p>Algunos libros.</text:p>
          </table:table-cell>
          <table:table-cell office:value-type="string" calcext:value-type="string">
            <text:p>一些人</text:p>
          </table:table-cell>
          <table:table-cell office:value-type="string" calcext:value-type="string">
            <text:p>yìxiē rén</text:p>
          </table:table-cell>
          <table:table-cell office:value-type="string" calcext:value-type="string">
            <text:p>algunas personas</text:p>
          </table:table-cell>
          <table:table-cell table:formula="of:=COM.MICROSOFT.CONCAT([.A122];&quot;|&quot;;[.C122];&quot;|&quot;;[.D122];&quot;|&quot;;&quot;HSK1 Vocabulary&quot;;&quot;|&quot;;[.E122];&quot; - &quot;;[.F122];&quot; - &quot;;[.G122];&quot;|&quot;;[.H122];&quot; - &quot;;[.I122]; &quot; - &quot;; [.J122])" office:value-type="string" office:string-value="些|xiē|algunos, un poco|HSK1 Vocabulary|一些书。 - Yìxiē shū. - Algunos libros.|一些人 - yìxiē rén - algunas personas" calcext:value-type="string">
            <text:p>些|xiē|algunos, un poco|HSK1 Vocabulary|一些书。 - Yìxiē shū. - Algunos libros.|一些人 - yìxiē rén - algunas personas</text:p>
          </table:table-cell>
          <table:table-cell table:formula="of:=COM.MICROSOFT.CONCAT([.A122];&quot;, &quot;;[.E122];[.H122])" office:value-type="string" office:string-value="些, 一些书。一些人" calcext:value-type="string">
            <text:p>些, 一些书。一些人</text:p>
          </table:table-cell>
        </table:table-row>
        <table:table-row table:style-name="ro3">
          <table:table-cell office:value-type="string" calcext:value-type="string">
            <text:p>写</text:p>
          </table:table-cell>
          <table:table-cell office:value-type="string" calcext:value-type="string">
            <text:p>冖 (cubrir) + 与 (dar)</text:p>
          </table:table-cell>
          <table:table-cell office:value-type="string" calcext:value-type="string">
            <text:p>xiě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写字。</text:p>
          </table:table-cell>
          <table:table-cell office:value-type="string" calcext:value-type="string">
            <text:p>Xiě zì.</text:p>
          </table:table-cell>
          <table:table-cell office:value-type="string" calcext:value-type="string">
            <text:p>Escribir caracteres.</text:p>
          </table:table-cell>
          <table:table-cell office:value-type="string" calcext:value-type="string">
            <text:p>我写书。</text:p>
          </table:table-cell>
          <table:table-cell office:value-type="string" calcext:value-type="string">
            <text:p>Wǒ xiě shū.</text:p>
          </table:table-cell>
          <table:table-cell office:value-type="string" calcext:value-type="string">
            <text:p>Escribo libros.</text:p>
          </table:table-cell>
          <table:table-cell table:formula="of:=COM.MICROSOFT.CONCAT([.A123];&quot;|&quot;;[.C123];&quot;|&quot;;[.D123];&quot;|&quot;;&quot;HSK1 Vocabulary&quot;;&quot;|&quot;;[.E123];&quot; - &quot;;[.F123];&quot; - &quot;;[.G123];&quot;|&quot;;[.H123];&quot; - &quot;;[.I123]; &quot; - &quot;; [.J123])" office:value-type="string" office:string-value="写|xiě|escribir|HSK1 Vocabulary|写字。 - Xiě zì. - Escribir caracteres.|我写书。 - Wǒ xiě shū. - Escribo libros." calcext:value-type="string">
            <text:p>写|xiě|escribir|HSK1 Vocabulary|写字。 - Xiě zì. - Escribir caracteres.|我写书。 - Wǒ xiě shū. - Escribo libros.</text:p>
          </table:table-cell>
          <table:table-cell table:formula="of:=COM.MICROSOFT.CONCAT([.A123];&quot;, &quot;;[.E123];[.H123])" office:value-type="string" office:string-value="写, 写字。我写书。" calcext:value-type="string">
            <text:p>写, 写字。我写书。</text:p>
          </table:table-cell>
        </table:table-row>
        <table:table-row table:style-name="ro2">
          <table:table-cell office:value-type="string" calcext:value-type="string">
            <text:p>谢谢</text:p>
          </table:table-cell>
          <table:table-cell office:value-type="string" calcext:value-type="string">
            <text:p>讠 (habla) + 射 (disparar) (x2)</text:p>
          </table:table-cell>
          <table:table-cell office:value-type="string" calcext:value-type="string">
            <text:p>xièxie</text:p>
          </table:table-cell>
          <table:table-cell office:value-type="string" calcext:value-type="string">
            <text:p>gracias</text:p>
          </table:table-cell>
          <table:table-cell office:value-type="string" calcext:value-type="string">
            <text:p>谢谢你。</text:p>
          </table:table-cell>
          <table:table-cell office:value-type="string" calcext:value-type="string">
            <text:p>Xièxie nǐ.</text:p>
          </table:table-cell>
          <table:table-cell office:value-type="string" calcext:value-type="string">
            <text:p>Gracias.</text:p>
          </table:table-cell>
          <table:table-cell office:value-type="string" calcext:value-type="string">
            <text:p>谢谢老师！</text:p>
          </table:table-cell>
          <table:table-cell office:value-type="string" calcext:value-type="string">
            <text:p>Xièxie lǎoshī!</text:p>
          </table:table-cell>
          <table:table-cell office:value-type="string" calcext:value-type="string">
            <text:p>¡Gracias, profesor!</text:p>
          </table:table-cell>
          <table:table-cell table:formula="of:=COM.MICROSOFT.CONCAT([.A124];&quot;|&quot;;[.C124];&quot;|&quot;;[.D124];&quot;|&quot;;&quot;HSK1 Vocabulary&quot;;&quot;|&quot;;[.E124];&quot; - &quot;;[.F124];&quot; - &quot;;[.G124];&quot;|&quot;;[.H124];&quot; - &quot;;[.I124]; &quot; - &quot;; [.J124])" office:value-type="string" office:string-value="谢谢|xièxie|gracias|HSK1 Vocabulary|谢谢你。 - Xièxie nǐ. - Gracias.|谢谢老师！ - Xièxie lǎoshī! - ¡Gracias, profesor!" calcext:value-type="string">
            <text:p>谢谢|xièxie|gracias|HSK1 Vocabulary|谢谢你。 - Xièxie nǐ. - Gracias.|谢谢老师！ - Xièxie lǎoshī! - ¡Gracias, profesor!</text:p>
          </table:table-cell>
          <table:table-cell table:formula="of:=COM.MICROSOFT.CONCAT([.A124];&quot;, &quot;;[.E124];[.H124])" office:value-type="string" office:string-value="谢谢, 谢谢你。谢谢老师！" calcext:value-type="string">
            <text:p>谢谢, 谢谢你。谢谢老师！</text:p>
          </table:table-cell>
        </table:table-row>
        <table:table-row table:style-name="ro3">
          <table:table-cell office:value-type="string" calcext:value-type="string">
            <text:p>星期</text:p>
          </table:table-cell>
          <table:table-cell office:value-type="string" calcext:value-type="string">
            <text:p>星 (estrella) + 期 (periodo)</text:p>
          </table:table-cell>
          <table:table-cell office:value-type="string" calcext:value-type="string">
            <text:p>xīngqī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星期一。</text:p>
          </table:table-cell>
          <table:table-cell office:value-type="string" calcext:value-type="string">
            <text:p>Xīngqīyī.</text:p>
          </table:table-cell>
          <table:table-cell office:value-type="string" calcext:value-type="string">
            <text:p>Lunes.</text:p>
          </table:table-cell>
          <table:table-cell office:value-type="string" calcext:value-type="string">
            <text:p>今天星期几？</text:p>
          </table:table-cell>
          <table:table-cell office:value-type="string" calcext:value-type="string">
            <text:p>Jīntiān xīngqī jǐ?</text:p>
          </table:table-cell>
          <table:table-cell office:value-type="string" calcext:value-type="string">
            <text:p>¿Qué día es hoy?</text:p>
          </table:table-cell>
          <table:table-cell table:formula="of:=COM.MICROSOFT.CONCAT([.A125];&quot;|&quot;;[.C125];&quot;|&quot;;[.D125];&quot;|&quot;;&quot;HSK1 Vocabulary&quot;;&quot;|&quot;;[.E125];&quot; - &quot;;[.F125];&quot; - &quot;;[.G125];&quot;|&quot;;[.H125];&quot; - &quot;;[.I125]; &quot; - &quot;; [.J125])" office:value-type="string" office:string-value="星期|xīngqī|semana|HSK1 Vocabulary|星期一。 - Xīngqīyī. - Lunes.|今天星期几？ - Jīntiān xīngqī jǐ? - ¿Qué día es hoy?" calcext:value-type="string">
            <text:p>星期|xīngqī|semana|HSK1 Vocabulary|星期一。 - Xīngqīyī. - Lunes.|今天星期几？ - Jīntiān xīngqī jǐ? - ¿Qué día es hoy?</text:p>
          </table:table-cell>
          <table:table-cell table:formula="of:=COM.MICROSOFT.CONCAT([.A125];&quot;, &quot;;[.E125];[.H125])" office:value-type="string" office:string-value="星期, 星期一。今天星期几？" calcext:value-type="string">
            <text:p>星期, 星期一。今天星期几？</text:p>
          </table:table-cell>
        </table:table-row>
        <table:table-row table:style-name="ro4">
          <table:table-cell office:value-type="string" calcext:value-type="string">
            <text:p>学生</text:p>
          </table:table-cell>
          <table:table-cell office:value-type="string" calcext:value-type="string">
            <text:p>学 (estudiar) + 生 (vida/estudiante)</text:p>
          </table:table-cell>
          <table:table-cell office:value-type="string" calcext:value-type="string">
            <text:p>xuésheng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我是学生。</text:p>
          </table:table-cell>
          <table:table-cell office:value-type="string" calcext:value-type="string">
            <text:p>Wǒ shì xuésheng.</text:p>
          </table:table-cell>
          <table:table-cell office:value-type="string" calcext:value-type="string">
            <text:p>Soy estudiante.</text:p>
          </table:table-cell>
          <table:table-cell office:value-type="string" calcext:value-type="string">
            <text:p>好学生</text:p>
          </table:table-cell>
          <table:table-cell office:value-type="string" calcext:value-type="string">
            <text:p>hǎo xuésheng</text:p>
          </table:table-cell>
          <table:table-cell office:value-type="string" calcext:value-type="string">
            <text:p>buen estudiante</text:p>
          </table:table-cell>
          <table:table-cell table:formula="of:=COM.MICROSOFT.CONCAT([.A126];&quot;|&quot;;[.C126];&quot;|&quot;;[.D126];&quot;|&quot;;&quot;HSK1 Vocabulary&quot;;&quot;|&quot;;[.E126];&quot; - &quot;;[.F126];&quot; - &quot;;[.G126];&quot;|&quot;;[.H126];&quot; - &quot;;[.I126]; &quot; - &quot;; [.J126])" office:value-type="string" office:string-value="学生|xuésheng|estudiante|HSK1 Vocabulary|我是学生。 - Wǒ shì xuésheng. - Soy estudiante.|好学生 - hǎo xuésheng - buen estudiante" calcext:value-type="string">
            <text:p>学生|xuésheng|estudiante|HSK1 Vocabulary|我是学生。 - Wǒ shì xuésheng. - Soy estudiante.|好学生 - hǎo xuésheng - buen estudiante</text:p>
          </table:table-cell>
          <table:table-cell table:formula="of:=COM.MICROSOFT.CONCAT([.A126];&quot;, &quot;;[.E126];[.H126])" office:value-type="string" office:string-value="学生, 我是学生。好学生" calcext:value-type="string">
            <text:p>学生, 我是学生。好学生</text:p>
          </table:table-cell>
        </table:table-row>
        <table:table-row table:style-name="ro3">
          <table:table-cell office:value-type="string" calcext:value-type="string">
            <text:p>学习</text:p>
          </table:table-cell>
          <table:table-cell office:value-type="string" calcext:value-type="string">
            <text:p>学 (estudiar) + 习 (practicar)</text:p>
          </table:table-cell>
          <table:table-cell office:value-type="string" calcext:value-type="string">
            <text:p>xuéxí</text:p>
          </table:table-cell>
          <table:table-cell office:value-type="string" calcext:value-type="string">
            <text:p>estudiar</text:p>
          </table:table-cell>
          <table:table-cell office:value-type="string" calcext:value-type="string">
            <text:p>学习汉语。</text:p>
          </table:table-cell>
          <table:table-cell office:value-type="string" calcext:value-type="string">
            <text:p>Xuéxí Hànyǔ.</text:p>
          </table:table-cell>
          <table:table-cell office:value-type="string" calcext:value-type="string">
            <text:p>Estudiar chino.</text:p>
          </table:table-cell>
          <table:table-cell office:value-type="string" calcext:value-type="string">
            <text:p>学习中文</text:p>
          </table:table-cell>
          <table:table-cell office:value-type="string" calcext:value-type="string">
            <text:p>xuéxí Zhōngwén</text:p>
          </table:table-cell>
          <table:table-cell office:value-type="string" calcext:value-type="string">
            <text:p>estudiar chino</text:p>
          </table:table-cell>
          <table:table-cell table:formula="of:=COM.MICROSOFT.CONCAT([.A127];&quot;|&quot;;[.C127];&quot;|&quot;;[.D127];&quot;|&quot;;&quot;HSK1 Vocabulary&quot;;&quot;|&quot;;[.E127];&quot; - &quot;;[.F127];&quot; - &quot;;[.G127];&quot;|&quot;;[.H127];&quot; - &quot;;[.I127]; &quot; - &quot;; [.J127])" office:value-type="string" office:string-value="学习|xuéxí|estudiar|HSK1 Vocabulary|学习汉语。 - Xuéxí Hànyǔ. - Estudiar chino.|学习中文 - xuéxí Zhōngwén - estudiar chino" calcext:value-type="string">
            <text:p>学习|xuéxí|estudiar|HSK1 Vocabulary|学习汉语。 - Xuéxí Hànyǔ. - Estudiar chino.|学习中文 - xuéxí Zhōngwén - estudiar chino</text:p>
          </table:table-cell>
          <table:table-cell table:formula="of:=COM.MICROSOFT.CONCAT([.A127];&quot;, &quot;;[.E127];[.H127])" office:value-type="string" office:string-value="学习, 学习汉语。学习中文" calcext:value-type="string">
            <text:p>学习, 学习汉语。学习中文</text:p>
          </table:table-cell>
        </table:table-row>
        <table:table-row table:style-name="ro3">
          <table:table-cell office:value-type="string" calcext:value-type="string">
            <text:p>学校</text:p>
          </table:table-cell>
          <table:table-cell office:value-type="string" calcext:value-type="string">
            <text:p>学 (estudiar) + 校 (escuela)</text:p>
          </table:table-cell>
          <table:table-cell office:value-type="string" calcext:value-type="string">
            <text:p>xuéxiào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去学校。</text:p>
          </table:table-cell>
          <table:table-cell office:value-type="string" calcext:value-type="string">
            <text:p>Qù xuéxiào.</text:p>
          </table:table-cell>
          <table:table-cell office:value-type="string" calcext:value-type="string">
            <text:p>Ir a la escuela.</text:p>
          </table:table-cell>
          <table:table-cell office:value-type="string" calcext:value-type="string">
            <text:p>我的学校</text:p>
          </table:table-cell>
          <table:table-cell office:value-type="string" calcext:value-type="string">
            <text:p>wǒ de xuéxiào</text:p>
          </table:table-cell>
          <table:table-cell office:value-type="string" calcext:value-type="string">
            <text:p>mi escuela</text:p>
          </table:table-cell>
          <table:table-cell table:formula="of:=COM.MICROSOFT.CONCAT([.A128];&quot;|&quot;;[.C128];&quot;|&quot;;[.D128];&quot;|&quot;;&quot;HSK1 Vocabulary&quot;;&quot;|&quot;;[.E128];&quot; - &quot;;[.F128];&quot; - &quot;;[.G128];&quot;|&quot;;[.H128];&quot; - &quot;;[.I128]; &quot; - &quot;; [.J128])" office:value-type="string" office:string-value="学校|xuéxiào|escuela|HSK1 Vocabulary|去学校。 - Qù xuéxiào. - Ir a la escuela.|我的学校 - wǒ de xuéxiào - mi escuela" calcext:value-type="string">
            <text:p>学校|xuéxiào|escuela|HSK1 Vocabulary|去学校。 - Qù xuéxiào. - Ir a la escuela.|我的学校 - wǒ de xuéxiào - mi escuela</text:p>
          </table:table-cell>
          <table:table-cell table:formula="of:=COM.MICROSOFT.CONCAT([.A128];&quot;, &quot;;[.E128];[.H128])" office:value-type="string" office:string-value="学校, 去学校。我的学校" calcext:value-type="string">
            <text:p>学校, 去学校。我的学校</text:p>
          </table:table-cell>
        </table:table-row>
        <table:table-row table:style-name="ro2">
          <table:table-cell office:value-type="string" calcext:value-type="string">
            <text:p>一点儿</text:p>
          </table:table-cell>
          <table:table-cell office:value-type="string" calcext:value-type="string">
            <text:p>一 (uno) + 点 (punto) + 儿 (sufijo)</text:p>
          </table:table-cell>
          <table:table-cell office:value-type="string" calcext:value-type="string">
            <text:p>yìdiǎnr</text:p>
          </table:table-cell>
          <table:table-cell office:value-type="string" calcext:value-type="string">
            <text:p>un poco</text:p>
          </table:table-cell>
          <table:table-cell office:value-type="string" calcext:value-type="string">
            <text:p>一点儿水。</text:p>
          </table:table-cell>
          <table:table-cell office:value-type="string" calcext:value-type="string">
            <text:p>Yìdiǎnr shuǐ.</text:p>
          </table:table-cell>
          <table:table-cell office:value-type="string" calcext:value-type="string">
            <text:p>Un poco de agua.</text:p>
          </table:table-cell>
          <table:table-cell office:value-type="string" calcext:value-type="string">
            <text:p>一点儿钱</text:p>
          </table:table-cell>
          <table:table-cell office:value-type="string" calcext:value-type="string">
            <text:p>yìdiǎnr qián</text:p>
          </table:table-cell>
          <table:table-cell office:value-type="string" calcext:value-type="string">
            <text:p>un poco de dinero</text:p>
          </table:table-cell>
          <table:table-cell table:formula="of:=COM.MICROSOFT.CONCAT([.A129];&quot;|&quot;;[.C129];&quot;|&quot;;[.D129];&quot;|&quot;;&quot;HSK1 Vocabulary&quot;;&quot;|&quot;;[.E129];&quot; - &quot;;[.F129];&quot; - &quot;;[.G129];&quot;|&quot;;[.H129];&quot; - &quot;;[.I129]; &quot; - &quot;; [.J129])" office:value-type="string" office:string-value="一点儿|yìdiǎnr|un poco|HSK1 Vocabulary|一点儿水。 - Yìdiǎnr shuǐ. - Un poco de agua.|一点儿钱 - yìdiǎnr qián - un poco de dinero" calcext:value-type="string">
            <text:p>一点儿|yìdiǎnr|un poco|HSK1 Vocabulary|一点儿水。 - Yìdiǎnr shuǐ. - Un poco de agua.|一点儿钱 - yìdiǎnr qián - un poco de dinero</text:p>
          </table:table-cell>
          <table:table-cell table:formula="of:=COM.MICROSOFT.CONCAT([.A129];&quot;, &quot;;[.E129];[.H129])" office:value-type="string" office:string-value="一点儿, 一点儿水。一点儿钱" calcext:value-type="string">
            <text:p>一点儿, 一点儿水。一点儿钱</text:p>
          </table:table-cell>
        </table:table-row>
        <table:table-row table:style-name="ro3">
          <table:table-cell office:value-type="string" calcext:value-type="string">
            <text:p>衣服</text:p>
          </table:table-cell>
          <table:table-cell office:value-type="string" calcext:value-type="string">
            <text:p>衣 (ropa) + 服 (servir)</text:p>
          </table:table-cell>
          <table:table-cell office:value-type="string" calcext:value-type="string">
            <text:p>yīfu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买衣服。</text:p>
          </table:table-cell>
          <table:table-cell office:value-type="string" calcext:value-type="string">
            <text:p>Mǎi yīfu.</text:p>
          </table:table-cell>
          <table:table-cell office:value-type="string" calcext:value-type="string">
            <text:p>Comprar ropa.</text:p>
          </table:table-cell>
          <table:table-cell office:value-type="string" calcext:value-type="string">
            <text:p>新衣服</text:p>
          </table:table-cell>
          <table:table-cell office:value-type="string" calcext:value-type="string">
            <text:p>xīn yīfu</text:p>
          </table:table-cell>
          <table:table-cell office:value-type="string" calcext:value-type="string">
            <text:p>ropa nueva</text:p>
          </table:table-cell>
          <table:table-cell table:formula="of:=COM.MICROSOFT.CONCAT([.A130];&quot;|&quot;;[.C130];&quot;|&quot;;[.D130];&quot;|&quot;;&quot;HSK1 Vocabulary&quot;;&quot;|&quot;;[.E130];&quot; - &quot;;[.F130];&quot; - &quot;;[.G130];&quot;|&quot;;[.H130];&quot; - &quot;;[.I130]; &quot; - &quot;; [.J130])" office:value-type="string" office:string-value="衣服|yīfu|ropa|HSK1 Vocabulary|买衣服。 - Mǎi yīfu. - Comprar ropa.|新衣服 - xīn yīfu - ropa nueva" calcext:value-type="string">
            <text:p>衣服|yīfu|ropa|HSK1 Vocabulary|买衣服。 - Mǎi yīfu. - Comprar ropa.|新衣服 - xīn yīfu - ropa nueva</text:p>
          </table:table-cell>
          <table:table-cell table:formula="of:=COM.MICROSOFT.CONCAT([.A130];&quot;, &quot;;[.E130];[.H130])" office:value-type="string" office:string-value="衣服, 买衣服。新衣服" calcext:value-type="string">
            <text:p>衣服, 买衣服。新衣服</text:p>
          </table:table-cell>
        </table:table-row>
        <table:table-row table:style-name="ro3">
          <table:table-cell office:value-type="string" calcext:value-type="string">
            <text:p>医生</text:p>
          </table:table-cell>
          <table:table-cell office:value-type="string" calcext:value-type="string">
            <text:p>医 (médico) + 生 (vida)</text:p>
          </table:table-cell>
          <table:table-cell office:value-type="string" calcext:value-type="string">
            <text:p>yīshēng</text:p>
          </table:table-cell>
          <table:table-cell office:value-type="string" calcext:value-type="string">
            <text:p>médico, doctor</text:p>
          </table:table-cell>
          <table:table-cell office:value-type="string" calcext:value-type="string">
            <text:p>他是医生。</text:p>
          </table:table-cell>
          <table:table-cell office:value-type="string" calcext:value-type="string">
            <text:p>Tā shì yīshēng.</text:p>
          </table:table-cell>
          <table:table-cell office:value-type="string" calcext:value-type="string">
            <text:p>Él es doctor.</text:p>
          </table:table-cell>
          <table:table-cell office:value-type="string" calcext:value-type="string">
            <text:p>看医生</text:p>
          </table:table-cell>
          <table:table-cell office:value-type="string" calcext:value-type="string">
            <text:p>kàn yīshēng</text:p>
          </table:table-cell>
          <table:table-cell office:value-type="string" calcext:value-type="string">
            <text:p>ver al doctor</text:p>
          </table:table-cell>
          <table:table-cell table:formula="of:=COM.MICROSOFT.CONCAT([.A131];&quot;|&quot;;[.C131];&quot;|&quot;;[.D131];&quot;|&quot;;&quot;HSK1 Vocabulary&quot;;&quot;|&quot;;[.E131];&quot; - &quot;;[.F131];&quot; - &quot;;[.G131];&quot;|&quot;;[.H131];&quot; - &quot;;[.I131]; &quot; - &quot;; [.J131])" office:value-type="string" office:string-value="医生|yīshēng|médico, doctor|HSK1 Vocabulary|他是医生。 - Tā shì yīshēng. - Él es doctor.|看医生 - kàn yīshēng - ver al doctor" calcext:value-type="string">
            <text:p>医生|yīshēng|médico, doctor|HSK1 Vocabulary|他是医生。 - Tā shì yīshēng. - Él es doctor.|看医生 - kàn yīshēng - ver al doctor</text:p>
          </table:table-cell>
          <table:table-cell table:formula="of:=COM.MICROSOFT.CONCAT([.A131];&quot;, &quot;;[.E131];[.H131])" office:value-type="string" office:string-value="医生, 他是医生。看医生" calcext:value-type="string">
            <text:p>医生, 他是医生。看医生</text:p>
          </table:table-cell>
        </table:table-row>
        <table:table-row table:style-name="ro3">
          <table:table-cell office:value-type="string" calcext:value-type="string">
            <text:p>医院</text:p>
          </table:table-cell>
          <table:table-cell office:value-type="string" calcext:value-type="string">
            <text:p>医 (médico) + 院 (patio)</text:p>
          </table:table-cell>
          <table:table-cell office:value-type="string" calcext:value-type="string">
            <text:p>yīyuàn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去医院。</text:p>
          </table:table-cell>
          <table:table-cell office:value-type="string" calcext:value-type="string">
            <text:p>Qù yīyuàn.</text:p>
          </table:table-cell>
          <table:table-cell office:value-type="string" calcext:value-type="string">
            <text:p>Ir al hospital.</text:p>
          </table:table-cell>
          <table:table-cell office:value-type="string" calcext:value-type="string">
            <text:p>他在医院。</text:p>
          </table:table-cell>
          <table:table-cell office:value-type="string" calcext:value-type="string">
            <text:p>Tā zài yīyuàn.</text:p>
          </table:table-cell>
          <table:table-cell office:value-type="string" calcext:value-type="string">
            <text:p>Él está en el hospital.</text:p>
          </table:table-cell>
          <table:table-cell table:formula="of:=COM.MICROSOFT.CONCAT([.A132];&quot;|&quot;;[.C132];&quot;|&quot;;[.D132];&quot;|&quot;;&quot;HSK1 Vocabulary&quot;;&quot;|&quot;;[.E132];&quot; - &quot;;[.F132];&quot; - &quot;;[.G132];&quot;|&quot;;[.H132];&quot; - &quot;;[.I132]; &quot; - &quot;; [.J132])" office:value-type="string" office:string-value="医院|yīyuàn|hospital|HSK1 Vocabulary|去医院。 - Qù yīyuàn. - Ir al hospital.|他在医院。 - Tā zài yīyuàn. - Él está en el hospital." calcext:value-type="string">
            <text:p>医院|yīyuàn|hospital|HSK1 Vocabulary|去医院。 - Qù yīyuàn. - Ir al hospital.|他在医院。 - Tā zài yīyuàn. - Él está en el hospital.</text:p>
          </table:table-cell>
          <table:table-cell table:formula="of:=COM.MICROSOFT.CONCAT([.A132];&quot;, &quot;;[.E132];[.H132])" office:value-type="string" office:string-value="医院, 去医院。他在医院。" calcext:value-type="string">
            <text:p>医院, 去医院。他在医院。</text:p>
          </table:table-cell>
        </table:table-row>
        <table:table-row table:style-name="ro3">
          <table:table-cell office:value-type="string" calcext:value-type="string">
            <text:p>椅子</text:p>
          </table:table-cell>
          <table:table-cell office:value-type="string" calcext:value-type="string">
            <text:p>木 (madera) + 奇 (extraño)</text:p>
          </table:table-cell>
          <table:table-cell office:value-type="string" calcext:value-type="string">
            <text:p>yǐzi</text:p>
          </table:table-cell>
          <table:table-cell office:value-type="string" calcext:value-type="string">
            <text:p>silla</text:p>
          </table:table-cell>
          <table:table-cell office:value-type="string" calcext:value-type="string">
            <text:p>一把椅子。</text:p>
          </table:table-cell>
          <table:table-cell office:value-type="string" calcext:value-type="string">
            <text:p>Yì bǎ yǐzi.</text:p>
          </table:table-cell>
          <table:table-cell office:value-type="string" calcext:value-type="string">
            <text:p>Una silla.</text:p>
          </table:table-cell>
          <table:table-cell office:value-type="string" calcext:value-type="string">
            <text:p>这是椅子。</text:p>
          </table:table-cell>
          <table:table-cell office:value-type="string" calcext:value-type="string">
            <text:p>Zhè shì yǐzi.</text:p>
          </table:table-cell>
          <table:table-cell office:value-type="string" calcext:value-type="string">
            <text:p>Esto es una silla.</text:p>
          </table:table-cell>
          <table:table-cell table:formula="of:=COM.MICROSOFT.CONCAT([.A133];&quot;|&quot;;[.C133];&quot;|&quot;;[.D133];&quot;|&quot;;&quot;HSK1 Vocabulary&quot;;&quot;|&quot;;[.E133];&quot; - &quot;;[.F133];&quot; - &quot;;[.G133];&quot;|&quot;;[.H133];&quot; - &quot;;[.I133]; &quot; - &quot;; [.J133])" office:value-type="string" office:string-value="椅子|yǐzi|silla|HSK1 Vocabulary|一把椅子。 - Yì bǎ yǐzi. - Una silla.|这是椅子。 - Zhè shì yǐzi. - Esto es una silla." calcext:value-type="string">
            <text:p>椅子|yǐzi|silla|HSK1 Vocabulary|一把椅子。 - Yì bǎ yǐzi. - Una silla.|这是椅子。 - Zhè shì yǐzi. - Esto es una silla.</text:p>
          </table:table-cell>
          <table:table-cell table:formula="of:=COM.MICROSOFT.CONCAT([.A133];&quot;, &quot;;[.E133];[.H133])" office:value-type="string" office:string-value="椅子, 一把椅子。这是椅子。" calcext:value-type="string">
            <text:p>椅子, 一把椅子。这是椅子。</text:p>
          </table:table-cell>
        </table:table-row>
        <table:table-row table:style-name="ro2">
          <table:table-cell office:value-type="string" calcext:value-type="string">
            <text:p>有</text:p>
          </table:table-cell>
          <table:table-cell office:value-type="string" calcext:value-type="string">
            <text:p>月 (luna) + 二 (dos) (O: 手 antigua)</text:p>
          </table:table-cell>
          <table:table-cell office:value-type="string" calcext:value-type="string">
            <text:p>yǒu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我有书。</text:p>
          </table:table-cell>
          <table:table-cell office:value-type="string" calcext:value-type="string">
            <text:p>Wǒ yǒu shū.</text:p>
          </table:table-cell>
          <table:table-cell office:value-type="string" calcext:value-type="string">
            <text:p>Tengo libros.</text:p>
          </table:table-cell>
          <table:table-cell office:value-type="string" calcext:value-type="string">
            <text:p>我有钱。</text:p>
          </table:table-cell>
          <table:table-cell office:value-type="string" calcext:value-type="string">
            <text:p>Wǒ yǒu qián.</text:p>
          </table:table-cell>
          <table:table-cell office:value-type="string" calcext:value-type="string">
            <text:p>Tengo dinero.</text:p>
          </table:table-cell>
          <table:table-cell table:formula="of:=COM.MICROSOFT.CONCAT([.A134];&quot;|&quot;;[.C134];&quot;|&quot;;[.D134];&quot;|&quot;;&quot;HSK1 Vocabulary&quot;;&quot;|&quot;;[.E134];&quot; - &quot;;[.F134];&quot; - &quot;;[.G134];&quot;|&quot;;[.H134];&quot; - &quot;;[.I134]; &quot; - &quot;; [.J134])" office:value-type="string" office:string-value="有|yǒu|tener|HSK1 Vocabulary|我有书。 - Wǒ yǒu shū. - Tengo libros.|我有钱。 - Wǒ yǒu qián. - Tengo dinero." calcext:value-type="string">
            <text:p>有|yǒu|tener|HSK1 Vocabulary|我有书。 - Wǒ yǒu shū. - Tengo libros.|我有钱。 - Wǒ yǒu qián. - Tengo dinero.</text:p>
          </table:table-cell>
          <table:table-cell table:formula="of:=COM.MICROSOFT.CONCAT([.A134];&quot;, &quot;;[.E134];[.H134])" office:value-type="string" office:string-value="有, 我有书。我有钱。" calcext:value-type="string">
            <text:p>有, 我有书。我有钱。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(Dibujo de una luna creciente)</text:p>
          </table:table-cell>
          <table:table-cell office:value-type="string" calcext:value-type="string">
            <text:p>yuè</text:p>
          </table:table-cell>
          <table:table-cell office:value-type="string" calcext:value-type="string">
            <text:p>mes, luna</text:p>
          </table:table-cell>
          <table:table-cell office:value-type="string" calcext:value-type="string">
            <text:p>一个月。</text:p>
          </table:table-cell>
          <table:table-cell office:value-type="string" calcext:value-type="string">
            <text:p>Yí gè yuè.</text:p>
          </table:table-cell>
          <table:table-cell office:value-type="string" calcext:value-type="string">
            <text:p>Un mes.</text:p>
          </table:table-cell>
          <table:table-cell office:value-type="string" calcext:value-type="string">
            <text:p>月亮</text:p>
          </table:table-cell>
          <table:table-cell office:value-type="string" calcext:value-type="string">
            <text:p>yuèliang</text:p>
          </table:table-cell>
          <table:table-cell office:value-type="string" calcext:value-type="string">
            <text:p>luna</text:p>
          </table:table-cell>
          <table:table-cell table:formula="of:=COM.MICROSOFT.CONCAT([.A135];&quot;|&quot;;[.C135];&quot;|&quot;;[.D135];&quot;|&quot;;&quot;HSK1 Vocabulary&quot;;&quot;|&quot;;[.E135];&quot; - &quot;;[.F135];&quot; - &quot;;[.G135];&quot;|&quot;;[.H135];&quot; - &quot;;[.I135]; &quot; - &quot;; [.J135])" office:value-type="string" office:string-value="月|yuè|mes, luna|HSK1 Vocabulary|一个月。 - Yí gè yuè. - Un mes.|月亮 - yuèliang - luna" calcext:value-type="string">
            <text:p>月|yuè|mes, luna|HSK1 Vocabulary|一个月。 - Yí gè yuè. - Un mes.|月亮 - yuèliang - luna</text:p>
          </table:table-cell>
          <table:table-cell table:formula="of:=COM.MICROSOFT.CONCAT([.A135];&quot;, &quot;;[.E135];[.H135])" office:value-type="string" office:string-value="月, 一个月。月亮" calcext:value-type="string">
            <text:p>月, 一个月。月亮</text:p>
          </table:table-cell>
        </table:table-row>
        <table:table-row table:style-name="ro3">
          <table:table-cell office:value-type="string" calcext:value-type="string">
            <text:p>再见</text:p>
          </table:table-cell>
          <table:table-cell office:value-type="string" calcext:value-type="string">
            <text:p>再 (otra vez) + 见 (ver)</text:p>
          </table:table-cell>
          <table:table-cell office:value-type="string" calcext:value-type="string">
            <text:p>zàijiàn</text:p>
          </table:table-cell>
          <table:table-cell office:value-type="string" calcext:value-type="string">
            <text:p>adiós</text:p>
          </table:table-cell>
          <table:table-cell office:value-type="string" calcext:value-type="string">
            <text:p>再见！</text:p>
          </table:table-cell>
          <table:table-cell office:value-type="string" calcext:value-type="string">
            <text:p>Zàijiàn!</text:p>
          </table:table-cell>
          <table:table-cell office:value-type="string" calcext:value-type="string">
            <text:p>¡Adiós!</text:p>
          </table:table-cell>
          <table:table-cell office:value-type="string" calcext:value-type="string">
            <text:p>明天再见！</text:p>
          </table:table-cell>
          <table:table-cell office:value-type="string" calcext:value-type="string">
            <text:p>Míngtiān zàijiàn!</text:p>
          </table:table-cell>
          <table:table-cell office:value-type="string" calcext:value-type="string">
            <text:p>¡Hasta mañana!</text:p>
          </table:table-cell>
          <table:table-cell table:formula="of:=COM.MICROSOFT.CONCAT([.A136];&quot;|&quot;;[.C136];&quot;|&quot;;[.D136];&quot;|&quot;;&quot;HSK1 Vocabulary&quot;;&quot;|&quot;;[.E136];&quot; - &quot;;[.F136];&quot; - &quot;;[.G136];&quot;|&quot;;[.H136];&quot; - &quot;;[.I136]; &quot; - &quot;; [.J136])" office:value-type="string" office:string-value="再见|zàijiàn|adiós|HSK1 Vocabulary|再见！ - Zàijiàn! - ¡Adiós!|明天再见！ - Míngtiān zàijiàn! - ¡Hasta mañana!" calcext:value-type="string">
            <text:p>再见|zàijiàn|adiós|HSK1 Vocabulary|再见！ - Zàijiàn! - ¡Adiós!|明天再见！ - Míngtiān zàijiàn! - ¡Hasta mañana!</text:p>
          </table:table-cell>
          <table:table-cell table:formula="of:=COM.MICROSOFT.CONCAT([.A136];&quot;, &quot;;[.E136];[.H136])" office:value-type="string" office:string-value="再见, 再见！明天再见！" calcext:value-type="string">
            <text:p>再见, 再见！明天再见！</text:p>
          </table:table-cell>
        </table:table-row>
        <table:table-row table:style-name="ro4">
          <table:table-cell office:value-type="string" calcext:value-type="string">
            <text:p>在</text:p>
          </table:table-cell>
          <table:table-cell office:value-type="string" calcext:value-type="string">
            <text:p>才 (talento) + 土 (tierra) (O: 才 + 丮 antigua)</text:p>
          </table:table-cell>
          <table:table-cell office:value-type="string" calcext:value-type="string">
            <text:p>zài</text:p>
          </table:table-cell>
          <table:table-cell office:value-type="string" calcext:value-type="string">
            <text:p>en, estar (lugar)</text:p>
          </table:table-cell>
          <table:table-cell office:value-type="string" calcext:value-type="string">
            <text:p>我在家。</text:p>
          </table:table-cell>
          <table:table-cell office:value-type="string" calcext:value-type="string">
            <text:p>Wǒ zài jiā.</text:p>
          </table:table-cell>
          <table:table-cell office:value-type="string" calcext:value-type="string">
            <text:p>Estoy en casa.</text:p>
          </table:table-cell>
          <table:table-cell office:value-type="string" calcext:value-type="string">
            <text:p>书在桌子上。</text:p>
          </table:table-cell>
          <table:table-cell office:value-type="string" calcext:value-type="string">
            <text:p>Shū zài zhuōzi shàng.</text:p>
          </table:table-cell>
          <table:table-cell office:value-type="string" calcext:value-type="string">
            <text:p>El libro está sobre la mesa.</text:p>
          </table:table-cell>
          <table:table-cell table:formula="of:=COM.MICROSOFT.CONCAT([.A137];&quot;|&quot;;[.C137];&quot;|&quot;;[.D137];&quot;|&quot;;&quot;HSK1 Vocabulary&quot;;&quot;|&quot;;[.E137];&quot; - &quot;;[.F137];&quot; - &quot;;[.G137];&quot;|&quot;;[.H137];&quot; - &quot;;[.I137]; &quot; - &quot;; [.J137])" office:value-type="string" office:string-value="在|zài|en, estar (lugar)|HSK1 Vocabulary|我在家。 - Wǒ zài jiā. - Estoy en casa.|书在桌子上。 - Shū zài zhuōzi shàng. - El libro está sobre la mesa." calcext:value-type="string">
            <text:p>在|zài|en, estar (lugar)|HSK1 Vocabulary|我在家。 - Wǒ zài jiā. - Estoy en casa.|书在桌子上。 - Shū zài zhuōzi shàng. - El libro está sobre la mesa.</text:p>
          </table:table-cell>
          <table:table-cell table:formula="of:=COM.MICROSOFT.CONCAT([.A137];&quot;, &quot;;[.E137];[.H137])" office:value-type="string" office:string-value="在, 我在家。书在桌子上。" calcext:value-type="string">
            <text:p>在, 我在家。书在桌子上。</text:p>
          </table:table-cell>
        </table:table-row>
        <table:table-row table:style-name="ro3">
          <table:table-cell office:value-type="string" calcext:value-type="string">
            <text:p>怎么</text:p>
          </table:table-cell>
          <table:table-cell office:value-type="string" calcext:value-type="string">
            <text:p>乍 (repentino) + 心 (corazón)</text:p>
          </table:table-cell>
          <table:table-cell office:value-type="string" calcext:value-type="string">
            <text:p>zěnme</text:p>
          </table:table-cell>
          <table:table-cell office:value-type="string" calcext:value-type="string">
            <text:p>cómo</text:p>
          </table:table-cell>
          <table:table-cell office:value-type="string" calcext:value-type="string">
            <text:p>怎么了？</text:p>
          </table:table-cell>
          <table:table-cell office:value-type="string" calcext:value-type="string">
            <text:p>Zěnme le?</text:p>
          </table:table-cell>
          <table:table-cell office:value-type="string" calcext:value-type="string">
            <text:p>¿Qué pasa?</text:p>
          </table:table-cell>
          <table:table-cell office:value-type="string" calcext:value-type="string">
            <text:p>怎么写？</text:p>
          </table:table-cell>
          <table:table-cell office:value-type="string" calcext:value-type="string">
            <text:p>Zěnme xiě?</text:p>
          </table:table-cell>
          <table:table-cell office:value-type="string" calcext:value-type="string">
            <text:p>¿Cómo se escribe?</text:p>
          </table:table-cell>
          <table:table-cell table:formula="of:=COM.MICROSOFT.CONCAT([.A138];&quot;|&quot;;[.C138];&quot;|&quot;;[.D138];&quot;|&quot;;&quot;HSK1 Vocabulary&quot;;&quot;|&quot;;[.E138];&quot; - &quot;;[.F138];&quot; - &quot;;[.G138];&quot;|&quot;;[.H138];&quot; - &quot;;[.I138]; &quot; - &quot;; [.J138])" office:value-type="string" office:string-value="怎么|zěnme|cómo|HSK1 Vocabulary|怎么了？ - Zěnme le? - ¿Qué pasa?|怎么写？ - Zěnme xiě? - ¿Cómo se escribe?" calcext:value-type="string">
            <text:p>怎么|zěnme|cómo|HSK1 Vocabulary|怎么了？ - Zěnme le? - ¿Qué pasa?|怎么写？ - Zěnme xiě? - ¿Cómo se escribe?</text:p>
          </table:table-cell>
          <table:table-cell table:formula="of:=COM.MICROSOFT.CONCAT([.A138];&quot;, &quot;;[.E138];[.H138])" office:value-type="string" office:string-value="怎么, 怎么了？怎么写？" calcext:value-type="string">
            <text:p>怎么, 怎么了？怎么写？</text:p>
          </table:table-cell>
        </table:table-row>
        <table:table-row table:style-name="ro2">
          <table:table-cell office:value-type="string" calcext:value-type="string">
            <text:p>怎么样</text:p>
          </table:table-cell>
          <table:table-cell office:value-type="string" calcext:value-type="string">
            <text:p>怎么 (cómo) + 样 (apariencia)</text:p>
          </table:table-cell>
          <table:table-cell office:value-type="string" calcext:value-type="string">
            <text:p>zěnmeyàng</text:p>
          </table:table-cell>
          <table:table-cell office:value-type="string" calcext:value-type="string">
            <text:p>cómo, qué tal</text:p>
          </table:table-cell>
          <table:table-cell office:value-type="string" calcext:value-type="string">
            <text:p>你怎么样？</text:p>
          </table:table-cell>
          <table:table-cell office:value-type="string" calcext:value-type="string">
            <text:p>Nǐ zěnmeyàng?</text:p>
          </table:table-cell>
          <table:table-cell office:value-type="string" calcext:value-type="string">
            <text:p>¿Qué tal estás?</text:p>
          </table:table-cell>
          <table:table-cell office:value-type="string" calcext:value-type="string">
            <text:p>这本书怎么样？</text:p>
          </table:table-cell>
          <table:table-cell office:value-type="string" calcext:value-type="string">
            <text:p>Zhè běn shū zěnmeyàng?</text:p>
          </table:table-cell>
          <table:table-cell office:value-type="string" calcext:value-type="string">
            <text:p>¿Qué tal este libro?</text:p>
          </table:table-cell>
          <table:table-cell table:formula="of:=COM.MICROSOFT.CONCAT([.A139];&quot;|&quot;;[.C139];&quot;|&quot;;[.D139];&quot;|&quot;;&quot;HSK1 Vocabulary&quot;;&quot;|&quot;;[.E139];&quot; - &quot;;[.F139];&quot; - &quot;;[.G139];&quot;|&quot;;[.H139];&quot; - &quot;;[.I139]; &quot; - &quot;; [.J139])" office:value-type="string" office:string-value="怎么样|zěnmeyàng|cómo, qué tal|HSK1 Vocabulary|你怎么样？ - Nǐ zěnmeyàng? - ¿Qué tal estás?|这本书怎么样？ - Zhè běn shū zěnmeyàng? - ¿Qué tal este libro?" calcext:value-type="string">
            <text:p>怎么样|zěnmeyàng|cómo, qué tal|HSK1 Vocabulary|你怎么样？ - Nǐ zěnmeyàng? - ¿Qué tal estás?|这本书怎么样？ - Zhè běn shū zěnmeyàng? - ¿Qué tal este libro?</text:p>
          </table:table-cell>
          <table:table-cell table:formula="of:=COM.MICROSOFT.CONCAT([.A139];&quot;, &quot;;[.E139];[.H139])" office:value-type="string" office:string-value="怎么样, 你怎么样？这本书怎么样？" calcext:value-type="string">
            <text:p>怎么样, 你怎么样？这本书怎么样？</text:p>
          </table:table-cell>
        </table:table-row>
        <table:table-row table:style-name="ro3">
          <table:table-cell office:value-type="string" calcext:value-type="string">
            <text:p>这</text:p>
          </table:table-cell>
          <table:table-cell office:value-type="string" calcext:value-type="string">
            <text:p>文 (escritura) + 辶 (caminar)</text:p>
          </table:table-cell>
          <table:table-cell office:value-type="string" calcext:value-type="string">
            <text:p>zhè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这个人。</text:p>
          </table:table-cell>
          <table:table-cell office:value-type="string" calcext:value-type="string">
            <text:p>Zhè gè rén.</text:p>
          </table:table-cell>
          <table:table-cell office:value-type="string" calcext:value-type="string">
            <text:p>Esta persona.</text:p>
          </table:table-cell>
          <table:table-cell office:value-type="string" calcext:value-type="string">
            <text:p>这本书</text:p>
          </table:table-cell>
          <table:table-cell office:value-type="string" calcext:value-type="string">
            <text:p>zhè běn shū</text:p>
          </table:table-cell>
          <table:table-cell office:value-type="string" calcext:value-type="string">
            <text:p>este libro</text:p>
          </table:table-cell>
          <table:table-cell table:formula="of:=COM.MICROSOFT.CONCAT([.A140];&quot;|&quot;;[.C140];&quot;|&quot;;[.D140];&quot;|&quot;;&quot;HSK1 Vocabulary&quot;;&quot;|&quot;;[.E140];&quot; - &quot;;[.F140];&quot; - &quot;;[.G140];&quot;|&quot;;[.H140];&quot; - &quot;;[.I140]; &quot; - &quot;; [.J140])" office:value-type="string" office:string-value="这|zhè|este|HSK1 Vocabulary|这个人。 - Zhè gè rén. - Esta persona.|这本书 - zhè běn shū - este libro" calcext:value-type="string">
            <text:p>这|zhè|este|HSK1 Vocabulary|这个人。 - Zhè gè rén. - Esta persona.|这本书 - zhè běn shū - este libro</text:p>
          </table:table-cell>
          <table:table-cell table:formula="of:=COM.MICROSOFT.CONCAT([.A140];&quot;, &quot;;[.E140];[.H140])" office:value-type="string" office:string-value="这, 这个人。这本书" calcext:value-type="string">
            <text:p>这, 这个人。这本书</text:p>
          </table:table-cell>
        </table:table-row>
        <table:table-row table:style-name="ro3">
          <table:table-cell office:value-type="string" calcext:value-type="string">
            <text:p>中国</text:p>
          </table:table-cell>
          <table:table-cell office:value-type="string" calcext:value-type="string">
            <text:p>中 (centro) + 国 (país)</text:p>
          </table:table-cell>
          <table:table-cell office:value-type="string" calcext:value-type="string">
            <text:p>Zhōngguó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在中国。</text:p>
          </table:table-cell>
          <table:table-cell office:value-type="string" calcext:value-type="string">
            <text:p>Zài Zhōngguó.</text:p>
          </table:table-cell>
          <table:table-cell office:value-type="string" calcext:value-type="string">
            <text:p>En China.</text:p>
          </table:table-cell>
          <table:table-cell office:value-type="string" calcext:value-type="string">
            <text:p>我是中国人。</text:p>
          </table:table-cell>
          <table:table-cell office:value-type="string" calcext:value-type="string">
            <text:p>Wǒ shì Zhōngguó rén.</text:p>
          </table:table-cell>
          <table:table-cell office:value-type="string" calcext:value-type="string">
            <text:p>Soy chino.</text:p>
          </table:table-cell>
          <table:table-cell table:formula="of:=COM.MICROSOFT.CONCAT([.A141];&quot;|&quot;;[.C141];&quot;|&quot;;[.D141];&quot;|&quot;;&quot;HSK1 Vocabulary&quot;;&quot;|&quot;;[.E141];&quot; - &quot;;[.F141];&quot; - &quot;;[.G141];&quot;|&quot;;[.H141];&quot; - &quot;;[.I141]; &quot; - &quot;; [.J141])" office:value-type="string" office:string-value="中国|Zhōngguó|China|HSK1 Vocabulary|在中国。 - Zài Zhōngguó. - En China.|我是中国人。 - Wǒ shì Zhōngguó rén. - Soy chino." calcext:value-type="string">
            <text:p>中国|Zhōngguó|China|HSK1 Vocabulary|在中国。 - Zài Zhōngguó. - En China.|我是中国人。 - Wǒ shì Zhōngguó rén. - Soy chino.</text:p>
          </table:table-cell>
          <table:table-cell table:formula="of:=COM.MICROSOFT.CONCAT([.A141];&quot;, &quot;;[.E141];[.H141])" office:value-type="string" office:string-value="中国, 在中国。我是中国人。" calcext:value-type="string">
            <text:p>中国, 在中国。我是中国人。</text:p>
          </table:table-cell>
        </table:table-row>
        <table:table-row table:style-name="ro3">
          <table:table-cell office:value-type="string" calcext:value-type="string">
            <text:p>中午</text:p>
          </table:table-cell>
          <table:table-cell office:value-type="string" calcext:value-type="string">
            <text:p>中 (centro) + 午 (mediodía)</text:p>
          </table:table-cell>
          <table:table-cell office:value-type="string" calcext:value-type="string">
            <text:p>zhōngwǔ</text:p>
          </table:table-cell>
          <table:table-cell office:value-type="string" calcext:value-type="string">
            <text:p>mediodía</text:p>
          </table:table-cell>
          <table:table-cell office:value-type="string" calcext:value-type="string">
            <text:p>今天中午。</text:p>
          </table:table-cell>
          <table:table-cell office:value-type="string" calcext:value-type="string">
            <text:p>Jīntiān zhōngwǔ.</text:p>
          </table:table-cell>
          <table:table-cell office:value-type="string" calcext:value-type="string">
            <text:p>Este mediodía.</text:p>
          </table:table-cell>
          <table:table-cell office:value-type="string" calcext:value-type="string">
            <text:p>中午十二点</text:p>
          </table:table-cell>
          <table:table-cell office:value-type="string" calcext:value-type="string">
            <text:p>zhōngwǔ shí'èr diǎn</text:p>
          </table:table-cell>
          <table:table-cell office:value-type="string" calcext:value-type="string">
            <text:p>las doce del mediodía</text:p>
          </table:table-cell>
          <table:table-cell table:formula="of:=COM.MICROSOFT.CONCAT([.A142];&quot;|&quot;;[.C142];&quot;|&quot;;[.D142];&quot;|&quot;;&quot;HSK1 Vocabulary&quot;;&quot;|&quot;;[.E142];&quot; - &quot;;[.F142];&quot; - &quot;;[.G142];&quot;|&quot;;[.H142];&quot; - &quot;;[.I142]; &quot; - &quot;; [.J142])" office:value-type="string" office:string-value="中午|zhōngwǔ|mediodía|HSK1 Vocabulary|今天中午。 - Jīntiān zhōngwǔ. - Este mediodía.|中午十二点 - zhōngwǔ shí'èr diǎn - las doce del mediodía" calcext:value-type="string">
            <text:p>中午|zhōngwǔ|mediodía|HSK1 Vocabulary|今天中午。 - Jīntiān zhōngwǔ. - Este mediodía.|中午十二点 - zhōngwǔ shí'èr diǎn - las doce del mediodía</text:p>
          </table:table-cell>
          <table:table-cell table:formula="of:=COM.MICROSOFT.CONCAT([.A142];&quot;, &quot;;[.E142];[.H142])" office:value-type="string" office:string-value="中午, 今天中午。中午十二点" calcext:value-type="string">
            <text:p>中午, 今天中午。中午十二点</text:p>
          </table:table-cell>
        </table:table-row>
        <table:table-row table:style-name="ro3">
          <table:table-cell office:value-type="string" calcext:value-type="string">
            <text:p>住</text:p>
          </table:table-cell>
          <table:table-cell office:value-type="string" calcext:value-type="string">
            <text:p>亻 (persona) + 主 (maestro)</text:p>
          </table:table-cell>
          <table:table-cell office:value-type="string" calcext:value-type="string">
            <text:p>zhù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住在中国。</text:p>
          </table:table-cell>
          <table:table-cell office:value-type="string" calcext:value-type="string">
            <text:p>Zhù zài Zhōngguó.</text:p>
          </table:table-cell>
          <table:table-cell office:value-type="string" calcext:value-type="string">
            <text:p>Vivir en China.</text:p>
          </table:table-cell>
          <table:table-cell office:value-type="string" calcext:value-type="string">
            <text:p>我住在北京。</text:p>
          </table:table-cell>
          <table:table-cell office:value-type="string" calcext:value-type="string">
            <text:p>Wǒ zhù zài Běijīng.</text:p>
          </table:table-cell>
          <table:table-cell office:value-type="string" calcext:value-type="string">
            <text:p>Vivo en Pekín.</text:p>
          </table:table-cell>
          <table:table-cell table:formula="of:=COM.MICROSOFT.CONCAT([.A143];&quot;|&quot;;[.C143];&quot;|&quot;;[.D143];&quot;|&quot;;&quot;HSK1 Vocabulary&quot;;&quot;|&quot;;[.E143];&quot; - &quot;;[.F143];&quot; - &quot;;[.G143];&quot;|&quot;;[.H143];&quot; - &quot;;[.I143]; &quot; - &quot;; [.J143])" office:value-type="string" office:string-value="住|zhù|vivir|HSK1 Vocabulary|住在中国。 - Zhù zài Zhōngguó. - Vivir en China.|我住在北京。 - Wǒ zhù zài Běijīng. - Vivo en Pekín." calcext:value-type="string">
            <text:p>住|zhù|vivir|HSK1 Vocabulary|住在中国。 - Zhù zài Zhōngguó. - Vivir en China.|我住在北京。 - Wǒ zhù zài Běijīng. - Vivo en Pekín.</text:p>
          </table:table-cell>
          <table:table-cell table:formula="of:=COM.MICROSOFT.CONCAT([.A143];&quot;, &quot;;[.E143];[.H143])" office:value-type="string" office:string-value="住, 住在中国。我住在北京。" calcext:value-type="string">
            <text:p>住, 住在中国。我住在北京。</text:p>
          </table:table-cell>
        </table:table-row>
        <table:table-row table:style-name="ro3">
          <table:table-cell office:value-type="string" calcext:value-type="string">
            <text:p>桌子</text:p>
          </table:table-cell>
          <table:table-cell office:value-type="string" calcext:value-type="string">
            <text:p>木 (madera) + 卓 (sobresalir)</text:p>
          </table:table-cell>
          <table:table-cell office:value-type="string" calcext:value-type="string">
            <text:p>zhuōzi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一张桌子。</text:p>
          </table:table-cell>
          <table:table-cell office:value-type="string" calcext:value-type="string">
            <text:p>Yì zhāng zhuōzi.</text:p>
          </table:table-cell>
          <table:table-cell office:value-type="string" calcext:value-type="string">
            <text:p>Una mesa.</text:p>
          </table:table-cell>
          <table:table-cell office:value-type="string" calcext:value-type="string">
            <text:p>桌子很大。</text:p>
          </table:table-cell>
          <table:table-cell office:value-type="string" calcext:value-type="string">
            <text:p>Zhuōzi hěn dà.</text:p>
          </table:table-cell>
          <table:table-cell office:value-type="string" calcext:value-type="string">
            <text:p>La mesa es muy grande.</text:p>
          </table:table-cell>
          <table:table-cell table:formula="of:=COM.MICROSOFT.CONCAT([.A144];&quot;|&quot;;[.C144];&quot;|&quot;;[.D144];&quot;|&quot;;&quot;HSK1 Vocabulary&quot;;&quot;|&quot;;[.E144];&quot; - &quot;;[.F144];&quot; - &quot;;[.G144];&quot;|&quot;;[.H144];&quot; - &quot;;[.I144]; &quot; - &quot;; [.J144])" office:value-type="string" office:string-value="桌子|zhuōzi|mesa|HSK1 Vocabulary|一张桌子。 - Yì zhāng zhuōzi. - Una mesa.|桌子很大。 - Zhuōzi hěn dà. - La mesa es muy grande." calcext:value-type="string">
            <text:p>桌子|zhuōzi|mesa|HSK1 Vocabulary|一张桌子。 - Yì zhāng zhuōzi. - Una mesa.|桌子很大。 - Zhuōzi hěn dà. - La mesa es muy grande.</text:p>
          </table:table-cell>
          <table:table-cell table:formula="of:=COM.MICROSOFT.CONCAT([.A144];&quot;, &quot;;[.E144];[.H144])" office:value-type="string" office:string-value="桌子, 一张桌子。桌子很大。" calcext:value-type="string">
            <text:p>桌子, 一张桌子。桌子很大。</text:p>
          </table:table-cell>
        </table:table-row>
        <table:table-row table:style-name="ro3">
          <table:table-cell office:value-type="string" calcext:value-type="string">
            <text:p>字</text:p>
          </table:table-cell>
          <table:table-cell office:value-type="string" calcext:value-type="string">
            <text:p>宀 (techo) + 子 (niño)</text:p>
          </table:table-cell>
          <table:table-cell office:value-type="string" calcext:value-type="string">
            <text:p>zì</text:p>
          </table:table-cell>
          <table:table-cell office:value-type="string" calcext:value-type="string">
            <text:p>carácter, palabra</text:p>
          </table:table-cell>
          <table:table-cell office:value-type="string" calcext:value-type="string">
            <text:p>写字。</text:p>
          </table:table-cell>
          <table:table-cell office:value-type="string" calcext:value-type="string">
            <text:p>Xiě zì.</text:p>
          </table:table-cell>
          <table:table-cell office:value-type="string" calcext:value-type="string">
            <text:p>Escribir caracteres.</text:p>
          </table:table-cell>
          <table:table-cell office:value-type="string" calcext:value-type="string">
            <text:p>这个字</text:p>
          </table:table-cell>
          <table:table-cell office:value-type="string" calcext:value-type="string">
            <text:p>zhè gè zì</text:p>
          </table:table-cell>
          <table:table-cell office:value-type="string" calcext:value-type="string">
            <text:p>este carácter</text:p>
          </table:table-cell>
          <table:table-cell table:formula="of:=COM.MICROSOFT.CONCAT([.A145];&quot;|&quot;;[.C145];&quot;|&quot;;[.D145];&quot;|&quot;;&quot;HSK1 Vocabulary&quot;;&quot;|&quot;;[.E145];&quot; - &quot;;[.F145];&quot; - &quot;;[.G145];&quot;|&quot;;[.H145];&quot; - &quot;;[.I145]; &quot; - &quot;; [.J145])" office:value-type="string" office:string-value="字|zì|carácter, palabra|HSK1 Vocabulary|写字。 - Xiě zì. - Escribir caracteres.|这个字 - zhè gè zì - este carácter" calcext:value-type="string">
            <text:p>字|zì|carácter, palabra|HSK1 Vocabulary|写字。 - Xiě zì. - Escribir caracteres.|这个字 - zhè gè zì - este carácter</text:p>
          </table:table-cell>
          <table:table-cell table:formula="of:=COM.MICROSOFT.CONCAT([.A145];&quot;, &quot;;[.E145];[.H145])" office:value-type="string" office:string-value="字, 写字。这个字" calcext:value-type="string">
            <text:p>字, 写字。这个字</text:p>
          </table:table-cell>
        </table:table-row>
        <table:table-row table:style-name="ro3">
          <table:table-cell office:value-type="string" calcext:value-type="string">
            <text:p>昨天</text:p>
          </table:table-cell>
          <table:table-cell office:value-type="string" calcext:value-type="string">
            <text:p>昨 (ayer) + 天 (día)</text:p>
          </table:table-cell>
          <table:table-cell office:value-type="string" calcext:value-type="string">
            <text:p>zuótiān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昨天很好。</text:p>
          </table:table-cell>
          <table:table-cell office:value-type="string" calcext:value-type="string">
            <text:p>Zuótiān hěn hǎo.</text:p>
          </table:table-cell>
          <table:table-cell office:value-type="string" calcext:value-type="string">
            <text:p>Ayer estuvo muy bien.</text:p>
          </table:table-cell>
          <table:table-cell office:value-type="string" calcext:value-type="string">
            <text:p>昨天星期一。</text:p>
          </table:table-cell>
          <table:table-cell office:value-type="string" calcext:value-type="string">
            <text:p>Zuótiān xīngqīyī.</text:p>
          </table:table-cell>
          <table:table-cell office:value-type="string" calcext:value-type="string">
            <text:p>Ayer fue lunes.</text:p>
          </table:table-cell>
          <table:table-cell table:formula="of:=COM.MICROSOFT.CONCAT([.A146];&quot;|&quot;;[.C146];&quot;|&quot;;[.D146];&quot;|&quot;;&quot;HSK1 Vocabulary&quot;;&quot;|&quot;;[.E146];&quot; - &quot;;[.F146];&quot; - &quot;;[.G146];&quot;|&quot;;[.H146];&quot; - &quot;;[.I146]; &quot; - &quot;; [.J146])" office:value-type="string" office:string-value="昨天|zuótiān|ayer|HSK1 Vocabulary|昨天很好。 - Zuótiān hěn hǎo. - Ayer estuvo muy bien.|昨天星期一。 - Zuótiān xīngqīyī. - Ayer fue lunes." calcext:value-type="string">
            <text:p>昨天|zuótiān|ayer|HSK1 Vocabulary|昨天很好。 - Zuótiān hěn hǎo. - Ayer estuvo muy bien.|昨天星期一。 - Zuótiān xīngqīyī. - Ayer fue lunes.</text:p>
          </table:table-cell>
          <table:table-cell table:formula="of:=COM.MICROSOFT.CONCAT([.A146];&quot;, &quot;;[.E146];[.H146])" office:value-type="string" office:string-value="昨天, 昨天很好。昨天星期一。" calcext:value-type="string">
            <text:p>昨天, 昨天很好。昨天星期一。</text:p>
          </table:table-cell>
        </table:table-row>
        <table:table-row table:style-name="ro2">
          <table:table-cell office:value-type="string" calcext:value-type="string">
            <text:p>坐</text:p>
          </table:table-cell>
          <table:table-cell office:value-type="string" calcext:value-type="string">
            <text:p>人 (persona) + 人 (persona) + 土 (tierra)</text:p>
          </table:table-cell>
          <table:table-cell office:value-type="string" calcext:value-type="string">
            <text:p>zuò</text:p>
          </table:table-cell>
          <table:table-cell office:value-type="string" calcext:value-type="string">
            <text:p>sentarse</text:p>
          </table:table-cell>
          <table:table-cell office:value-type="string" calcext:value-type="string">
            <text:p>请坐。</text:p>
          </table:table-cell>
          <table:table-cell office:value-type="string" calcext:value-type="string">
            <text:p>Qǐng zuò.</text:p>
          </table:table-cell>
          <table:table-cell office:value-type="string" calcext:value-type="string">
            <text:p>Por favor, siéntate.</text:p>
          </table:table-cell>
          <table:table-cell office:value-type="string" calcext:value-type="string">
            <text:p>我坐。</text:p>
          </table:table-cell>
          <table:table-cell office:value-type="string" calcext:value-type="string">
            <text:p>Wǒ zuò.</text:p>
          </table:table-cell>
          <table:table-cell office:value-type="string" calcext:value-type="string">
            <text:p>Me siento.</text:p>
          </table:table-cell>
          <table:table-cell table:formula="of:=COM.MICROSOFT.CONCAT([.A147];&quot;|&quot;;[.C147];&quot;|&quot;;[.D147];&quot;|&quot;;&quot;HSK1 Vocabulary&quot;;&quot;|&quot;;[.E147];&quot; - &quot;;[.F147];&quot; - &quot;;[.G147];&quot;|&quot;;[.H147];&quot; - &quot;;[.I147]; &quot; - &quot;; [.J147])" office:value-type="string" office:string-value="坐|zuò|sentarse|HSK1 Vocabulary|请坐。 - Qǐng zuò. - Por favor, siéntate.|我坐。 - Wǒ zuò. - Me siento." calcext:value-type="string">
            <text:p>坐|zuò|sentarse|HSK1 Vocabulary|请坐。 - Qǐng zuò. - Por favor, siéntate.|我坐。 - Wǒ zuò. - Me siento.</text:p>
          </table:table-cell>
          <table:table-cell table:formula="of:=COM.MICROSOFT.CONCAT([.A147];&quot;, &quot;;[.E147];[.H147])" office:value-type="string" office:string-value="坐, 请坐。我坐。" calcext:value-type="string">
            <text:p>坐, 请坐。我坐。</text:p>
          </table:table-cell>
        </table:table-row>
        <table:table-row table:style-name="ro4">
          <table:table-cell office:value-type="string" calcext:value-type="string">
            <text:p>做</text:p>
          </table:table-cell>
          <table:table-cell office:value-type="string" calcext:value-type="string">
            <text:p>亻 (persona) + 故 (antiguo/historia)</text:p>
          </table:table-cell>
          <table:table-cell office:value-type="string" calcext:value-type="string">
            <text:p>zuò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做饭。</text:p>
          </table:table-cell>
          <table:table-cell office:value-type="string" calcext:value-type="string">
            <text:p>Zuò fàn.</text:p>
          </table:table-cell>
          <table:table-cell office:value-type="string" calcext:value-type="string">
            <text:p>Hacer la comida.</text:p>
          </table:table-cell>
          <table:table-cell office:value-type="string" calcext:value-type="string">
            <text:p>做什么？</text:p>
          </table:table-cell>
          <table:table-cell office:value-type="string" calcext:value-type="string">
            <text:p>Zuò shénme?</text:p>
          </table:table-cell>
          <table:table-cell office:value-type="string" calcext:value-type="string">
            <text:p>¿Qué haces?</text:p>
          </table:table-cell>
          <table:table-cell table:formula="of:=COM.MICROSOFT.CONCAT([.A148];&quot;|&quot;;[.C148];&quot;|&quot;;[.D148];&quot;|&quot;;&quot;HSK1 Vocabulary&quot;;&quot;|&quot;;[.E148];&quot; - &quot;;[.F148];&quot; - &quot;;[.G148];&quot;|&quot;;[.H148];&quot; - &quot;;[.I148]; &quot; - &quot;; [.J148])" office:value-type="string" office:string-value="做|zuò|hacer|HSK1 Vocabulary|做饭。 - Zuò fàn. - Hacer la comida.|做什么？ - Zuò shénme? - ¿Qué haces?" calcext:value-type="string">
            <text:p>做|zuò|hacer|HSK1 Vocabulary|做饭。 - Zuò fàn. - Hacer la comida.|做什么？ - Zuò shénme? - ¿Qué haces?</text:p>
          </table:table-cell>
          <table:table-cell table:formula="of:=COM.MICROSOFT.CONCAT([.A148];&quot;, &quot;;[.E148];[.H148])" office:value-type="string" office:string-value="做, 做饭。做什么？" calcext:value-type="string">
            <text:p>做, 做饭。做什么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14:23:40.159293824</meta:creation-date>
    <dc:date>2025-09-01T14:54:18.575907413</dc:date>
    <meta:editing-duration>PT19M10S</meta:editing-duration>
    <meta:editing-cycles>1</meta:editing-cycles>
    <meta:document-statistic meta:table-count="1" meta:cell-count="1775" meta:object-count="0"/>
    <meta:generator>LibreOffice/25.2.5.2$Linux_X86_64 LibreOffice_project/fb4792146257752f54eab576deb869869b108571</meta:generator>
  </office:meta>
</office:document-meta>
</file>